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44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Obliczenia" style:data-style-name="N0">
      <style:table-cell-properties fo:border="thin solid #000000" style:vertical-align="automatic" fo:background-color="#548235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Obliczenia" style:data-style-name="N0">
      <style:table-cell-properties fo:border="thin solid #000000" fo:background-color="#F2F2F2"/>
      <style:text-properties fo:color="#000000" fo:font-weight="bold" style:font-weight-asian="bold" style:font-weight-complex="bold"/>
    </style:style>
    <style:style style:name="ce8" style:family="table-cell" style:parent-style-name="Obliczenia" style:data-style-name="N0">
      <style:table-cell-properties fo:border="thin solid #000000" style:vertical-align="middle" fo:background-color="#C6E0B4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ane_32_wyj_347_ciowe" style:data-style-name="N0">
      <style:table-cell-properties fo:border-top="thin solid #3F3F3F" fo:border-bottom="thin solid #3F3F3F" fo:border-left="none" fo:border-right="thin solid #3F3F3F" style:vertical-align="middle" fo:background-color="#BDD7E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ane_32_wyj_347_ciowe" style:data-style-name="N0">
      <style:table-cell-properties fo:border="thin solid #3F3F3F" style:vertical-align="middle" fo:background-color="#BDD7E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ane_32_wyj_347_ciowe" style:data-style-name="N0">
      <style:table-cell-properties fo:border="thin solid #3F3F3F" style:vertical-align="automatic" fo:background-color="#9BC2E6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ane_32_wyj_347_ciowe" style:data-style-name="N0">
      <style:table-cell-properties fo:border="thin solid #3F3F3F" fo:background-color="#F2F2F2"/>
      <style:text-properties fo:color="#000000" fo:font-weight="bold" style:font-weight-asian="bold" style:font-weight-complex="bold"/>
    </style:style>
    <style:style style:name="ce13" style:family="table-cell" style:parent-style-name="Obliczenia" style:data-style-name="N0">
      <style:table-cell-properties fo:border="thin solid #000000" style:vertical-align="middle" fo:wrap-option="wrap" fo:background-color="#92D050" style:rotation-angle="90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ane_32_wyj_347_ciowe" style:data-style-name="N0">
      <style:table-cell-properties fo:border-top="thin solid #3F3F3F" fo:border-bottom="thin solid #3F3F3F" fo:border-left="none" fo:border-right="thin solid #3F3F3F" style:vertical-align="middle" fo:wrap-option="wrap" fo:background-color="#2F75B5" style:rotation-angle="90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Obliczenia" style:data-style-name="N0">
      <style:table-cell-properties fo:border="thin solid #000000" style:vertical-align="automatic" fo:wrap-option="wrap" fo:background-color="#92D050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ane_32_wyj_347_ciowe" style:data-style-name="N0">
      <style:table-cell-properties fo:border="thin solid #3F3F3F" style:vertical-align="automatic" fo:background-color="#2F75B5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ane_32_wyj_347_ciowe" style:data-style-name="N0">
      <style:table-cell-properties fo:border-top="thin solid #3F3F3F" fo:border-bottom="thin solid #3F3F3F" fo:border-left="thin solid #000000" fo:border-right="thin solid #3F3F3F" style:vertical-align="middle" fo:wrap-option="wrap" fo:background-color="#2F75B5" style:rotation-angle="90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ane_32_wyj_347_ciowe" style:data-style-name="N0">
      <style:table-cell-properties fo:border-top="thin solid #3F3F3F" fo:border-bottom="thin solid #3F3F3F" fo:border-left="thin solid #000000" fo:border-right="thin solid #3F3F3F" style:vertical-align="middle" fo:background-color="#BDD7EE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5875cm" style:use-optimal-column-width="true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64583333333333cm" style:use-optimal-column-width="true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czas:<text:s/></text:p>
          </table:table-cell>
          <table:table-cell office:value-type="string" table:style-name="ce1">
            <text:p><text:s/>ro:<text:s/></text:p>
          </table:table-cell>
          <table:table-cell office:value-type="string" table:style-name="ce1">
            <text:p><text:s/>Punkty:</text:p>
          </table:table-cell>
          <table:table-cell table:number-columns-repeated="16381" table:style-name="ce1"/>
        </table:table-row>
        <table:table-row table:style-name="ro1">
          <table:table-cell office:value-type="float" office:value="2.3060000000000001E-2" table:style-name="ce2">
            <text:p>0,0230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2.1208999999999999E-2" table:style-name="ce2">
            <text:p>0,02120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2.2114999999999999E-2" table:style-name="ce2">
            <text:p>0,02211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2.2033000000000001E-2" table:style-name="ce2">
            <text:p>0,02203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9" table:style-name="ce1"/>
          <table:table-cell table:style-name="ce1">
            <draw:frame draw:z-index="1" draw:id="id0" draw:style-name="a0" draw:name="Wykres 1" svg:x="0.02083in" svg:y="0.07292in" svg:width="6.89583in" svg:height="4.55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2.2949000000000001E-2" table:style-name="ce2">
            <text:p>0,02294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2.2877000000000002E-2" table:style-name="ce2">
            <text:p>0,02287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2.2227E-2" table:style-name="ce2">
            <text:p>0,02222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2.3862999999999999E-2" table:style-name="ce2">
            <text:p>0,02386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4">
            <text:p>Średnia z czas:<text:s/></text:p>
          </table:table-cell>
          <table:table-cell office:value-type="string" table:style-name="ce4">
            <text:p>Etykiety kolumn</text:p>
          </table:table-cell>
          <table:table-cell table:number-columns-repeated="16376" table:style-name="ce1"/>
        </table:table-row>
        <table:table-row table:style-name="ro1">
          <table:table-cell office:value-type="float" office:value="2.2799E-2" table:style-name="ce2">
            <text:p>0,02279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4">
            <text:p>Etykiety wierszy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uma końcowa</text:p>
          </table:table-cell>
          <table:table-cell table:number-columns-repeated="16372"/>
        </table:table-row>
        <table:table-row table:style-name="ro1">
          <table:table-cell office:value-type="float" office:value="2.1139000000000002E-2" table:style-name="ce2">
            <text:p>0,02113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5">
            <text:p>10</text:p>
          </table:table-cell>
          <table:table-cell office:value-type="float" office:value="2.2282799999999998E-2" table:style-name="ce2">
            <text:p>0,0222828</text:p>
          </table:table-cell>
          <table:table-cell office:value-type="float" office:value="3.7099420000000015E-2" table:style-name="ce2">
            <text:p>0,03709942</text:p>
          </table:table-cell>
          <table:table-cell office:value-type="float" office:value="5.046494E-2" table:style-name="ce2">
            <text:p>0,05046494</text:p>
          </table:table-cell>
          <table:table-cell office:value-type="float" office:value="0.11927797000000004" table:style-name="ce2">
            <text:p>0,11927797</text:p>
          </table:table-cell>
          <table:table-cell office:value-type="float" office:value="5.7281282499999982E-2" table:style-name="ce2">
            <text:p>0,057281283</text:p>
          </table:table-cell>
          <table:table-cell table:number-columns-repeated="16372"/>
        </table:table-row>
        <table:table-row table:style-name="ro1">
          <table:table-cell office:value-type="float" office:value="2.3035E-2" table:style-name="ce2">
            <text:p>0,02303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30" table:style-name="ce5">
            <text:p>30</text:p>
          </table:table-cell>
          <table:table-cell office:value-type="float" office:value="0.51238929000000022" table:style-name="ce2">
            <text:p>0,51238929</text:p>
          </table:table-cell>
          <table:table-cell office:value-type="float" office:value="0.67374362000000021" table:style-name="ce2">
            <text:p>0,67374362</text:p>
          </table:table-cell>
          <table:table-cell office:value-type="float" office:value="0.88299285999999966" table:style-name="ce2">
            <text:p>0,88299286</text:p>
          </table:table-cell>
          <table:table-cell office:value-type="float" office:value="1.0775331600000002" table:style-name="ce2">
            <text:p>1,07753316</text:p>
          </table:table-cell>
          <table:table-cell office:value-type="float" office:value="0.78666473250000057" table:style-name="ce2">
            <text:p>0,786664733</text:p>
          </table:table-cell>
          <table:table-cell table:number-columns-repeated="16372"/>
        </table:table-row>
        <table:table-row table:style-name="ro1">
          <table:table-cell office:value-type="float" office:value="2.2800000000000001E-2" table:style-name="ce2">
            <text:p>0,022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50" table:style-name="ce5">
            <text:p>50</text:p>
          </table:table-cell>
          <table:table-cell office:value-type="float" office:value="1.3394053000000006" table:style-name="ce2">
            <text:p>1,3394053</text:p>
          </table:table-cell>
          <table:table-cell office:value-type="float" office:value="2.6139505000000001" table:style-name="ce2">
            <text:p>2,6139505</text:p>
          </table:table-cell>
          <table:table-cell office:value-type="float" office:value="4.1073374000000005" table:style-name="ce2">
            <text:p>4,1073374</text:p>
          </table:table-cell>
          <table:table-cell office:value-type="float" office:value="5.2175900999999998" table:style-name="ce2">
            <text:p>5,2175901</text:p>
          </table:table-cell>
          <table:table-cell office:value-type="float" office:value="3.3195708250000013" table:style-name="ce2">
            <text:p>3,319570825</text:p>
          </table:table-cell>
          <table:table-cell table:number-columns-repeated="16372"/>
        </table:table-row>
        <table:table-row table:style-name="ro1">
          <table:table-cell office:value-type="float" office:value="2.3484999999999999E-2" table:style-name="ce2">
            <text:p>0,02348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70" table:style-name="ce5">
            <text:p>70</text:p>
          </table:table-cell>
          <table:table-cell office:value-type="float" office:value="3.8175445000000012" table:style-name="ce2">
            <text:p>3,8175445</text:p>
          </table:table-cell>
          <table:table-cell office:value-type="float" office:value="7.2959254999999992" table:style-name="ce2">
            <text:p>7,2959255</text:p>
          </table:table-cell>
          <table:table-cell office:value-type="float" office:value="13.214188000000004" table:style-name="ce2">
            <text:p>13,214188</text:p>
          </table:table-cell>
          <table:table-cell office:value-type="float" office:value="15.796215000000002" table:style-name="ce2">
            <text:p>15,796215</text:p>
          </table:table-cell>
          <table:table-cell office:value-type="float" office:value="10.030968249999999" table:style-name="ce2">
            <text:p>10,03096825</text:p>
          </table:table-cell>
          <table:table-cell table:number-columns-repeated="16372"/>
        </table:table-row>
        <table:table-row table:style-name="ro1">
          <table:table-cell office:value-type="float" office:value="2.2846999999999999E-2" table:style-name="ce2">
            <text:p>0,02284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0" table:style-name="ce5">
            <text:p>100</text:p>
          </table:table-cell>
          <table:table-cell office:value-type="float" office:value="11.158765699999998" table:style-name="ce2">
            <text:p>11,1587657</text:p>
          </table:table-cell>
          <table:table-cell office:value-type="float" office:value="23.683584" table:style-name="ce2">
            <text:p>23,683584</text:p>
          </table:table-cell>
          <table:table-cell office:value-type="float" office:value="35.643180999999998" table:style-name="ce2">
            <text:p>35,643181</text:p>
          </table:table-cell>
          <table:table-cell office:value-type="float" office:value="46.97658400000001" table:style-name="ce2">
            <text:p>46,976584</text:p>
          </table:table-cell>
          <table:table-cell office:value-type="float" office:value="29.365528674999972" table:style-name="ce2">
            <text:p>29,36552868</text:p>
          </table:table-cell>
          <table:table-cell table:number-columns-repeated="16372"/>
        </table:table-row>
        <table:table-row table:style-name="ro1">
          <table:table-cell office:value-type="float" office:value="2.3772000000000001E-2" table:style-name="ce2">
            <text:p>0,02377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5">
            <text:p>Suma końcowa</text:p>
          </table:table-cell>
          <table:table-cell office:value-type="float" office:value="3.3700775179999996" table:style-name="ce2">
            <text:p>3,370077518</text:p>
          </table:table-cell>
          <table:table-cell office:value-type="float" office:value="6.8608606079999985" table:style-name="ce2">
            <text:p>6,860860608</text:p>
          </table:table-cell>
          <table:table-cell office:value-type="float" office:value="10.779632839999996" table:style-name="ce2">
            <text:p>10,77963284</text:p>
          </table:table-cell>
          <table:table-cell office:value-type="float" office:value="13.83744004600001" table:style-name="ce2">
            <text:p>13,83744005</text:p>
          </table:table-cell>
          <table:table-cell office:value-type="float" office:value="8.7120027529999948" table:style-name="ce2">
            <text:p>8,712002753</text:p>
          </table:table-cell>
          <table:table-cell table:number-columns-repeated="16372"/>
        </table:table-row>
        <table:table-row table:style-name="ro1">
          <table:table-cell office:value-type="float" office:value="2.0906999999999999E-2" table:style-name="ce2">
            <text:p>0,02090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526999999999998E-2" table:style-name="ce2">
            <text:p>0,02252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147999999999998E-2" table:style-name="ce2">
            <text:p>0,02314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279999999999999E-2" table:style-name="ce2">
            <text:p>0,0232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845E-2" table:style-name="ce2">
            <text:p>0,02184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865E-2" table:style-name="ce2">
            <text:p>0,02286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853999999999998E-2" table:style-name="ce2">
            <text:p>0,02185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864999999999999E-2" table:style-name="ce2">
            <text:p>0,02186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157000000000001E-2" table:style-name="ce2">
            <text:p>0,02315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047000000000001E-2" table:style-name="ce2">
            <text:p>0,02204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0434999999999998E-2" table:style-name="ce2">
            <text:p>0,02043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701999999999999E-2" table:style-name="ce2">
            <text:p>0,02170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541000000000001E-2" table:style-name="ce2">
            <text:p>0,02154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034000000000002E-2" table:style-name="ce2">
            <text:p>0,02203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212999999999999E-2" table:style-name="ce2">
            <text:p>0,02121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401999999999998E-2" table:style-name="ce2">
            <text:p>0,02240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825999999999999E-2" table:style-name="ce2">
            <text:p>0,02282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738999999999999E-2" table:style-name="ce2">
            <text:p>0,02273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4364E-2" table:style-name="ce2">
            <text:p>0,02436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209E-2" table:style-name="ce2">
            <text:p>0,02320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292999999999999E-2" table:style-name="ce2">
            <text:p>0,02129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338999999999999E-2" table:style-name="ce2">
            <text:p>0,02333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768E-2" table:style-name="ce2">
            <text:p>0,02276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545E-2" table:style-name="ce2">
            <text:p>0,02354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33E-2" table:style-name="ce2">
            <text:p>0,0233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728999999999998E-2" table:style-name="ce2">
            <text:p>0,02172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388000000000001E-2" table:style-name="ce2">
            <text:p>0,02138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395000000000001E-2" table:style-name="ce2">
            <text:p>0,02139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010000000000001E-2" table:style-name="ce2">
            <text:p>0,0210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664000000000001E-2" table:style-name="ce2">
            <text:p>0,02366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394000000000001E-2" table:style-name="ce2">
            <text:p>0,02239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827E-2" table:style-name="ce2">
            <text:p>0,02282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687999999999999E-2" table:style-name="ce2">
            <text:p>0,02168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303E-2" table:style-name="ce2">
            <text:p>0,02230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304000000000001E-2" table:style-name="ce2">
            <text:p>0,02230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742999999999999E-2" table:style-name="ce2">
            <text:p>0,02274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0646000000000001E-2" table:style-name="ce2">
            <text:p>0,02064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511E-2" table:style-name="ce2">
            <text:p>0,02251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433000000000001E-2" table:style-name="ce2">
            <text:p>0,02143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406999999999999E-2" table:style-name="ce2">
            <text:p>0,02140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536E-2" table:style-name="ce2">
            <text:p>0,0225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360000000000001E-2" table:style-name="ce2">
            <text:p>0,022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272000000000001E-2" table:style-name="ce2">
            <text:p>0,02327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547E-2" table:style-name="ce2">
            <text:p>0,02154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192E-2" table:style-name="ce2">
            <text:p>0,02219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652000000000001E-2" table:style-name="ce2">
            <text:p>0,02165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318E-2" table:style-name="ce2">
            <text:p>0,02131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016999999999998E-2" table:style-name="ce2">
            <text:p>0,02201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475000000000001E-2" table:style-name="ce2">
            <text:p>0,02147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835999999999999E-2" table:style-name="ce2">
            <text:p>0,0228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365E-2" table:style-name="ce2">
            <text:p>0,02336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344999999999999E-2" table:style-name="ce2">
            <text:p>0,02134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963000000000001E-2" table:style-name="ce2">
            <text:p>0,02296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710999999999999E-2" table:style-name="ce2">
            <text:p>0,02371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036E-2" table:style-name="ce2">
            <text:p>0,0220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977E-2" table:style-name="ce2">
            <text:p>0,02197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518E-2" table:style-name="ce2">
            <text:p>0,02251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008E-2" table:style-name="ce2">
            <text:p>0,02200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499000000000001E-2" table:style-name="ce2">
            <text:p>0,02149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135999999999999E-2" table:style-name="ce2">
            <text:p>0,0211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116E-2" table:style-name="ce2">
            <text:p>0,02211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118000000000001E-2" table:style-name="ce2">
            <text:p>0,02111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633E-2" table:style-name="ce2">
            <text:p>0,02263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282E-2" table:style-name="ce2">
            <text:p>0,02228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091E-2" table:style-name="ce2">
            <text:p>0,02209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293E-2" table:style-name="ce2">
            <text:p>0,02229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507999999999999E-2" table:style-name="ce2">
            <text:p>0,02150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281000000000001E-2" table:style-name="ce2">
            <text:p>0,02128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102E-2" table:style-name="ce2">
            <text:p>0,02210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668E-2" table:style-name="ce2">
            <text:p>0,02166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746000000000001E-2" table:style-name="ce2">
            <text:p>0,02174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714999999999999E-2" table:style-name="ce2">
            <text:p>0,02271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642E-2" table:style-name="ce2">
            <text:p>0,02364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731999999999999E-2" table:style-name="ce2">
            <text:p>0,02273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657E-2" table:style-name="ce2">
            <text:p>0,02265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032E-2" table:style-name="ce2">
            <text:p>0,02203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715999999999999E-2" table:style-name="ce2">
            <text:p>0,02171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786000000000001E-2" table:style-name="ce2">
            <text:p>0,02278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683000000000001E-2" table:style-name="ce2">
            <text:p>0,02168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815000000000001E-2" table:style-name="ce2">
            <text:p>0,02181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904000000000001E-2" table:style-name="ce2">
            <text:p>0,02290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3369000000000001E-2" table:style-name="ce2">
            <text:p>0,02336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336000000000001E-2" table:style-name="ce2">
            <text:p>0,0213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1961000000000001E-2" table:style-name="ce2">
            <text:p>0,02196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.2443999999999999E-2" table:style-name="ce2">
            <text:p>0,02244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40000000000002E-2" table:style-name="ce2">
            <text:p>0,0372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263999999999998E-2" table:style-name="ce2">
            <text:p>0,03626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50999999999997E-2" table:style-name="ce2">
            <text:p>0,03645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35999999999999E-2" table:style-name="ce2">
            <text:p>0,03773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33999999999997E-2" table:style-name="ce2">
            <text:p>0,03703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978999999999998E-2" table:style-name="ce2">
            <text:p>0,03697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054999999999997E-2" table:style-name="ce2">
            <text:p>0,03605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007999999999998E-2" table:style-name="ce2">
            <text:p>0,03600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88E-2" table:style-name="ce2">
            <text:p>0,03648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14000000000002E-2" table:style-name="ce2">
            <text:p>0,03641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170000000000003E-2" table:style-name="ce2">
            <text:p>0,0391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25999999999997E-2" table:style-name="ce2">
            <text:p>0,03632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697E-2" table:style-name="ce2">
            <text:p>0,03669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268000000000002E-2" table:style-name="ce2">
            <text:p>0,03626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79E-2" table:style-name="ce2">
            <text:p>0,03727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811000000000003E-2" table:style-name="ce2">
            <text:p>0,03681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359000000000003E-2" table:style-name="ce2">
            <text:p>0,03735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21000000000002E-2" table:style-name="ce2">
            <text:p>0,03642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559000000000001E-2" table:style-name="ce2">
            <text:p>0,03655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5128000000000003E-2" table:style-name="ce2">
            <text:p>0,05512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220000000000002E-2" table:style-name="ce2">
            <text:p>0,0362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485000000000003E-2" table:style-name="ce2">
            <text:p>0,03548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269999999999997E-2" table:style-name="ce2">
            <text:p>0,0362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4639000000000003E-2" table:style-name="ce2">
            <text:p>0,03463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957999999999998E-2" table:style-name="ce2">
            <text:p>0,03695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616000000000003E-2" table:style-name="ce2">
            <text:p>0,03661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046000000000002E-2" table:style-name="ce2">
            <text:p>0,03604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991999999999997E-2" table:style-name="ce2">
            <text:p>0,03699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959999999999999E-2" table:style-name="ce2">
            <text:p>0,0359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01000000000001E-2" table:style-name="ce2">
            <text:p>0,03850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868999999999999E-2" table:style-name="ce2">
            <text:p>0,03686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674999999999999E-2" table:style-name="ce2">
            <text:p>0,03667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291999999999997E-2" table:style-name="ce2">
            <text:p>0,03529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901000000000002E-2" table:style-name="ce2">
            <text:p>0,03590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233000000000001E-2" table:style-name="ce2">
            <text:p>0,03623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037E-2" table:style-name="ce2">
            <text:p>0,03603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735000000000003E-2" table:style-name="ce2">
            <text:p>0,03573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833999999999999E-2" table:style-name="ce2">
            <text:p>0,03683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444000000000003E-2" table:style-name="ce2">
            <text:p>0,03544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41999999999999E-2" table:style-name="ce2">
            <text:p>0,03634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28999999999997E-2" table:style-name="ce2">
            <text:p>0,03742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01999999999997E-2" table:style-name="ce2">
            <text:p>0,03640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36000000000003E-2" table:style-name="ce2">
            <text:p>0,03763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784000000000003E-2" table:style-name="ce2">
            <text:p>0,03578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741999999999997E-2" table:style-name="ce2">
            <text:p>0,03674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34000000000001E-2" table:style-name="ce2">
            <text:p>0,03643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60999999999997E-2" table:style-name="ce2">
            <text:p>0,03636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45000000000002E-2" table:style-name="ce2">
            <text:p>0,03634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12999999999998E-2" table:style-name="ce2">
            <text:p>0,03631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99000000000002E-2" table:style-name="ce2">
            <text:p>0,03789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73000000000002E-2" table:style-name="ce2">
            <text:p>0,03707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82999999999999E-2" table:style-name="ce2">
            <text:p>0,03638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05E-2" table:style-name="ce2">
            <text:p>0,03640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877E-2" table:style-name="ce2">
            <text:p>0,03687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43E-2" table:style-name="ce2">
            <text:p>0,03704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34000000000003E-2" table:style-name="ce2">
            <text:p>0,03723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26E-2" table:style-name="ce2">
            <text:p>0,03642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013999999999997E-2" table:style-name="ce2">
            <text:p>0,03601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609999999999997E-2" table:style-name="ce2">
            <text:p>0,0366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226E-2" table:style-name="ce2">
            <text:p>0,03522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62E-2" table:style-name="ce2">
            <text:p>0,0366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769000000000002E-2" table:style-name="ce2">
            <text:p>0,03576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48999999999999E-2" table:style-name="ce2">
            <text:p>0,03634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85999999999998E-2" table:style-name="ce2">
            <text:p>0,03648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899000000000001E-2" table:style-name="ce2">
            <text:p>0,03689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72000000000001E-2" table:style-name="ce2">
            <text:p>0,03707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12000000000002E-2" table:style-name="ce2">
            <text:p>0,03721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89000000000003E-2" table:style-name="ce2">
            <text:p>0,03728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276000000000002E-2" table:style-name="ce2">
            <text:p>0,03527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4630000000000001E-2" table:style-name="ce2">
            <text:p>0,0346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58000000000001E-2" table:style-name="ce2">
            <text:p>0,03635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109000000000001E-2" table:style-name="ce2">
            <text:p>0,03510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985999999999998E-2" table:style-name="ce2">
            <text:p>0,03698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79000000000001E-2" table:style-name="ce2">
            <text:p>0,03757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10000000000003E-2" table:style-name="ce2">
            <text:p>0,0378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379000000000002E-2" table:style-name="ce2">
            <text:p>0,03637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922000000000003E-2" table:style-name="ce2">
            <text:p>0,03692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588000000000002E-2" table:style-name="ce2">
            <text:p>0,03658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30000000000003E-2" table:style-name="ce2">
            <text:p>0,0388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97000000000002E-2" table:style-name="ce2">
            <text:p>0,03649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4744000000000001E-2" table:style-name="ce2">
            <text:p>0,05474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875999999999998E-2" table:style-name="ce2">
            <text:p>0,03587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654999999999999E-2" table:style-name="ce2">
            <text:p>0,03565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57999999999999E-2" table:style-name="ce2">
            <text:p>0,03795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292999999999999E-2" table:style-name="ce2">
            <text:p>0,03629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215999999999998E-2" table:style-name="ce2">
            <text:p>0,03621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48999999999998E-2" table:style-name="ce2">
            <text:p>0,03774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14999999999997E-2" table:style-name="ce2">
            <text:p>0,03741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55999999999997E-2" table:style-name="ce2">
            <text:p>0,03725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46000000000003E-2" table:style-name="ce2">
            <text:p>0,03704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104999999999999E-2" table:style-name="ce2">
            <text:p>0,03710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580000000000001E-2" table:style-name="ce2">
            <text:p>0,0365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733000000000002E-2" table:style-name="ce2">
            <text:p>0,03673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53000000000002E-2" table:style-name="ce2">
            <text:p>0,03775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451E-2" table:style-name="ce2">
            <text:p>0,03945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354999999999999E-2" table:style-name="ce2">
            <text:p>0,03735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33000000000002E-2" table:style-name="ce2">
            <text:p>0,03723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5247999999999997E-2" table:style-name="ce2">
            <text:p>0,04524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475E-2" table:style-name="ce2">
            <text:p>0,03547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5769000000000002E-2" table:style-name="ce2">
            <text:p>0,03576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86999999999998E-2" table:style-name="ce2">
            <text:p>0,05028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01999999999999E-2" table:style-name="ce2">
            <text:p>0,05030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765999999999998E-2" table:style-name="ce2">
            <text:p>0,04976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776000000000001E-2" table:style-name="ce2">
            <text:p>0,04977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54999999999997E-2" table:style-name="ce2">
            <text:p>0,05035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91000000000002E-2" table:style-name="ce2">
            <text:p>0,05029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500000000000003E-2" table:style-name="ce2">
            <text:p>0,050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26999999999997E-2" table:style-name="ce2">
            <text:p>0,05032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657E-2" table:style-name="ce2">
            <text:p>0,04965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2016E-2" table:style-name="ce2">
            <text:p>0,05201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485000000000001E-2" table:style-name="ce2">
            <text:p>0,04948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538E-2" table:style-name="ce2">
            <text:p>0,05053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32999999999997E-2" table:style-name="ce2">
            <text:p>0,05013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44999999999998E-2" table:style-name="ce2">
            <text:p>0,05024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74999999999997E-2" table:style-name="ce2">
            <text:p>0,05017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384999999999998E-2" table:style-name="ce2">
            <text:p>0,04938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651000000000001E-2" table:style-name="ce2">
            <text:p>0,04965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948E-2" table:style-name="ce2">
            <text:p>0,05094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88999999999998E-2" table:style-name="ce2">
            <text:p>0,05018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668999999999998E-2" table:style-name="ce2">
            <text:p>0,04966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2995E-2" table:style-name="ce2">
            <text:p>0,05299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181000000000002E-2" table:style-name="ce2">
            <text:p>0,04918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98999999999999E-2" table:style-name="ce2">
            <text:p>0,04989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963E-2" table:style-name="ce2">
            <text:p>0,04996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1560000000000002E-2" table:style-name="ce2">
            <text:p>0,0515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560000000000001E-2" table:style-name="ce2">
            <text:p>0,0505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076000000000002E-2" table:style-name="ce2">
            <text:p>0,05007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81999999999998E-2" table:style-name="ce2">
            <text:p>0,05068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475999999999999E-2" table:style-name="ce2">
            <text:p>0,04947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014000000000003E-2" table:style-name="ce2">
            <text:p>0,05001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79E-2" table:style-name="ce2">
            <text:p>0,05037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43000000000001E-2" table:style-name="ce2">
            <text:p>0,05064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86999999999998E-2" table:style-name="ce2">
            <text:p>0,05028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58E-2" table:style-name="ce2">
            <text:p>0,05035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979000000000003E-2" table:style-name="ce2">
            <text:p>0,04997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93000000000002E-2" table:style-name="ce2">
            <text:p>0,05019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94999999999997E-2" table:style-name="ce2">
            <text:p>0,05069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61000000000003E-2" table:style-name="ce2">
            <text:p>0,04986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018E-2" table:style-name="ce2">
            <text:p>0,05001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909000000000002E-2" table:style-name="ce2">
            <text:p>0,04990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00000000000002E-2" table:style-name="ce2">
            <text:p>0,050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94000000000001E-2" table:style-name="ce2">
            <text:p>0,05039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022999999999998E-2" table:style-name="ce2">
            <text:p>0,05002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077999999999998E-2" table:style-name="ce2">
            <text:p>0,05007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34000000000001E-2" table:style-name="ce2">
            <text:p>0,05023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04999999999997E-2" table:style-name="ce2">
            <text:p>0,05010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429000000000001E-2" table:style-name="ce2">
            <text:p>0,04942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1361999999999998E-2" table:style-name="ce2">
            <text:p>0,05136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888000000000003E-2" table:style-name="ce2">
            <text:p>0,05088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34999999999997E-2" table:style-name="ce2">
            <text:p>0,04983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439999999999999E-2" table:style-name="ce2">
            <text:p>0,0504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99E-2" table:style-name="ce2">
            <text:p>0,0499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532E-2" table:style-name="ce2">
            <text:p>0,04953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67999999999997E-2" table:style-name="ce2">
            <text:p>0,05016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805999999999997E-2" table:style-name="ce2">
            <text:p>0,05080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586999999999999E-2" table:style-name="ce2">
            <text:p>0,04958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969E-2" table:style-name="ce2">
            <text:p>0,04996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5E-2" table:style-name="ce2">
            <text:p>0,0501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786999999999998E-2" table:style-name="ce2">
            <text:p>0,04978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1279999999999999E-2" table:style-name="ce2">
            <text:p>0,0512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88000000000002E-2" table:style-name="ce2">
            <text:p>0,05038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07999999999999E-2" table:style-name="ce2">
            <text:p>0,05030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80999999999999E-2" table:style-name="ce2">
            <text:p>0,05028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374000000000001E-2" table:style-name="ce2">
            <text:p>0,04937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083000000000003E-2" table:style-name="ce2">
            <text:p>0,05008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82999999999997E-2" table:style-name="ce2">
            <text:p>0,04988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958000000000002E-2" table:style-name="ce2">
            <text:p>0,04995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79000000000001E-2" table:style-name="ce2">
            <text:p>0,05017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730999999999997E-2" table:style-name="ce2">
            <text:p>0,04973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415000000000001E-2" table:style-name="ce2">
            <text:p>0,05041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750999999999997E-2" table:style-name="ce2">
            <text:p>0,04975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08999999999999E-2" table:style-name="ce2">
            <text:p>0,04980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73999999999997E-2" table:style-name="ce2">
            <text:p>0,05067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471000000000002E-2" table:style-name="ce2">
            <text:p>0,05047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1082000000000002E-2" table:style-name="ce2">
            <text:p>0,05108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96999999999997E-2" table:style-name="ce2">
            <text:p>0,04989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18000000000002E-2" table:style-name="ce2">
            <text:p>0,05031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.1027999999999994E-2" table:style-name="ce2">
            <text:p>0,07102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66000000000003E-2" table:style-name="ce2">
            <text:p>0,05066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1961E-2" table:style-name="ce2">
            <text:p>0,05196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053E-2" table:style-name="ce2">
            <text:p>0,05005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54999999999999E-2" table:style-name="ce2">
            <text:p>0,05065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1046000000000001E-2" table:style-name="ce2">
            <text:p>0,05104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79999999999998E-2" table:style-name="ce2">
            <text:p>0,0502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620999999999998E-2" table:style-name="ce2">
            <text:p>0,04962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742000000000001E-2" table:style-name="ce2">
            <text:p>0,04974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986999999999997E-2" table:style-name="ce2">
            <text:p>0,04998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58E-2" table:style-name="ce2">
            <text:p>0,05035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569000000000003E-2" table:style-name="ce2">
            <text:p>0,05056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11000000000003E-2" table:style-name="ce2">
            <text:p>0,05061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625000000000003E-2" table:style-name="ce2">
            <text:p>0,05062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89E-2" table:style-name="ce2">
            <text:p>0,05028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743000000000003E-2" table:style-name="ce2">
            <text:p>0,05074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05000000000002E-2" table:style-name="ce2">
            <text:p>0,05030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1177E-2" table:style-name="ce2">
            <text:p>0,05117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200000000000002E-2" table:style-name="ce2">
            <text:p>0,050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62999999999998E-2" table:style-name="ce2">
            <text:p>0,04986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859000000000001E-2" table:style-name="ce2">
            <text:p>0,04985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367000000000002E-2" table:style-name="ce2">
            <text:p>0,05036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9207000000000001E-2" table:style-name="ce2">
            <text:p>0,04920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.4664999999999999E-2" table:style-name="ce2">
            <text:p>0,09466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367999999999994E-2" table:style-name="ce2">
            <text:p>0,06336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839000000000006E-2" table:style-name="ce2">
            <text:p>0,06283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33000000000006E-2" table:style-name="ce2">
            <text:p>0,06303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98000000000001E-2" table:style-name="ce2">
            <text:p>0,06259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302999999999997E-2" table:style-name="ce2">
            <text:p>0,06230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775999999999999E-2" table:style-name="ce2">
            <text:p>0,06377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904000000000002E-2" table:style-name="ce2">
            <text:p>0,06290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01000000000001E-2" table:style-name="ce2">
            <text:p>0,06250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298999999999994E-2" table:style-name="ce2">
            <text:p>0,06329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313E-2" table:style-name="ce2">
            <text:p>0,06231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50999999999995E-2" table:style-name="ce2">
            <text:p>0,06255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950000000000006E-2" table:style-name="ce2">
            <text:p>0,0629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050000000000001E-2" table:style-name="ce2">
            <text:p>0,0620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230999999999996E-2" table:style-name="ce2">
            <text:p>0,06323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176999999999997E-2" table:style-name="ce2">
            <text:p>0,06317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709000000000001E-2" table:style-name="ce2">
            <text:p>0,06270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28000000000001E-2" table:style-name="ce2">
            <text:p>0,06302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327999999999995E-2" table:style-name="ce2">
            <text:p>0,06332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121999999999998E-2" table:style-name="ce2">
            <text:p>0,06312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973000000000001E-2" table:style-name="ce2">
            <text:p>0,06297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66999999999998E-2" table:style-name="ce2">
            <text:p>0,06306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690999999999997E-2" table:style-name="ce2">
            <text:p>0,06269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09999999999997E-2" table:style-name="ce2">
            <text:p>0,0630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328000000000001E-2" table:style-name="ce2">
            <text:p>0,06232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21999999999995E-2" table:style-name="ce2">
            <text:p>0,06302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1940000000000002E-2" table:style-name="ce2">
            <text:p>0,0619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86000000000003E-2" table:style-name="ce2">
            <text:p>0,06308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17000000000004E-2" table:style-name="ce2">
            <text:p>0,06301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69999999999999E-2" table:style-name="ce2">
            <text:p>0,0622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87000000000002E-2" table:style-name="ce2">
            <text:p>0,06228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182000000000001E-2" table:style-name="ce2">
            <text:p>0,06218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802999999999998E-2" table:style-name="ce2">
            <text:p>0,06280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612000000000001E-2" table:style-name="ce2">
            <text:p>0,06261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17000000000003E-2" table:style-name="ce2">
            <text:p>0,06251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81999999999997E-2" table:style-name="ce2">
            <text:p>0,06228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086000000000002E-2" table:style-name="ce2">
            <text:p>0,06208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361E-2" table:style-name="ce2">
            <text:p>0,06236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34999999999999E-2" table:style-name="ce2">
            <text:p>0,06223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427999999999997E-2" table:style-name="ce2">
            <text:p>0,06242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67999999999999E-2" table:style-name="ce2">
            <text:p>0,06256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6110000000000002E-2" table:style-name="ce2">
            <text:p>0,0661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460000000000002E-2" table:style-name="ce2">
            <text:p>0,0624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130000000000006E-2" table:style-name="ce2">
            <text:p>0,0631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145000000000007E-2" table:style-name="ce2">
            <text:p>0,06314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24999999999997E-2" table:style-name="ce2">
            <text:p>0,06252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3864399999999999" table:style-name="ce2">
            <text:p>3,3864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290043" table:style-name="ce2">
            <text:p>0,29004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734209" table:style-name="ce2">
            <text:p>0,73420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52061400000000002" table:style-name="ce2">
            <text:p>0,52061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.0019899999999999" table:style-name="ce2">
            <text:p>1,0019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39999999999999E-2" table:style-name="ce2">
            <text:p>0,0630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858999999999998E-2" table:style-name="ce2">
            <text:p>0,06285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675999999999996E-2" table:style-name="ce2">
            <text:p>0,06267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434999999999997E-2" table:style-name="ce2">
            <text:p>0,06243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362000000000001E-2" table:style-name="ce2">
            <text:p>0,06236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756999999999993E-2" table:style-name="ce2">
            <text:p>0,06275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684000000000004E-2" table:style-name="ce2">
            <text:p>0,06268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70000000000001E-2" table:style-name="ce2">
            <text:p>0,0625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07999999999994E-2" table:style-name="ce2">
            <text:p>0,06250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040999999999999E-2" table:style-name="ce2">
            <text:p>0,06204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757999999999994E-2" table:style-name="ce2">
            <text:p>0,06275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620999999999996E-2" table:style-name="ce2">
            <text:p>0,06262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464000000000007E-2" table:style-name="ce2">
            <text:p>0,06346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468999999999997E-2" table:style-name="ce2">
            <text:p>0,06246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686000000000006E-2" table:style-name="ce2">
            <text:p>0,06268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43E-2" table:style-name="ce2">
            <text:p>0,06224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820000000000001E-2" table:style-name="ce2">
            <text:p>0,0628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843999999999997E-2" table:style-name="ce2">
            <text:p>0,06284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988000000000002E-2" table:style-name="ce2">
            <text:p>0,06298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231999999999997E-2" table:style-name="ce2">
            <text:p>0,06323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850000000000003E-2" table:style-name="ce2">
            <text:p>0,0628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129000000000005E-2" table:style-name="ce2">
            <text:p>0,06312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153000000000001E-2" table:style-name="ce2">
            <text:p>0,06315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60000000000003E-2" table:style-name="ce2">
            <text:p>0,0622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76000000000007E-2" table:style-name="ce2">
            <text:p>0,06257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824000000000005E-2" table:style-name="ce2">
            <text:p>0,06282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061000000000006E-2" table:style-name="ce2">
            <text:p>0,06306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154000000000002E-2" table:style-name="ce2">
            <text:p>0,06315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73000000000004E-2" table:style-name="ce2">
            <text:p>0,06257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69999999999999E-2" table:style-name="ce2">
            <text:p>0,0622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242999999999994E-2" table:style-name="ce2">
            <text:p>0,06324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995999999999996E-2" table:style-name="ce2">
            <text:p>0,06299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1473E-2" table:style-name="ce2">
            <text:p>0,06147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740000000000004E-2" table:style-name="ce2">
            <text:p>0,0627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938999999999995E-2" table:style-name="ce2">
            <text:p>0,06293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093000000000002E-2" table:style-name="ce2">
            <text:p>0,06209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382999999999995E-2" table:style-name="ce2">
            <text:p>0,06338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689999999999996E-2" table:style-name="ce2">
            <text:p>0,0626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630000000000006E-2" table:style-name="ce2">
            <text:p>0,0636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717999999999996E-2" table:style-name="ce2">
            <text:p>0,06271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1767000000000002E-2" table:style-name="ce2">
            <text:p>0,06176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97999999999999E-2" table:style-name="ce2">
            <text:p>0,06229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247999999999999E-2" table:style-name="ce2">
            <text:p>0,06324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507999999999995E-2" table:style-name="ce2">
            <text:p>0,06350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3336000000000003E-2" table:style-name="ce2">
            <text:p>0,06333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534999999999993E-2" table:style-name="ce2">
            <text:p>0,06253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188E-2" table:style-name="ce2">
            <text:p>0,06218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225000000000003E-2" table:style-name="ce2">
            <text:p>0,06222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.2703999999999996E-2" table:style-name="ce2">
            <text:p>0,06270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50581900000000002" table:style-name="ce2">
            <text:p>0,50581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61599999999996" table:style-name="ce2">
            <text:p>0,51061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352600000000004" table:style-name="ce2">
            <text:p>0,51352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405500000000004" table:style-name="ce2">
            <text:p>0,51405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972900000000001" table:style-name="ce2">
            <text:p>0,52972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109000000000004" table:style-name="ce2">
            <text:p>0,5110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168100000000004" table:style-name="ce2">
            <text:p>0,50168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558700000000004" table:style-name="ce2">
            <text:p>0,54558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72099999999998" table:style-name="ce2">
            <text:p>0,50672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22599999999996" table:style-name="ce2">
            <text:p>0,50822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707599999999997" table:style-name="ce2">
            <text:p>0,50707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054500000000004" table:style-name="ce2">
            <text:p>0,53054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912100000000005" table:style-name="ce2">
            <text:p>0,50912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84799999999997" table:style-name="ce2">
            <text:p>0,51284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1004" table:style-name="ce2">
            <text:p>0,50100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716499999999998" table:style-name="ce2">
            <text:p>0,50716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64900000000002" table:style-name="ce2">
            <text:p>0,51064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88500000000004" table:style-name="ce2">
            <text:p>0,51288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08999999999995" table:style-name="ce2">
            <text:p>0,5250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34800000000002" table:style-name="ce2">
            <text:p>0,50634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188500000000003" table:style-name="ce2">
            <text:p>0,51188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554200000000005" table:style-name="ce2">
            <text:p>0,50554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769600000000005" table:style-name="ce2">
            <text:p>0,51769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475000000000003" table:style-name="ce2">
            <text:p>0,5047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373299999999999" table:style-name="ce2">
            <text:p>0,50373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325799999999998" table:style-name="ce2">
            <text:p>0,50325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498600000000005" table:style-name="ce2">
            <text:p>0,50498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988999999999995" table:style-name="ce2">
            <text:p>0,5098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5069" table:style-name="ce2">
            <text:p>0,51506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21799999999995" table:style-name="ce2">
            <text:p>0,50621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40699999999995" table:style-name="ce2">
            <text:p>0,51240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327599999999995" table:style-name="ce2">
            <text:p>0,50327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178699999999999" table:style-name="ce2">
            <text:p>0,51178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68499999999995" table:style-name="ce2">
            <text:p>0,51268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142" table:style-name="ce2">
            <text:p>0,52714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34900000000005" table:style-name="ce2">
            <text:p>0,50834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53700000000002" table:style-name="ce2">
            <text:p>0,51053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709300000000002" table:style-name="ce2">
            <text:p>0,50709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44299999999998" table:style-name="ce2">
            <text:p>0,51044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370300000000002" table:style-name="ce2">
            <text:p>0,51370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52600000000003" table:style-name="ce2">
            <text:p>0,50852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033399999999997" table:style-name="ce2">
            <text:p>0,53033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339" table:style-name="ce2">
            <text:p>0,5033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423399999999996" table:style-name="ce2">
            <text:p>0,50423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978199999999996" table:style-name="ce2">
            <text:p>0,50978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170499999999997" table:style-name="ce2">
            <text:p>0,51170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624700000000001" table:style-name="ce2">
            <text:p>0,51624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376399999999999" table:style-name="ce2">
            <text:p>0,50376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59800000000001" table:style-name="ce2">
            <text:p>0,52459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62700000000005" table:style-name="ce2">
            <text:p>0,50862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404899999999998" table:style-name="ce2">
            <text:p>0,51404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4575" table:style-name="ce2">
            <text:p>0,51457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365800000000005" table:style-name="ce2">
            <text:p>0,50365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73500000000005" table:style-name="ce2">
            <text:p>0,51073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510900000000004" table:style-name="ce2">
            <text:p>0,51510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793900000000003" table:style-name="ce2">
            <text:p>0,50793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00299999999999" table:style-name="ce2">
            <text:p>0,51200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27899999999995" table:style-name="ce2">
            <text:p>0,53127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16700000000003" table:style-name="ce2">
            <text:p>0,50616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2965" table:style-name="ce2">
            <text:p>0,50296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31700000000002" table:style-name="ce2">
            <text:p>0,50631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38799999999995" table:style-name="ce2">
            <text:p>0,51238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04499999999997" table:style-name="ce2">
            <text:p>0,50804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84600000000002" table:style-name="ce2">
            <text:p>0,51284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462799999999999" table:style-name="ce2">
            <text:p>0,53462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7791" table:style-name="ce2">
            <text:p>0,51779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84700000000005" table:style-name="ce2">
            <text:p>0,50684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570199999999998" table:style-name="ce2">
            <text:p>0,50570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597199999999999" table:style-name="ce2">
            <text:p>0,51597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123700000000005" table:style-name="ce2">
            <text:p>0,51123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31199999999999" table:style-name="ce2">
            <text:p>0,50831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19899999999998" table:style-name="ce2">
            <text:p>0,53319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243" table:style-name="ce2">
            <text:p>0,51024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87800000000005" table:style-name="ce2">
            <text:p>0,51087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043099999999998" table:style-name="ce2">
            <text:p>0,52043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311799999999996" table:style-name="ce2">
            <text:p>0,51311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532299999999997" table:style-name="ce2">
            <text:p>0,50532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322100000000003" table:style-name="ce2">
            <text:p>0,50322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07800000000003" table:style-name="ce2">
            <text:p>0,51007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76699999999997" table:style-name="ce2">
            <text:p>0,51276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188000000000003" table:style-name="ce2">
            <text:p>0,5418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37900000000003" table:style-name="ce2">
            <text:p>0,51037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151199999999996" table:style-name="ce2">
            <text:p>0,50151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097599999999998" table:style-name="ce2">
            <text:p>0,50097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46400000000003" table:style-name="ce2">
            <text:p>0,50646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59200000000004" table:style-name="ce2">
            <text:p>0,50859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072099999999998" table:style-name="ce2">
            <text:p>0,51072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26099999999998" table:style-name="ce2">
            <text:p>0,52826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256499999999997" table:style-name="ce2">
            <text:p>0,55256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239100000000003" table:style-name="ce2">
            <text:p>0,50239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2965" table:style-name="ce2">
            <text:p>0,51296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531400000000004" table:style-name="ce2">
            <text:p>0,50531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159200000000005" table:style-name="ce2">
            <text:p>0,51159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579200000000002" table:style-name="ce2">
            <text:p>0,50579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889899999999999" table:style-name="ce2">
            <text:p>0,50889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740399999999997" table:style-name="ce2">
            <text:p>0,50740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60899999999999" table:style-name="ce2">
            <text:p>0,52560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1195500000000005" table:style-name="ce2">
            <text:p>0,51195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998699999999997" table:style-name="ce2">
            <text:p>0,50998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0641199999999997" table:style-name="ce2">
            <text:p>0,50641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522500000000002" table:style-name="ce2">
            <text:p>0,98522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422299999999996" table:style-name="ce2">
            <text:p>0,98422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742" table:style-name="ce2">
            <text:p>1,0074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087199999999997" table:style-name="ce2">
            <text:p>0,98087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901700000000003" table:style-name="ce2">
            <text:p>0,98901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607900000000004" table:style-name="ce2">
            <text:p>0,98607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963400000000001" table:style-name="ce2">
            <text:p>0,98963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37700000000001" table:style-name="ce2">
            <text:p>1,0137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162199999999999" table:style-name="ce2">
            <text:p>0,98162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020700000000005" table:style-name="ce2">
            <text:p>0,98020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524999999999997" table:style-name="ce2">
            <text:p>0,9952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034100000000003" table:style-name="ce2">
            <text:p>0,99034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75700000000001" table:style-name="ce2">
            <text:p>1,0075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653000000000002" table:style-name="ce2">
            <text:p>0,9865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0317" table:style-name="ce2">
            <text:p>0,99031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135799999999996" table:style-name="ce2">
            <text:p>0,99135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697800000000003" table:style-name="ce2">
            <text:p>0,99697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77199999999999" table:style-name="ce2">
            <text:p>1,0077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5765" table:style-name="ce2">
            <text:p>0,98576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129400000000001" table:style-name="ce2">
            <text:p>0,99129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8040300000000002" table:style-name="ce2">
            <text:p>0,98040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.8318300000000001" table:style-name="ce2">
            <text:p>4,8318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383099999999995" table:style-name="ce2">
            <text:p>0,54383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82600000000002" table:style-name="ce2">
            <text:p>0,52782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097799999999995" table:style-name="ce2">
            <text:p>0,53097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596299999999998" table:style-name="ce2">
            <text:p>0,54596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73099999999995" table:style-name="ce2">
            <text:p>0,53173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92499999999998" table:style-name="ce2">
            <text:p>0,52892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700099999999995" table:style-name="ce2">
            <text:p>0,53700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482600000000002" table:style-name="ce2">
            <text:p>0,53482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22999999999998" table:style-name="ce2">
            <text:p>0,5312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75600000000001" table:style-name="ce2">
            <text:p>0,53275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89299999999995" table:style-name="ce2">
            <text:p>0,52789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466499999999995" table:style-name="ce2">
            <text:p>0,54466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138" table:style-name="ce2">
            <text:p>0,52713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85700000000002" table:style-name="ce2">
            <text:p>0,53185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939999999999998" table:style-name="ce2">
            <text:p>0,529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03900000000004" table:style-name="ce2">
            <text:p>0,52803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32400000000002" table:style-name="ce2">
            <text:p>0,53132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20599999999995" table:style-name="ce2">
            <text:p>0,52820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661499999999995" table:style-name="ce2">
            <text:p>0,53661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70600000000001" table:style-name="ce2">
            <text:p>0,53270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05499999999995" table:style-name="ce2">
            <text:p>0,53505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07300000000002" table:style-name="ce2">
            <text:p>0,53307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686199999999995" table:style-name="ce2">
            <text:p>0,53686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7744" table:style-name="ce2">
            <text:p>0,53774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62399999999999" table:style-name="ce2">
            <text:p>0,53162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52100000000002" table:style-name="ce2">
            <text:p>0,53552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678199999999998" table:style-name="ce2">
            <text:p>0,53678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99399999999997" table:style-name="ce2">
            <text:p>0,53299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30900000000005" table:style-name="ce2">
            <text:p>0,55630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81500000000003" table:style-name="ce2">
            <text:p>0,52681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02000000000004" table:style-name="ce2">
            <text:p>0,5260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957400000000001" table:style-name="ce2">
            <text:p>0,54957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04600000000002" table:style-name="ce2">
            <text:p>0,53304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03699999999998" table:style-name="ce2">
            <text:p>0,52703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658200000000001" table:style-name="ce2">
            <text:p>0,54658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81900000000004" table:style-name="ce2">
            <text:p>0,53281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65600000000002" table:style-name="ce2">
            <text:p>0,53265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774100000000003" table:style-name="ce2">
            <text:p>0,54774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49199999999996" table:style-name="ce2">
            <text:p>0,52849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780899999999998" table:style-name="ce2">
            <text:p>0,53780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443099999999999" table:style-name="ce2">
            <text:p>0,53443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021600000000002" table:style-name="ce2">
            <text:p>0,53021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82700000000005" table:style-name="ce2">
            <text:p>0,52782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666999999999998" table:style-name="ce2">
            <text:p>0,5366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903800000000001" table:style-name="ce2">
            <text:p>0,52903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74299999999996" table:style-name="ce2">
            <text:p>0,52774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973099999999995" table:style-name="ce2">
            <text:p>0,52973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50900000000001" table:style-name="ce2">
            <text:p>0,52850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75799999999995" table:style-name="ce2">
            <text:p>0,53375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14799999999995" table:style-name="ce2">
            <text:p>0,53214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147800000000001" table:style-name="ce2">
            <text:p>0,54147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24499999999997" table:style-name="ce2">
            <text:p>0,53324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65899999999999" table:style-name="ce2">
            <text:p>0,53365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52100000000002" table:style-name="ce2">
            <text:p>0,53352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24300000000002" table:style-name="ce2">
            <text:p>0,52824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04200000000002" table:style-name="ce2">
            <text:p>0,53504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58300000000003" table:style-name="ce2">
            <text:p>0,53158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628600000000004" table:style-name="ce2">
            <text:p>0,53628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75499999999998" table:style-name="ce2">
            <text:p>0,53175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88599999999997" table:style-name="ce2">
            <text:p>0,53388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32500000000004" table:style-name="ce2">
            <text:p>0,52732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35999999999995" table:style-name="ce2">
            <text:p>0,5353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40600000000004" table:style-name="ce2">
            <text:p>0,52840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52599999999995" table:style-name="ce2">
            <text:p>0,53552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362" table:style-name="ce2">
            <text:p>0,53136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940999999999995" table:style-name="ce2">
            <text:p>0,5494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53099999999998" table:style-name="ce2">
            <text:p>0,53553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606900000000002" table:style-name="ce2">
            <text:p>0,53606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407499999999998" table:style-name="ce2">
            <text:p>0,55407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774699999999998" table:style-name="ce2">
            <text:p>0,53774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425199999999995" table:style-name="ce2">
            <text:p>0,53425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048600000000003" table:style-name="ce2">
            <text:p>0,55048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995000000000003" table:style-name="ce2">
            <text:p>0,5299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636099999999998" table:style-name="ce2">
            <text:p>0,53636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875399999999996" table:style-name="ce2">
            <text:p>0,54875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22899999999995" table:style-name="ce2">
            <text:p>0,53322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55600000000003" table:style-name="ce2">
            <text:p>0,53255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830400000000001" table:style-name="ce2">
            <text:p>0,54830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182600000000005" table:style-name="ce2">
            <text:p>0,81182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98000000000005" table:style-name="ce2">
            <text:p>0,8309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492799999999999" table:style-name="ce2">
            <text:p>0,82492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548" table:style-name="ce2">
            <text:p>0,8354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468399999999999" table:style-name="ce2">
            <text:p>0,84468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686000000000003" table:style-name="ce2">
            <text:p>0,8168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46399999999998" table:style-name="ce2">
            <text:p>0,83046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9125" table:style-name="ce2">
            <text:p>0,82912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426900000000002" table:style-name="ce2">
            <text:p>0,81426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976700000000004" table:style-name="ce2">
            <text:p>0,83976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369000000000005" table:style-name="ce2">
            <text:p>0,8436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5631999999999997" table:style-name="ce2">
            <text:p>0,8563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0878300000000003" table:style-name="ce2">
            <text:p>0,80878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329100000000001" table:style-name="ce2">
            <text:p>0,84329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920000000000005" table:style-name="ce2">
            <text:p>0,829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204699999999996" table:style-name="ce2">
            <text:p>0,81204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56799999999997" table:style-name="ce2">
            <text:p>0,83056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201300000000001" table:style-name="ce2">
            <text:p>0,84201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436999999999995" table:style-name="ce2">
            <text:p>0,8443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596000000000003" table:style-name="ce2">
            <text:p>0,8259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94500000000004" table:style-name="ce2">
            <text:p>0,83094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4596" table:style-name="ce2">
            <text:p>0,82459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1722199999999998" table:style-name="ce2">
            <text:p>0,91722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6059" table:style-name="ce2">
            <text:p>0,83605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401899999999995" table:style-name="ce2">
            <text:p>0,83401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3083400000000005" table:style-name="ce2">
            <text:p>0,93083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5633300000000001" table:style-name="ce2">
            <text:p>0,85633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6236800000000002" table:style-name="ce2">
            <text:p>0,86236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001899999999996" table:style-name="ce2">
            <text:p>0,84001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7632500000000002" table:style-name="ce2">
            <text:p>0,87632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894100000000005" table:style-name="ce2">
            <text:p>0,83894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662400000000003" table:style-name="ce2">
            <text:p>0,83662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830099999999995" table:style-name="ce2">
            <text:p>0,81830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60839" table:style-name="ce2">
            <text:p>0,96083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385200000000005" table:style-name="ce2">
            <text:p>0,84385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00700000000005" table:style-name="ce2">
            <text:p>0,83000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287200000000004" table:style-name="ce2">
            <text:p>0,81287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244899999999999" table:style-name="ce2">
            <text:p>0,83244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067199999999997" table:style-name="ce2">
            <text:p>0,84067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908199999999999" table:style-name="ce2">
            <text:p>0,82908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643199999999995" table:style-name="ce2">
            <text:p>0,83643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915799999999997" table:style-name="ce2">
            <text:p>0,84915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760400000000001" table:style-name="ce2">
            <text:p>0,82760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618599999999999" table:style-name="ce2">
            <text:p>0,84618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951299999999995" table:style-name="ce2">
            <text:p>0,83951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86099999999996" table:style-name="ce2">
            <text:p>0,83086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92900000000003" table:style-name="ce2">
            <text:p>0,83092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268500000000001" table:style-name="ce2">
            <text:p>0,83268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034399999999997" table:style-name="ce2">
            <text:p>0,83034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0934300000000003" table:style-name="ce2">
            <text:p>0,80934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837099999999999" table:style-name="ce2">
            <text:p>0,84837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3773" table:style-name="ce2">
            <text:p>0,84377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348000000000001" table:style-name="ce2">
            <text:p>0,8434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723899999999995" table:style-name="ce2">
            <text:p>0,82723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256399999999998" table:style-name="ce2">
            <text:p>0,84256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6675599999999997" table:style-name="ce2">
            <text:p>0,86675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160000000000001" table:style-name="ce2">
            <text:p>0,841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499100000000002" table:style-name="ce2">
            <text:p>0,81499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463799999999999" table:style-name="ce2">
            <text:p>0,83463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341600000000005" table:style-name="ce2">
            <text:p>0,83341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520099999999997" table:style-name="ce2">
            <text:p>0,83520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146799999999998" table:style-name="ce2">
            <text:p>0,82146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733000000000002" table:style-name="ce2">
            <text:p>0,8373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802699999999997" table:style-name="ce2">
            <text:p>0,83802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661600000000003" table:style-name="ce2">
            <text:p>0,83661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977500000000004" table:style-name="ce2">
            <text:p>0,82977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309600000000004" table:style-name="ce2">
            <text:p>0,81309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328999999999998" table:style-name="ce2">
            <text:p>0,8332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472000000000003" table:style-name="ce2">
            <text:p>0,8447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224699999999997" table:style-name="ce2">
            <text:p>0,84224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027399999999997" table:style-name="ce2">
            <text:p>0,84027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6326" table:style-name="ce2">
            <text:p>0,81632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246200000000003" table:style-name="ce2">
            <text:p>0,82246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672400000000001" table:style-name="ce2">
            <text:p>0,82672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524200000000004" table:style-name="ce2">
            <text:p>0,83524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827399999999996" table:style-name="ce2">
            <text:p>0,83827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775100000000002" table:style-name="ce2">
            <text:p>0,83775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849600000000002" table:style-name="ce2">
            <text:p>0,83849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315300000000001" table:style-name="ce2">
            <text:p>0,81315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354300000000002" table:style-name="ce2">
            <text:p>0,81354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.4325200000000002" table:style-name="ce2">
            <text:p>5,4325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347000000000004" table:style-name="ce2">
            <text:p>0,8334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929900000000002" table:style-name="ce2">
            <text:p>0,83929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086399999999994" table:style-name="ce2">
            <text:p>0,84086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365299999999999" table:style-name="ce2">
            <text:p>0,84365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578200000000002" table:style-name="ce2">
            <text:p>0,83578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678099999999999" table:style-name="ce2">
            <text:p>0,82678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046299999999996" table:style-name="ce2">
            <text:p>0,84046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198399999999995" table:style-name="ce2">
            <text:p>0,84198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543100000000003" table:style-name="ce2">
            <text:p>0,83543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277299999999999" table:style-name="ce2">
            <text:p>0,83277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1835500000000005" table:style-name="ce2">
            <text:p>0,81835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445400000000002" table:style-name="ce2">
            <text:p>0,82445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0804" table:style-name="ce2">
            <text:p>0,84080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4839" table:style-name="ce2">
            <text:p>0,83483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249700000000004" table:style-name="ce2">
            <text:p>0,83249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4159600000000001" table:style-name="ce2">
            <text:p>0,84159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22654" table:style-name="ce2">
            <text:p>0,82265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515099999999998" table:style-name="ce2">
            <text:p>0,83515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83503400000000005" table:style-name="ce2">
            <text:p>0,83503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145" table:style-name="ce2">
            <text:p>1,0014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881" table:style-name="ce2">
            <text:p>1,0288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28200000000001" table:style-name="ce2">
            <text:p>1,0128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22500000000001" table:style-name="ce2">
            <text:p>1,0222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7499999999999" table:style-name="ce2">
            <text:p>1,0037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878" table:style-name="ce2">
            <text:p>1,0087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773" table:style-name="ce2">
            <text:p>1,0177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576" table:style-name="ce2">
            <text:p>1,0157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83" table:style-name="ce2">
            <text:p>1,0038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94099999999999" table:style-name="ce2">
            <text:p>1,0094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04" table:style-name="ce2">
            <text:p>1,020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14700000000001" table:style-name="ce2">
            <text:p>1,0114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46299999999999" table:style-name="ce2">
            <text:p>1,0146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944599999999995" table:style-name="ce2">
            <text:p>0,99944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83599999999999" table:style-name="ce2">
            <text:p>1,0183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223" table:style-name="ce2">
            <text:p>1,0122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85200000000001" table:style-name="ce2">
            <text:p>1,0185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24900000000001" table:style-name="ce2">
            <text:p>1,0024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033" table:style-name="ce2">
            <text:p>1,0103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542" table:style-name="ce2">
            <text:p>1,0054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26599999999999" table:style-name="ce2">
            <text:p>1,0126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973" table:style-name="ce2">
            <text:p>1,0097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963" table:style-name="ce2">
            <text:p>1,0196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44299999999999" table:style-name="ce2">
            <text:p>1,0044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71300000000001" table:style-name="ce2">
            <text:p>1,0271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068" table:style-name="ce2">
            <text:p>1,0206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102" table:style-name="ce2">
            <text:p>1,0210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77" table:style-name="ce2">
            <text:p>1,0307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09900000000001" table:style-name="ce2">
            <text:p>1,0209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844" table:style-name="ce2">
            <text:p>1,0184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166" table:style-name="ce2">
            <text:p>1,0016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729" table:style-name="ce2">
            <text:p>1,0272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125" table:style-name="ce2">
            <text:p>1,0212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959" table:style-name="ce2">
            <text:p>1,0295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48299999999999" table:style-name="ce2">
            <text:p>1,0148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05200000000001" table:style-name="ce2">
            <text:p>1,0105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301" table:style-name="ce2">
            <text:p>1,0130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94799999999999" table:style-name="ce2">
            <text:p>1,0094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27999999999999" table:style-name="ce2">
            <text:p>1,012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285" table:style-name="ce2">
            <text:p>1,0028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874" table:style-name="ce2">
            <text:p>1,0187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5400000000001" table:style-name="ce2">
            <text:p>1,0035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596" table:style-name="ce2">
            <text:p>1,0259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04" table:style-name="ce2">
            <text:p>1,010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59799999999999" table:style-name="ce2">
            <text:p>1,0259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65" table:style-name="ce2">
            <text:p>1,016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65899999999999" table:style-name="ce2">
            <text:p>1,0265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77" table:style-name="ce2">
            <text:p>1,017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0100000000001" table:style-name="ce2">
            <text:p>1,0320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06699999999999" table:style-name="ce2">
            <text:p>1,0006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63500000000001" table:style-name="ce2">
            <text:p>1,0063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26900000000001" table:style-name="ce2">
            <text:p>1,0026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13000000000001" table:style-name="ce2">
            <text:p>1,011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213" table:style-name="ce2">
            <text:p>1,0121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39499999999999" table:style-name="ce2">
            <text:p>1,0139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06200000000001" table:style-name="ce2">
            <text:p>1,0106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274" table:style-name="ce2">
            <text:p>1,0127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89699999999999" table:style-name="ce2">
            <text:p>1,0189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749" table:style-name="ce2">
            <text:p>1,0174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999" table:style-name="ce2">
            <text:p>1,0399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973" table:style-name="ce2">
            <text:p>1,0197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79700000000001" table:style-name="ce2">
            <text:p>1,0279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223" table:style-name="ce2">
            <text:p>1,0022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84299999999999" table:style-name="ce2">
            <text:p>1,0084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86200000000001" table:style-name="ce2">
            <text:p>1,0086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173" table:style-name="ce2">
            <text:p>1,0117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38" table:style-name="ce2">
            <text:p>1,013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60899999999999" table:style-name="ce2">
            <text:p>1,0060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728" table:style-name="ce2">
            <text:p>1,0072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84899999999999" table:style-name="ce2">
            <text:p>1,0184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8299999999999" table:style-name="ce2">
            <text:p>1,0308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593" table:style-name="ce2">
            <text:p>1,0159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556" table:style-name="ce2">
            <text:p>1,0255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3000000000001" table:style-name="ce2">
            <text:p>1,003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8600000000001" table:style-name="ce2">
            <text:p>1,0308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406" table:style-name="ce2">
            <text:p>1,0040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19400000000001" table:style-name="ce2">
            <text:p>1,0119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4400000000001" table:style-name="ce2">
            <text:p>1,0034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214" table:style-name="ce2">
            <text:p>1,0121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431" table:style-name="ce2">
            <text:p>1,0143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86999999999999" table:style-name="ce2">
            <text:p>1,028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498" table:style-name="ce2">
            <text:p>1,0149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96700000000001" table:style-name="ce2">
            <text:p>1,0196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90399999999999" table:style-name="ce2">
            <text:p>1,0190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7100000000001" table:style-name="ce2">
            <text:p>1,0037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18799999999999" table:style-name="ce2">
            <text:p>1,0418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53" table:style-name="ce2">
            <text:p>1,0035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84500000000001" table:style-name="ce2">
            <text:p>1,0284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86299999999999" table:style-name="ce2">
            <text:p>1,0086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773" table:style-name="ce2">
            <text:p>1,0177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112" table:style-name="ce2">
            <text:p>1,0111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86999999999999" table:style-name="ce2">
            <text:p>1,018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22" table:style-name="ce2">
            <text:p>1,0032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813" table:style-name="ce2">
            <text:p>1,0281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421" table:style-name="ce2">
            <text:p>1,0042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812299999999999" table:style-name="ce2">
            <text:p>1,0812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39899999999999" table:style-name="ce2">
            <text:p>1,0039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.9853699999999996" table:style-name="ce2">
            <text:p>4,9853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.24871" table:style-name="ce2">
            <text:p>3,2487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461" table:style-name="ce2">
            <text:p>1,0146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2887599999999999" table:style-name="ce2">
            <text:p>1,2887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88800000000001" table:style-name="ce2">
            <text:p>1,3188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456999999999999" table:style-name="ce2">
            <text:p>1,345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45800000000001" table:style-name="ce2">
            <text:p>1,2945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01899999999999" table:style-name="ce2">
            <text:p>1,2901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63800000000001" table:style-name="ce2">
            <text:p>1,2863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16300000000001" table:style-name="ce2">
            <text:p>1,3216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592900000000001" table:style-name="ce2">
            <text:p>1,3592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544" table:style-name="ce2">
            <text:p>1,3254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54600000000001" table:style-name="ce2">
            <text:p>1,2954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79000000000001" table:style-name="ce2">
            <text:p>1,317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25899999999999" table:style-name="ce2">
            <text:p>1,3225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89900000000001" table:style-name="ce2">
            <text:p>1,3089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422000000000001" table:style-name="ce2">
            <text:p>1,342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21799999999999" table:style-name="ce2">
            <text:p>1,3021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78700000000001" table:style-name="ce2">
            <text:p>1,3178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162" table:style-name="ce2">
            <text:p>1,2916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09900000000001" table:style-name="ce2">
            <text:p>1,3109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864" table:style-name="ce2">
            <text:p>1,2986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80400000000001" table:style-name="ce2">
            <text:p>1,2980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35300000000001" table:style-name="ce2">
            <text:p>1,3135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39400000000001" table:style-name="ce2">
            <text:p>1,3039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206" table:style-name="ce2">
            <text:p>1,3120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40799999999999" table:style-name="ce2">
            <text:p>1,3040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436" table:style-name="ce2">
            <text:p>1,2943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62199999999999" table:style-name="ce2">
            <text:p>1,2962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785" table:style-name="ce2">
            <text:p>1,3178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67900000000001" table:style-name="ce2">
            <text:p>1,2967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11999999999999" table:style-name="ce2">
            <text:p>1,301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877" table:style-name="ce2">
            <text:p>1,2987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036" table:style-name="ce2">
            <text:p>1,3203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145" table:style-name="ce2">
            <text:p>1,3014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105" table:style-name="ce2">
            <text:p>1,3010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72399999999999" table:style-name="ce2">
            <text:p>1,2872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769" table:style-name="ce2">
            <text:p>1,2976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12999999999999" table:style-name="ce2">
            <text:p>1,291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10600000000001" table:style-name="ce2">
            <text:p>1,2910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244" table:style-name="ce2">
            <text:p>1,2924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199" table:style-name="ce2">
            <text:p>1,2919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759" table:style-name="ce2">
            <text:p>1,3075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192" table:style-name="ce2">
            <text:p>1,3219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711" table:style-name="ce2">
            <text:p>1,3071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159" table:style-name="ce2">
            <text:p>1,3115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566" table:style-name="ce2">
            <text:p>1,3056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491" table:style-name="ce2">
            <text:p>1,3049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35099999999999" table:style-name="ce2">
            <text:p>1,3035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813" table:style-name="ce2">
            <text:p>1,3081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437" table:style-name="ce2">
            <text:p>1,2943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864" table:style-name="ce2">
            <text:p>1,2886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63" table:style-name="ce2">
            <text:p>1,326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629" table:style-name="ce2">
            <text:p>1,3062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45800000000001" table:style-name="ce2">
            <text:p>1,3045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38700000000001" table:style-name="ce2">
            <text:p>1,2938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508" table:style-name="ce2">
            <text:p>1,2950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74900000000001" table:style-name="ce2">
            <text:p>1,3274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4940199999999999" table:style-name="ce2">
            <text:p>4,4940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74099999999999" table:style-name="ce2">
            <text:p>1,2874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65199999999999" table:style-name="ce2">
            <text:p>1,3065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457" table:style-name="ce2">
            <text:p>1,3045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03800000000001" table:style-name="ce2">
            <text:p>1,3103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40799999999999" table:style-name="ce2">
            <text:p>1,3140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77099999999999" table:style-name="ce2">
            <text:p>1,2977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26800000000001" table:style-name="ce2">
            <text:p>1,3126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54399999999999" table:style-name="ce2">
            <text:p>1,2954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709100000000001" table:style-name="ce2">
            <text:p>1,3709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809" table:style-name="ce2">
            <text:p>1,3180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616" table:style-name="ce2">
            <text:p>1,3261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758" table:style-name="ce2">
            <text:p>1,3275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33999999999999" table:style-name="ce2">
            <text:p>1,313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65199999999999" table:style-name="ce2">
            <text:p>1,3065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359" table:style-name="ce2">
            <text:p>1,3135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79799999999999" table:style-name="ce2">
            <text:p>1,3079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66899999999999" table:style-name="ce2">
            <text:p>1,2966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64899999999999" table:style-name="ce2">
            <text:p>1,2864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64599999999999" table:style-name="ce2">
            <text:p>1,2864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616" table:style-name="ce2">
            <text:p>1,2961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04800000000001" table:style-name="ce2">
            <text:p>1,3204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128" table:style-name="ce2">
            <text:p>1,3012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565" table:style-name="ce2">
            <text:p>1,3156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80400000000001" table:style-name="ce2">
            <text:p>1,3080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095" table:style-name="ce2">
            <text:p>1,2909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453" table:style-name="ce2">
            <text:p>1,2945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973" table:style-name="ce2">
            <text:p>1,2897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929" table:style-name="ce2">
            <text:p>1,2892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531" table:style-name="ce2">
            <text:p>1,3053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70200000000001" table:style-name="ce2">
            <text:p>1,2970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162" table:style-name="ce2">
            <text:p>1,3216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796" table:style-name="ce2">
            <text:p>1,2879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898000000000001" table:style-name="ce2">
            <text:p>1,289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603" table:style-name="ce2">
            <text:p>1,3060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2922800000000001" table:style-name="ce2">
            <text:p>1,2922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894" table:style-name="ce2">
            <text:p>1,3289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4412" table:style-name="ce2">
            <text:p>1,3441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52900000000001" table:style-name="ce2">
            <text:p>1,3252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134" table:style-name="ce2">
            <text:p>1,3213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0271" table:style-name="ce2">
            <text:p>1,3027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694" table:style-name="ce2">
            <text:p>1,3269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254900000000001" table:style-name="ce2">
            <text:p>1,3254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23899999999999" table:style-name="ce2">
            <text:p>1,3123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.3127500000000001" table:style-name="ce2">
            <text:p>1,3127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19099999999998" table:style-name="ce2">
            <text:p>2,4319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41900000000001" table:style-name="ce2">
            <text:p>2,4541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676800000000001" table:style-name="ce2">
            <text:p>2,4676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61199999999998" table:style-name="ce2">
            <text:p>2,4161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096099999999999" table:style-name="ce2">
            <text:p>2,5096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04700000000001" table:style-name="ce2">
            <text:p>2,4504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241" table:style-name="ce2">
            <text:p>2,452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97900000000001" table:style-name="ce2">
            <text:p>2,4497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30799999999999" table:style-name="ce2">
            <text:p>2,4530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794" table:style-name="ce2">
            <text:p>2,4279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991" table:style-name="ce2">
            <text:p>2,4499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72300000000002" table:style-name="ce2">
            <text:p>2,4272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83900000000001" table:style-name="ce2">
            <text:p>2,4583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052" table:style-name="ce2">
            <text:p>2,4305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6500000000001" table:style-name="ce2">
            <text:p>2,4296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045" table:style-name="ce2">
            <text:p>2,4304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041" table:style-name="ce2">
            <text:p>2,440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89699999999999" table:style-name="ce2">
            <text:p>2,4389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44399999999999" table:style-name="ce2">
            <text:p>2,4144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804" table:style-name="ce2">
            <text:p>2,4380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82799999999998" table:style-name="ce2">
            <text:p>2,4582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16" table:style-name="ce2">
            <text:p>2,4291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38500000000001" table:style-name="ce2">
            <text:p>2,4338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13600000000002" table:style-name="ce2">
            <text:p>2,4313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7119" table:style-name="ce2">
            <text:p>2,4711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539" table:style-name="ce2">
            <text:p>2,4553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065" table:style-name="ce2">
            <text:p>2,4306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469" table:style-name="ce2">
            <text:p>2,4446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956299999999998" table:style-name="ce2">
            <text:p>2,4956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83100000000002" table:style-name="ce2">
            <text:p>2,4283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6041" table:style-name="ce2">
            <text:p>2,460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33800000000001" table:style-name="ce2">
            <text:p>2,4533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5399999999998" table:style-name="ce2">
            <text:p>2,4295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79599999999999" table:style-name="ce2">
            <text:p>2,4379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86699999999999" table:style-name="ce2">
            <text:p>2,4486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.3434100000000004" table:style-name="ce2">
            <text:p>6,343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736" table:style-name="ce2">
            <text:p>2,4173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07599999999998" table:style-name="ce2">
            <text:p>2,4507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07400000000001" table:style-name="ce2">
            <text:p>2,4307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6441" table:style-name="ce2">
            <text:p>2,464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782899999999999" table:style-name="ce2">
            <text:p>2,4782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54100000000001" table:style-name="ce2">
            <text:p>2,415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48099999999999" table:style-name="ce2">
            <text:p>2,4448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51999999999998" table:style-name="ce2">
            <text:p>2,425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57499999999999" table:style-name="ce2">
            <text:p>2,4257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043899999999999" table:style-name="ce2">
            <text:p>2,5043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72999999999998" table:style-name="ce2">
            <text:p>2,427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62200000000001" table:style-name="ce2">
            <text:p>2,4362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33399999999998" table:style-name="ce2">
            <text:p>2,4333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256" table:style-name="ce2">
            <text:p>2,4125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34099999999999" table:style-name="ce2">
            <text:p>2,433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.0892" table:style-name="ce2">
            <text:p>12,089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00899999999999" table:style-name="ce2">
            <text:p>2,4300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43200000000001" table:style-name="ce2">
            <text:p>2,4543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89099999999999" table:style-name="ce2">
            <text:p>2,4189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39899999999999" table:style-name="ce2">
            <text:p>2,4239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97500000000001" table:style-name="ce2">
            <text:p>2,4197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391" table:style-name="ce2">
            <text:p>2,4139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85599999999998" table:style-name="ce2">
            <text:p>2,4385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26000000000001" table:style-name="ce2">
            <text:p>2,422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65999999999999" table:style-name="ce2">
            <text:p>2,436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24300000000001" table:style-name="ce2">
            <text:p>2,4324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526" table:style-name="ce2">
            <text:p>2,4152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45599999999998" table:style-name="ce2">
            <text:p>2,4345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78099999999998" table:style-name="ce2">
            <text:p>2,4178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32699999999998" table:style-name="ce2">
            <text:p>2,4332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72199999999999" table:style-name="ce2">
            <text:p>2,4372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15899999999999" table:style-name="ce2">
            <text:p>2,4315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97" table:style-name="ce2">
            <text:p>2,4299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03" table:style-name="ce2">
            <text:p>2,4290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1200000000002" table:style-name="ce2">
            <text:p>2,4291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086500000000002" table:style-name="ce2">
            <text:p>2,4086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0600000000002" table:style-name="ce2">
            <text:p>2,4290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15100000000001" table:style-name="ce2">
            <text:p>2,4215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97399999999998" table:style-name="ce2">
            <text:p>2,4297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082" table:style-name="ce2">
            <text:p>2,4408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74799999999999" table:style-name="ce2">
            <text:p>2,4174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01600000000001" table:style-name="ce2">
            <text:p>2,4401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58000000000002" table:style-name="ce2">
            <text:p>2,425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24599999999998" table:style-name="ce2">
            <text:p>2,4124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51000000000001" table:style-name="ce2">
            <text:p>2,445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58899999999999" table:style-name="ce2">
            <text:p>2,4258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31" table:style-name="ce2">
            <text:p>2,413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72" table:style-name="ce2">
            <text:p>2,447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40700000000002" table:style-name="ce2">
            <text:p>2,4540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49799999999999" table:style-name="ce2">
            <text:p>2,4349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414" table:style-name="ce2">
            <text:p>2,4241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49799999999999" table:style-name="ce2">
            <text:p>2,4149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62499999999998" table:style-name="ce2">
            <text:p>2,4562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27999999999999" table:style-name="ce2">
            <text:p>2,452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724499999999998" table:style-name="ce2">
            <text:p>2,4724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40200000000001" table:style-name="ce2">
            <text:p>2,4440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60199999999999" table:style-name="ce2">
            <text:p>2,4460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283" table:style-name="ce2">
            <text:p>2,4128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.5270000000000001" table:style-name="ce2">
            <text:p>6,52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31900000000002" table:style-name="ce2">
            <text:p>2,4131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47500000000002" table:style-name="ce2">
            <text:p>2,4147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81700000000002" table:style-name="ce2">
            <text:p>2,4481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434999999999998" table:style-name="ce2">
            <text:p>2,443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77" table:style-name="ce2">
            <text:p>2,417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251999999999998" table:style-name="ce2">
            <text:p>3,925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61699999999999" table:style-name="ce2">
            <text:p>3,9061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435" table:style-name="ce2">
            <text:p>3,9043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71900000000001" table:style-name="ce2">
            <text:p>3,8771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00299999999999" table:style-name="ce2">
            <text:p>3,9100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249800000000001" table:style-name="ce2">
            <text:p>3,9249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826" table:style-name="ce2">
            <text:p>3,8782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473699999999998" table:style-name="ce2">
            <text:p>3,9473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887399999999999" table:style-name="ce2">
            <text:p>3,8887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02899999999998" table:style-name="ce2">
            <text:p>3,9302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50399999999999" table:style-name="ce2">
            <text:p>3,9150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113" table:style-name="ce2">
            <text:p>3,9311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8836" table:style-name="ce2">
            <text:p>3,8883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4775" table:style-name="ce2">
            <text:p>3,8477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672000000000001" table:style-name="ce2">
            <text:p>3,967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488799999999999" table:style-name="ce2">
            <text:p>3,9488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600499999999998" table:style-name="ce2">
            <text:p>3,9600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81900000000001" table:style-name="ce2">
            <text:p>3,9181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219200000000001" table:style-name="ce2">
            <text:p>3,9219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55899999999999" table:style-name="ce2">
            <text:p>3,9355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7031" table:style-name="ce2">
            <text:p>3,9703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46799999999999" table:style-name="ce2">
            <text:p>3,9046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52199999999999" table:style-name="ce2">
            <text:p>3,9052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302199999999999" table:style-name="ce2">
            <text:p>4,0302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27000000000001" table:style-name="ce2">
            <text:p>3,912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77" table:style-name="ce2">
            <text:p>3,917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77499999999998" table:style-name="ce2">
            <text:p>3,9177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682200000000001" table:style-name="ce2">
            <text:p>3,9682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527100000000002" table:style-name="ce2">
            <text:p>3,9527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07399999999999" table:style-name="ce2">
            <text:p>3,9007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259499999999998" table:style-name="ce2">
            <text:p>3,9259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6572" table:style-name="ce2">
            <text:p>3,8657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99599999999999" table:style-name="ce2">
            <text:p>3,9099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0448" table:style-name="ce2">
            <text:p>4,0044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364" table:style-name="ce2">
            <text:p>3,9336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354900000000002" table:style-name="ce2">
            <text:p>4,0354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553500000000001" table:style-name="ce2">
            <text:p>3,9553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27399999999998" table:style-name="ce2">
            <text:p>3,8727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696799999999998" table:style-name="ce2">
            <text:p>3,8696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98" table:style-name="ce2">
            <text:p>3,939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716" table:style-name="ce2">
            <text:p>3,9371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499200000000001" table:style-name="ce2">
            <text:p>3,9499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656400000000001" table:style-name="ce2">
            <text:p>4,0656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02199999999998" table:style-name="ce2">
            <text:p>3,9102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67100000000001" table:style-name="ce2">
            <text:p>3,8767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611800000000001" table:style-name="ce2">
            <text:p>3,9611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8205" table:style-name="ce2">
            <text:p>3,8820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94599999999999" table:style-name="ce2">
            <text:p>3,8794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90600000000002" table:style-name="ce2">
            <text:p>3,9090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44599999999998" table:style-name="ce2">
            <text:p>3,9044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663500000000002" table:style-name="ce2">
            <text:p>3,8663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10800000000001" table:style-name="ce2">
            <text:p>3,9110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9466" table:style-name="ce2">
            <text:p>3,8946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705699999999999" table:style-name="ce2">
            <text:p>3,9705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491900000000003" table:style-name="ce2">
            <text:p>4,0491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2509" table:style-name="ce2">
            <text:p>3,9250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75499999999999" table:style-name="ce2">
            <text:p>3,9175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870899999999998" table:style-name="ce2">
            <text:p>3,9870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40899999999998" table:style-name="ce2">
            <text:p>3,9140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06000000000001" table:style-name="ce2">
            <text:p>3,930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1539" table:style-name="ce2">
            <text:p>4,0153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5.068899999999999" table:style-name="ce2">
            <text:p>15,068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555600000000002" table:style-name="ce2">
            <text:p>3,9555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276800000000001" table:style-name="ce2">
            <text:p>3,9276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5092" table:style-name="ce2">
            <text:p>3,9509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999099999999999" table:style-name="ce2">
            <text:p>3,9999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77499999999998" table:style-name="ce2">
            <text:p>3,9177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80000000000001" table:style-name="ce2">
            <text:p>3,91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417800000000001" table:style-name="ce2">
            <text:p>3,9417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929700000000001" table:style-name="ce2">
            <text:p>3,9929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637899999999998" table:style-name="ce2">
            <text:p>3,8637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12299999999998" table:style-name="ce2">
            <text:p>3,9312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881899999999998" table:style-name="ce2">
            <text:p>3,8881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489700000000001" table:style-name="ce2">
            <text:p>3,9489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01199999999998" table:style-name="ce2">
            <text:p>3,9001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744" table:style-name="ce2">
            <text:p>3,8774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9825" table:style-name="ce2">
            <text:p>3,8982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01599999999999" table:style-name="ce2">
            <text:p>3,9101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708299999999999" table:style-name="ce2">
            <text:p>3,9708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860999999999999" table:style-name="ce2">
            <text:p>3,886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61700000000002" table:style-name="ce2">
            <text:p>3,9161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076099999999997" table:style-name="ce2">
            <text:p>4,0076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4651" table:style-name="ce2">
            <text:p>3,9465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477199999999999" table:style-name="ce2">
            <text:p>3,9477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479" table:style-name="ce2">
            <text:p>3,8747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2008" table:style-name="ce2">
            <text:p>3,9200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85299999999998" table:style-name="ce2">
            <text:p>3,9085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0031100000000004" table:style-name="ce2">
            <text:p>4,0031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8563" table:style-name="ce2">
            <text:p>3,9856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10299999999998" table:style-name="ce2">
            <text:p>3,9110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873" table:style-name="ce2">
            <text:p>3,8787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,9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062700000000001" table:style-name="ce2">
            <text:p>3,9062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321600000000001" table:style-name="ce2">
            <text:p>3,9321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0.742100000000001" table:style-name="ce2">
            <text:p>10,742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721999999999999" table:style-name="ce2">
            <text:p>3,872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66799999999999" table:style-name="ce2">
            <text:p>3,9166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8822" table:style-name="ce2">
            <text:p>3,8882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8887" table:style-name="ce2">
            <text:p>3,888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.91168" table:style-name="ce2">
            <text:p>3,9116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356199999999998" table:style-name="ce2">
            <text:p>5,0356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58599999999999" table:style-name="ce2">
            <text:p>4,9758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60499999999999" table:style-name="ce2">
            <text:p>4,9760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58799999999997" table:style-name="ce2">
            <text:p>4,9958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36700000000003" table:style-name="ce2">
            <text:p>4,9736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1169799999999999" table:style-name="ce2">
            <text:p>5,1169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86799999999998" table:style-name="ce2">
            <text:p>4,9786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42799999999998" table:style-name="ce2">
            <text:p>4,9942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272899999999998" table:style-name="ce2">
            <text:p>5,0272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68199999999998" table:style-name="ce2">
            <text:p>4,9868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486500000000003" table:style-name="ce2">
            <text:p>5,0486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78900000000004" table:style-name="ce2">
            <text:p>4,9778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65700000000004" table:style-name="ce2">
            <text:p>4,9865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149" table:style-name="ce2">
            <text:p>4,9814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478200000000001" table:style-name="ce2">
            <text:p>4,9478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459900000000001" table:style-name="ce2">
            <text:p>4,9459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65699999999999" table:style-name="ce2">
            <text:p>4,9665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19499999999999" table:style-name="ce2">
            <text:p>4,9619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322499999999998" table:style-name="ce2">
            <text:p>4,9322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89399999999997" table:style-name="ce2">
            <text:p>4,9789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719599999999998" table:style-name="ce2">
            <text:p>5,0719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5.441800000000001" table:style-name="ce2">
            <text:p>15,441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11099999999999" table:style-name="ce2">
            <text:p>4,9511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135699999999996" table:style-name="ce2">
            <text:p>5,0135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24900000000001" table:style-name="ce2">
            <text:p>4,9524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78600000000002" table:style-name="ce2">
            <text:p>4,9578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20699999999998" table:style-name="ce2">
            <text:p>4,9620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064000000000002" table:style-name="ce2">
            <text:p>5,006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83900000000001" table:style-name="ce2">
            <text:p>4,9783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19499999999996" table:style-name="ce2">
            <text:p>4,9719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686200000000001" table:style-name="ce2">
            <text:p>5,0686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50000000000003" table:style-name="ce2">
            <text:p>4,98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84500000000001" table:style-name="ce2">
            <text:p>4,9984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137200000000002" table:style-name="ce2">
            <text:p>5,0137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3858" table:style-name="ce2">
            <text:p>4,9385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469099999999996" table:style-name="ce2">
            <text:p>5,0469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91500000000002" table:style-name="ce2">
            <text:p>4,9591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381" table:style-name="ce2">
            <text:p>5,038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73100000000003" table:style-name="ce2">
            <text:p>4,9673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493299999999998" table:style-name="ce2">
            <text:p>4,9493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383" table:style-name="ce2">
            <text:p>4,9938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878" table:style-name="ce2">
            <text:p>4,9587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74299999999998" table:style-name="ce2">
            <text:p>4,9874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583" table:style-name="ce2">
            <text:p>5,058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03099999999996" table:style-name="ce2">
            <text:p>4,9703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15999999999998" table:style-name="ce2">
            <text:p>4,961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238699999999996" table:style-name="ce2">
            <text:p>5,0238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16400000000003" table:style-name="ce2">
            <text:p>4,9516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64999999999997" table:style-name="ce2">
            <text:p>4,976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52599999999998" table:style-name="ce2">
            <text:p>4,9652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28300000000001" table:style-name="ce2">
            <text:p>4,9728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02800000000003" table:style-name="ce2">
            <text:p>4,9902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370500000000002" table:style-name="ce2">
            <text:p>4,9370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18400000000003" table:style-name="ce2">
            <text:p>4,9718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27700000000004" table:style-name="ce2">
            <text:p>4,9827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021199999999997" table:style-name="ce2">
            <text:p>5,0021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611499999999996" table:style-name="ce2">
            <text:p>5,0611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107600000000003" table:style-name="ce2">
            <text:p>5,0107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16499999999999" table:style-name="ce2">
            <text:p>4,9916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28300000000001" table:style-name="ce2">
            <text:p>4,9728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052700000000003" table:style-name="ce2">
            <text:p>5,0052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848800000000001" table:style-name="ce2">
            <text:p>5,0848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1301300000000003" table:style-name="ce2">
            <text:p>5,1301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109" table:style-name="ce2">
            <text:p>5,10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329300000000003" table:style-name="ce2">
            <text:p>5,0329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281" table:style-name="ce2">
            <text:p>4,9728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44600000000001" table:style-name="ce2">
            <text:p>4,9544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51599999999996" table:style-name="ce2">
            <text:p>4,9851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534400000000002" table:style-name="ce2">
            <text:p>5,0534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587" table:style-name="ce2">
            <text:p>5,058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24899999999996" table:style-name="ce2">
            <text:p>4,9724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489000000000001" table:style-name="ce2">
            <text:p>4,948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37200000000004" table:style-name="ce2">
            <text:p>4,9637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50599999999996" table:style-name="ce2">
            <text:p>4,9950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7.314499999999999" table:style-name="ce2">
            <text:p>17,314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91700000000003" table:style-name="ce2">
            <text:p>4,9591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32300000000003" table:style-name="ce2">
            <text:p>4,9632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33100000000004" table:style-name="ce2">
            <text:p>4,9833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17000000000002" table:style-name="ce2">
            <text:p>4,971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71500000000002" table:style-name="ce2">
            <text:p>4,9671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81599999999997" table:style-name="ce2">
            <text:p>4,9881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11399999999997" table:style-name="ce2">
            <text:p>4,9911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11700000000001" table:style-name="ce2">
            <text:p>4,9611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1139900000000003" table:style-name="ce2">
            <text:p>5,1139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24900000000003" table:style-name="ce2">
            <text:p>4,9824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600899999999998" table:style-name="ce2">
            <text:p>5,0600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462899999999999" table:style-name="ce2">
            <text:p>5,0462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61199999999999" table:style-name="ce2">
            <text:p>4,9761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541700000000004" table:style-name="ce2">
            <text:p>4,9541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52799999999997" table:style-name="ce2">
            <text:p>4,9752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836799999999997" table:style-name="ce2">
            <text:p>4,9836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502" table:style-name="ce2">
            <text:p>4,9650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9125" table:style-name="ce2">
            <text:p>4,9912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82500000000003" table:style-name="ce2">
            <text:p>4,9682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042900000000001" table:style-name="ce2">
            <text:p>5,0042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708800000000002" table:style-name="ce2">
            <text:p>4,9708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0563900000000004" table:style-name="ce2">
            <text:p>5,0563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643699999999997" table:style-name="ce2">
            <text:p>4,9643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93893" table:style-name="ce2">
            <text:p>4,9389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6382199999999996" table:style-name="ce2">
            <text:p>4,6382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.730700000000001" table:style-name="ce2">
            <text:p>12,730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95699999999999" table:style-name="ce2">
            <text:p>3,5195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025499999999998" table:style-name="ce2">
            <text:p>3,5025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657899999999998" table:style-name="ce2">
            <text:p>3,5657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81000000000002" table:style-name="ce2">
            <text:p>3,488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844" table:style-name="ce2">
            <text:p>3,4784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434999999999999" table:style-name="ce2">
            <text:p>3,543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16100000000001" table:style-name="ce2">
            <text:p>3,4916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49599999999998" table:style-name="ce2">
            <text:p>3,4949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330300000000001" table:style-name="ce2">
            <text:p>3,5330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8419" table:style-name="ce2">
            <text:p>3,5841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887199999999999" table:style-name="ce2">
            <text:p>3,5887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47999999999999" table:style-name="ce2">
            <text:p>3,484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46899999999998" table:style-name="ce2">
            <text:p>3,4746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04700000000002" table:style-name="ce2">
            <text:p>3,5104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089999999999999" table:style-name="ce2">
            <text:p>3,50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59600000000002" table:style-name="ce2">
            <text:p>3,4759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53400000000001" table:style-name="ce2">
            <text:p>3,5153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52200000000002" table:style-name="ce2">
            <text:p>3,4952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0554399999999999" table:style-name="ce2">
            <text:p>3,0554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2153" table:style-name="ce2">
            <text:p>3,215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762" table:style-name="ce2">
            <text:p>3,4976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.9138000000000002" table:style-name="ce2">
            <text:p>9,913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96200000000002" table:style-name="ce2">
            <text:p>3,4996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500500000000001" table:style-name="ce2">
            <text:p>3,5500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32999999999998" table:style-name="ce2">
            <text:p>3,483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9199" table:style-name="ce2">
            <text:p>3,5919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718399999999999" table:style-name="ce2">
            <text:p>3,5718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548999999999999" table:style-name="ce2">
            <text:p>3,554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394800000000002" table:style-name="ce2">
            <text:p>3,5394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851" table:style-name="ce2">
            <text:p>3,4985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85999999999999" table:style-name="ce2">
            <text:p>3,488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21199999999999" table:style-name="ce2">
            <text:p>3,4721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50400000000001" table:style-name="ce2">
            <text:p>3,4850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535999999999999" table:style-name="ce2">
            <text:p>3,553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34999999999999" table:style-name="ce2">
            <text:p>3,523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65499999999998" table:style-name="ce2">
            <text:p>3,4865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88100000000002" table:style-name="ce2">
            <text:p>3,4788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6272899999999999" table:style-name="ce2">
            <text:p>3,6272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57100000000001" table:style-name="ce2">
            <text:p>3,4857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3382" table:style-name="ce2">
            <text:p>3,5338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45600000000001" table:style-name="ce2">
            <text:p>3,4845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377000000000001" table:style-name="ce2">
            <text:p>3,537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" table:style-name="ce2">
            <text:p>3,5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5864" table:style-name="ce2">
            <text:p>3,5586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45000000000002" table:style-name="ce2">
            <text:p>3,524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848" table:style-name="ce2">
            <text:p>3,4884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328599999999999" table:style-name="ce2">
            <text:p>3,5328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59299999999998" table:style-name="ce2">
            <text:p>3,5259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491999999999999" table:style-name="ce2">
            <text:p>3,549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01800000000001" table:style-name="ce2">
            <text:p>3,5101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95500000000001" table:style-name="ce2">
            <text:p>3,4795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945" table:style-name="ce2">
            <text:p>3,5194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60100000000001" table:style-name="ce2">
            <text:p>3,4960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578500000000002" table:style-name="ce2">
            <text:p>3,5578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58100000000001" table:style-name="ce2">
            <text:p>3,4958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30499999999998" table:style-name="ce2">
            <text:p>3,5130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97500000000002" table:style-name="ce2">
            <text:p>3,5197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56199999999999" table:style-name="ce2">
            <text:p>3,4856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317599999999998" table:style-name="ce2">
            <text:p>3,5317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503399999999998" table:style-name="ce2">
            <text:p>3,5503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98699999999998" table:style-name="ce2">
            <text:p>3,5298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63500000000001" table:style-name="ce2">
            <text:p>3,4763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45199999999998" table:style-name="ce2">
            <text:p>3,4845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666899999999999" table:style-name="ce2">
            <text:p>3,5666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0.310700000000001" table:style-name="ce2">
            <text:p>10,310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275" table:style-name="ce2">
            <text:p>3,5127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70699999999999" table:style-name="ce2">
            <text:p>3,4970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693600000000001" table:style-name="ce2">
            <text:p>3,5693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6089099999999998" table:style-name="ce2">
            <text:p>3,6089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431" table:style-name="ce2">
            <text:p>3,4943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047999999999999" table:style-name="ce2">
            <text:p>3,504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7028500000000002" table:style-name="ce2">
            <text:p>3,7028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10800000000002" table:style-name="ce2">
            <text:p>3,5110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35699999999999" table:style-name="ce2">
            <text:p>3,5235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61600000000002" table:style-name="ce2">
            <text:p>3,4961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18699999999998" table:style-name="ce2">
            <text:p>3,4818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78" table:style-name="ce2">
            <text:p>3,487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038200000000002" table:style-name="ce2">
            <text:p>3,5038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3552" table:style-name="ce2">
            <text:p>3,5355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7723" table:style-name="ce2">
            <text:p>3,4772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0854" table:style-name="ce2">
            <text:p>3,5085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6305299999999998" table:style-name="ce2">
            <text:p>3,6305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868999999999999" table:style-name="ce2">
            <text:p>3,486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09800000000002" table:style-name="ce2">
            <text:p>3,5209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6514" table:style-name="ce2">
            <text:p>3,5651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4282" table:style-name="ce2">
            <text:p>11,428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59799999999999" table:style-name="ce2">
            <text:p>3,5159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64357" table:style-name="ce2">
            <text:p>3,6435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09299999999999" table:style-name="ce2">
            <text:p>3,5209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316" table:style-name="ce2">
            <text:p>3,4931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243500000000001" table:style-name="ce2">
            <text:p>3,5243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003899999999999" table:style-name="ce2">
            <text:p>3,5003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484399999999998" table:style-name="ce2">
            <text:p>3,5484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5986" table:style-name="ce2">
            <text:p>3,5598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9722" table:style-name="ce2">
            <text:p>3,4972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7145" table:style-name="ce2">
            <text:p>3,5714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68300000000001" table:style-name="ce2">
            <text:p>3,5168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5118900000000002" table:style-name="ce2">
            <text:p>3,5118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.4600900000000001" table:style-name="ce2">
            <text:p>3,4600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93600000000002" table:style-name="ce2">
            <text:p>6,9993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26500000000001" table:style-name="ce2">
            <text:p>7,0426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90899999999996" table:style-name="ce2">
            <text:p>7,0490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4999999999996" table:style-name="ce2">
            <text:p>7,029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49800000000002" table:style-name="ce2">
            <text:p>7,0249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57599999999998" table:style-name="ce2">
            <text:p>7,0357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.3811199999999992" table:style-name="ce2">
            <text:p>8,3811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35499999999998" table:style-name="ce2">
            <text:p>7,0435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9800000000003" table:style-name="ce2">
            <text:p>7,0199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5499999999999" table:style-name="ce2">
            <text:p>7,0095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905" table:style-name="ce2">
            <text:p>7,0590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04299999999996" table:style-name="ce2">
            <text:p>7,0904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891699999999998" table:style-name="ce2">
            <text:p>7,1891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05" table:style-name="ce2">
            <text:p>7,030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98300000000003" table:style-name="ce2">
            <text:p>7,0398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80999999999998" table:style-name="ce2">
            <text:p>7,008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84600000000004" table:style-name="ce2">
            <text:p>7,0484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8700000000001" table:style-name="ce2">
            <text:p>7,0198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58099999999997" table:style-name="ce2">
            <text:p>7,0758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3799999999997" table:style-name="ce2">
            <text:p>7,0293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7499999999999" table:style-name="ce2">
            <text:p>7,0297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57200000000004" table:style-name="ce2">
            <text:p>7,0357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71499999999998" table:style-name="ce2">
            <text:p>7,0271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83099999999996" table:style-name="ce2">
            <text:p>7,0583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83800000000001" table:style-name="ce2">
            <text:p>7,0383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99299999999996" table:style-name="ce2">
            <text:p>7,0599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382" table:style-name="ce2">
            <text:p>7,0538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35899999999998" table:style-name="ce2">
            <text:p>7,0935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416" table:style-name="ce2">
            <text:p>7,0341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55400000000001" table:style-name="ce2">
            <text:p>7,0355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546400000000004" table:style-name="ce2">
            <text:p>6,9546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5394500000000004" table:style-name="ce2">
            <text:p>6,5394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3988" table:style-name="ce2">
            <text:p>6,3398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6744300000000001" table:style-name="ce2">
            <text:p>6,6744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113200000000003" table:style-name="ce2">
            <text:p>6,3113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5651299999999999" table:style-name="ce2">
            <text:p>6,5651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28735" table:style-name="ce2">
            <text:p>6,2873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493000000000004" table:style-name="ce2">
            <text:p>6,849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7.704799999999999" table:style-name="ce2">
            <text:p>17,704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91" table:style-name="ce2">
            <text:p>7,0189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51000000000002" table:style-name="ce2">
            <text:p>7,065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04099999999996" table:style-name="ce2">
            <text:p>7,0004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19400000000003" table:style-name="ce2">
            <text:p>7,0019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459700000000002" table:style-name="ce2">
            <text:p>7,1459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251" table:style-name="ce2">
            <text:p>7,0425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337799999999998" table:style-name="ce2">
            <text:p>7,1337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36399999999999" table:style-name="ce2">
            <text:p>7,0836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.7920099999999994" table:style-name="ce2">
            <text:p>8,7920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1599999999996" table:style-name="ce2">
            <text:p>7,0091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602" table:style-name="ce2">
            <text:p>7,0660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93800000000004" table:style-name="ce2">
            <text:p>7,0393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88299999999997" table:style-name="ce2">
            <text:p>7,0488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11999999999997" table:style-name="ce2">
            <text:p>7,051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09600000000003" table:style-name="ce2">
            <text:p>6,9909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56400000000001" table:style-name="ce2">
            <text:p>15,356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18200000000002" table:style-name="ce2">
            <text:p>7,0518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52200000000003" table:style-name="ce2">
            <text:p>7,0552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5899999999999" table:style-name="ce2">
            <text:p>7,0325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0999999999999" table:style-name="ce2">
            <text:p>7,011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4799999999998" table:style-name="ce2">
            <text:p>7,0144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61599999999997" table:style-name="ce2">
            <text:p>7,0361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34400000000002" table:style-name="ce2">
            <text:p>7,0534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5999999999996" table:style-name="ce2">
            <text:p>7,011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62299999999998" table:style-name="ce2">
            <text:p>7,0362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314" table:style-name="ce2">
            <text:p>7,0931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32799999999996" table:style-name="ce2">
            <text:p>7,0732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17299999999998" table:style-name="ce2">
            <text:p>7,0217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581000000000001" table:style-name="ce2">
            <text:p>7,158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77899999999998" table:style-name="ce2">
            <text:p>7,0177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8827" table:style-name="ce2">
            <text:p>6,9882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4.4017" table:style-name="ce2">
            <text:p>14,401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558799999999998" table:style-name="ce2">
            <text:p>7,1558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8299999999997" table:style-name="ce2">
            <text:p>7,0328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26" table:style-name="ce2">
            <text:p>7,0112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45100000000003" table:style-name="ce2">
            <text:p>7,0245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82000000000001" table:style-name="ce2">
            <text:p>7,108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607799999999999" table:style-name="ce2">
            <text:p>7,1607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55100000000001" table:style-name="ce2">
            <text:p>7,0055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01499999999999" table:style-name="ce2">
            <text:p>7,0301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39100000000004" table:style-name="ce2">
            <text:p>7,0839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7100000000001" table:style-name="ce2">
            <text:p>7,0097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565" table:style-name="ce2">
            <text:p>7,0956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43399999999998" table:style-name="ce2">
            <text:p>7,0543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23199999999999" table:style-name="ce2">
            <text:p>7,0523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35700000000001" table:style-name="ce2">
            <text:p>7,0335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11099999999998" table:style-name="ce2">
            <text:p>7,0811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3300000000004" table:style-name="ce2">
            <text:p>7,0283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25000000000004" table:style-name="ce2">
            <text:p>7,002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41799999999997" table:style-name="ce2">
            <text:p>7,0541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12900000000002" table:style-name="ce2">
            <text:p>6,9912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03900000000004" table:style-name="ce2">
            <text:p>7,0403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56400000000001" table:style-name="ce2">
            <text:p>7,0256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2116300000000004" table:style-name="ce2">
            <text:p>7,2116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478099999999998" table:style-name="ce2">
            <text:p>7,1478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08600000000001" table:style-name="ce2">
            <text:p>7,0508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372999999999998" table:style-name="ce2">
            <text:p>7,137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03599999999997" table:style-name="ce2">
            <text:p>7,0403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5646100000000001" table:style-name="ce2">
            <text:p>6,5646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5182099999999998" table:style-name="ce2">
            <text:p>6,5182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0499999999997" table:style-name="ce2">
            <text:p>7,0180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19" table:style-name="ce2">
            <text:p>12,61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165" table:style-name="ce2">
            <text:p>12,816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952" table:style-name="ce2">
            <text:p>12,695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962999999999999" table:style-name="ce2">
            <text:p>12,96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990500000000001" table:style-name="ce2">
            <text:p>12,990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938599999999999" table:style-name="ce2">
            <text:p>12,938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088" table:style-name="ce2">
            <text:p>12,808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658" table:style-name="ce2">
            <text:p>12,865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005" table:style-name="ce2">
            <text:p>12,600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407" table:style-name="ce2">
            <text:p>12,40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221399999999999" table:style-name="ce2">
            <text:p>11,221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302300000000001" table:style-name="ce2">
            <text:p>11,302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302199999999999" table:style-name="ce2">
            <text:p>11,302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0.503900000000002" table:style-name="ce2">
            <text:p>20,503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502" table:style-name="ce2">
            <text:p>12,750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767" table:style-name="ce2">
            <text:p>12,676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579" table:style-name="ce2">
            <text:p>12,657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61199999999999" table:style-name="ce2">
            <text:p>12,661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001" table:style-name="ce2">
            <text:p>12,800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40199999999999" table:style-name="ce2">
            <text:p>12,840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5661" table:style-name="ce2">
            <text:p>12,566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81499999999999" table:style-name="ce2">
            <text:p>12,781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16100000000001" table:style-name="ce2">
            <text:p>12,716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5947" table:style-name="ce2">
            <text:p>12,594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2.336600000000001" table:style-name="ce2">
            <text:p>22,336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089" table:style-name="ce2">
            <text:p>12,608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49800000000001" table:style-name="ce2">
            <text:p>12,649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473" table:style-name="ce2">
            <text:p>12,647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685" table:style-name="ce2">
            <text:p>12,668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475" table:style-name="ce2">
            <text:p>12,747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94599999999999" table:style-name="ce2">
            <text:p>12,694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434" table:style-name="ce2">
            <text:p>12,643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79" table:style-name="ce2">
            <text:p>12,67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188" table:style-name="ce2">
            <text:p>12,818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20200000000001" table:style-name="ce2">
            <text:p>12,620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64199999999999" table:style-name="ce2">
            <text:p>12,664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52200000000001" table:style-name="ce2">
            <text:p>12,652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16599999999999" table:style-name="ce2">
            <text:p>12,816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396" table:style-name="ce2">
            <text:p>12,639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892" table:style-name="ce2">
            <text:p>12,689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591" table:style-name="ce2">
            <text:p>12,659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213" table:style-name="ce2">
            <text:p>12,621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516" table:style-name="ce2">
            <text:p>12,751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068" table:style-name="ce2">
            <text:p>12,606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188" table:style-name="ce2">
            <text:p>12,718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755" table:style-name="ce2">
            <text:p>12,675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13800000000001" table:style-name="ce2">
            <text:p>12,813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6.790800000000001" table:style-name="ce2">
            <text:p>16,790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715" table:style-name="ce2">
            <text:p>12,671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193" table:style-name="ce2">
            <text:p>12,719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441" table:style-name="ce2">
            <text:p>12,744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88399999999999" table:style-name="ce2">
            <text:p>12,788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01299999999999" table:style-name="ce2">
            <text:p>12,801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92399999999999" table:style-name="ce2">
            <text:p>12,692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4.5869" table:style-name="ce2">
            <text:p>14,586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058" table:style-name="ce2">
            <text:p>12,705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68800000000001" table:style-name="ce2">
            <text:p>12,768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59499999999999" table:style-name="ce2">
            <text:p>12,759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3.416799999999999" table:style-name="ce2">
            <text:p>23,416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46800000000001" table:style-name="ce2">
            <text:p>12,646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06799999999999" table:style-name="ce2">
            <text:p>12,706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19099999999999" table:style-name="ce2">
            <text:p>12,719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44400000000001" table:style-name="ce2">
            <text:p>12,744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396" table:style-name="ce2">
            <text:p>12,639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5946" table:style-name="ce2">
            <text:p>12,594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15399999999999" table:style-name="ce2">
            <text:p>12,615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506" table:style-name="ce2">
            <text:p>12,750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051" table:style-name="ce2">
            <text:p>12,605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133" table:style-name="ce2">
            <text:p>12,813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2.1663" table:style-name="ce2">
            <text:p>22,166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807" table:style-name="ce2">
            <text:p>12,680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12199999999999" table:style-name="ce2">
            <text:p>12,712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15" table:style-name="ce2">
            <text:p>12,71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745" table:style-name="ce2">
            <text:p>12,774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942" table:style-name="ce2">
            <text:p>12,694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271" table:style-name="ce2">
            <text:p>12,727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156499999999999" table:style-name="ce2">
            <text:p>11,156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010300000000001" table:style-name="ce2">
            <text:p>11,010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962999999999999" table:style-name="ce2">
            <text:p>11,96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568" table:style-name="ce2">
            <text:p>12,756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021" table:style-name="ce2">
            <text:p>12,702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522500000000001" table:style-name="ce2">
            <text:p>15,522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637" table:style-name="ce2">
            <text:p>12,663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41899999999999" table:style-name="ce2">
            <text:p>12,741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814" table:style-name="ce2">
            <text:p>12,681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805400000000001" table:style-name="ce2">
            <text:p>12,805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274" table:style-name="ce2">
            <text:p>12,627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22199999999999" table:style-name="ce2">
            <text:p>12,622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92299999999999" table:style-name="ce2">
            <text:p>12,792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32300000000001" table:style-name="ce2">
            <text:p>12,632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5791" table:style-name="ce2">
            <text:p>12,579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06400000000001" table:style-name="ce2">
            <text:p>12,606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5.696100000000001" table:style-name="ce2">
            <text:p>25,696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57400000000001" table:style-name="ce2">
            <text:p>12,657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598699999999999" table:style-name="ce2">
            <text:p>12,598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5748" table:style-name="ce2">
            <text:p>12,574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188" table:style-name="ce2">
            <text:p>12,718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740600000000001" table:style-name="ce2">
            <text:p>12,740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524" table:style-name="ce2">
            <text:p>12,652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2.662699999999999" table:style-name="ce2">
            <text:p>12,662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54" table:style-name="ce2">
            <text:p>15,225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13" table:style-name="ce2">
            <text:p>15,191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16300000000001" table:style-name="ce2">
            <text:p>15,116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367" table:style-name="ce2">
            <text:p>15,336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065" table:style-name="ce2">
            <text:p>15,206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09300000000001" table:style-name="ce2">
            <text:p>15,209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4039" table:style-name="ce2">
            <text:p>15,403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02499999999999" table:style-name="ce2">
            <text:p>15,102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2600000000001" table:style-name="ce2">
            <text:p>15,192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91" table:style-name="ce2">
            <text:p>15,199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4015" table:style-name="ce2">
            <text:p>15,401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9799999999999" table:style-name="ce2">
            <text:p>15,229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6.336099999999998" table:style-name="ce2">
            <text:p>26,336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61900000000001" table:style-name="ce2">
            <text:p>15,261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439" table:style-name="ce2">
            <text:p>15,343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352" table:style-name="ce2">
            <text:p>15,335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638" table:style-name="ce2">
            <text:p>15,263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89" table:style-name="ce2">
            <text:p>15,28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3599999999999" table:style-name="ce2">
            <text:p>15,223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737" table:style-name="ce2">
            <text:p>15,173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582" table:style-name="ce2">
            <text:p>15,258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4.0892" table:style-name="ce2">
            <text:p>14,089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76" table:style-name="ce2">
            <text:p>15,197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35300000000001" table:style-name="ce2">
            <text:p>15,235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4600000000001" table:style-name="ce2">
            <text:p>15,224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0300000000001" table:style-name="ce2">
            <text:p>15,190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84699999999999" table:style-name="ce2">
            <text:p>15,184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5" table:style-name="ce2">
            <text:p>15,2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4800000000001" table:style-name="ce2">
            <text:p>15,194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13" table:style-name="ce2">
            <text:p>15,191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74300000000001" table:style-name="ce2">
            <text:p>15,174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5.145199999999999" table:style-name="ce2">
            <text:p>25,145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731" table:style-name="ce2">
            <text:p>15,173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042" table:style-name="ce2">
            <text:p>15,304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35300000000001" table:style-name="ce2">
            <text:p>15,235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47999999999999" table:style-name="ce2">
            <text:p>15,24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611" table:style-name="ce2">
            <text:p>15,361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43600000000001" table:style-name="ce2">
            <text:p>15,243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598" table:style-name="ce2">
            <text:p>15,259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4222" table:style-name="ce2">
            <text:p>15,422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76899999999999" table:style-name="ce2">
            <text:p>15,276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4376" table:style-name="ce2">
            <text:p>15,437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4826" table:style-name="ce2">
            <text:p>15,482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462" table:style-name="ce2">
            <text:p>15,46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90100000000001" table:style-name="ce2">
            <text:p>15,290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78499999999999" table:style-name="ce2">
            <text:p>15,278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32700000000001" table:style-name="ce2">
            <text:p>15,332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34" table:style-name="ce2">
            <text:p>15,23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89199999999999" table:style-name="ce2">
            <text:p>15,289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876" table:style-name="ce2">
            <text:p>15,187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4.048400000000001" table:style-name="ce2">
            <text:p>24,048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00200000000001" table:style-name="ce2">
            <text:p>15,200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22" table:style-name="ce2">
            <text:p>15,192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67400000000001" table:style-name="ce2">
            <text:p>15,167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02999999999999" table:style-name="ce2">
            <text:p>15,20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64900000000001" table:style-name="ce2">
            <text:p>15,264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447" table:style-name="ce2">
            <text:p>15,144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319" table:style-name="ce2">
            <text:p>15,231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91299999999999" table:style-name="ce2">
            <text:p>15,391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1.8751" table:style-name="ce2">
            <text:p>21,875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8700000000001" table:style-name="ce2">
            <text:p>15,198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296" table:style-name="ce2">
            <text:p>15,129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69600000000001" table:style-name="ce2">
            <text:p>15,169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425800000000001" table:style-name="ce2">
            <text:p>15,425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113" table:style-name="ce2">
            <text:p>15,211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79600000000001" table:style-name="ce2">
            <text:p>15,179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6900000000001" table:style-name="ce2">
            <text:p>15,226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5199999999999" table:style-name="ce2">
            <text:p>15,225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372" table:style-name="ce2">
            <text:p>15,237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887600000000001" table:style-name="ce2">
            <text:p>15,887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32700000000001" table:style-name="ce2">
            <text:p>15,332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0984" table:style-name="ce2">
            <text:p>15,098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311" table:style-name="ce2">
            <text:p>15,231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88" table:style-name="ce2">
            <text:p>15,28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477" table:style-name="ce2">
            <text:p>15,247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31500000000001" table:style-name="ce2">
            <text:p>15,131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4.247999999999999" table:style-name="ce2">
            <text:p>14,24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4.751099999999999" table:style-name="ce2">
            <text:p>14,751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6.547000000000001" table:style-name="ce2">
            <text:p>26,54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45" table:style-name="ce2">
            <text:p>15,194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82899999999999" table:style-name="ce2">
            <text:p>15,382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57400000000001" table:style-name="ce2">
            <text:p>15,257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02099999999999" table:style-name="ce2">
            <text:p>15,302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918" table:style-name="ce2">
            <text:p>15,291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435" table:style-name="ce2">
            <text:p>15,143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1" table:style-name="ce2">
            <text:p>15,22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773" table:style-name="ce2">
            <text:p>15,377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197" table:style-name="ce2">
            <text:p>15,219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127" table:style-name="ce2">
            <text:p>15,312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464" table:style-name="ce2">
            <text:p>15,246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3733" table:style-name="ce2">
            <text:p>15,373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45900000000001" table:style-name="ce2">
            <text:p>15,245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662" table:style-name="ce2">
            <text:p>15,266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5242" table:style-name="ce2">
            <text:p>15,524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944" table:style-name="ce2">
            <text:p>15,294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3099999999999" table:style-name="ce2">
            <text:p>15,193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286" table:style-name="ce2">
            <text:p>15,228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3.764700000000001" table:style-name="ce2">
            <text:p>23,764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1952" table:style-name="ce2">
            <text:p>15,195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.2044" table:style-name="ce2">
            <text:p>15,204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0.476599999999999" table:style-name="ce2">
            <text:p>10,476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755" table:style-name="ce2">
            <text:p>10,575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838" table:style-name="ce2">
            <text:p>10,583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6128" table:style-name="ce2">
            <text:p>10,612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313" table:style-name="ce2">
            <text:p>10,531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701699999999999" table:style-name="ce2">
            <text:p>20,701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924" table:style-name="ce2">
            <text:p>10,592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145" table:style-name="ce2">
            <text:p>10,514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428" table:style-name="ce2">
            <text:p>10,542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754" table:style-name="ce2">
            <text:p>10,475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69900000000001" table:style-name="ce2">
            <text:p>10,569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38" table:style-name="ce2">
            <text:p>10,493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73700000000001" table:style-name="ce2">
            <text:p>10,573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312" table:style-name="ce2">
            <text:p>10,531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6097" table:style-name="ce2">
            <text:p>19,609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29299999999999" table:style-name="ce2">
            <text:p>10,529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44599999999999" table:style-name="ce2">
            <text:p>10,444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82799999999999" table:style-name="ce2">
            <text:p>10,482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681" table:style-name="ce2">
            <text:p>10,468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61999999999999" table:style-name="ce2">
            <text:p>10,56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802" table:style-name="ce2">
            <text:p>10,480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0399999999999" table:style-name="ce2">
            <text:p>10,490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07" table:style-name="ce2">
            <text:p>10,500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7300000000001" table:style-name="ce2">
            <text:p>10,507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373" table:style-name="ce2">
            <text:p>10,537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635" table:style-name="ce2">
            <text:p>10,463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726000000000001" table:style-name="ce2">
            <text:p>10,72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205100000000002" table:style-name="ce2">
            <text:p>23,205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12499999999999" table:style-name="ce2">
            <text:p>10,512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841" table:style-name="ce2">
            <text:p>10,484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89100000000001" table:style-name="ce2">
            <text:p>10,489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558" table:style-name="ce2">
            <text:p>10,555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608000000000001" table:style-name="ce2">
            <text:p>10,60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.0923700000000007" table:style-name="ce2">
            <text:p>9,0923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.2557200000000002" table:style-name="ce2">
            <text:p>9,2557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642" table:style-name="ce2">
            <text:p>10,464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382" table:style-name="ce2">
            <text:p>10,438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90400000000001" table:style-name="ce2">
            <text:p>10,590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71" table:style-name="ce2">
            <text:p>10,57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313" table:style-name="ce2">
            <text:p>10,531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39" table:style-name="ce2">
            <text:p>10,503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673" table:style-name="ce2">
            <text:p>10,467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77" table:style-name="ce2">
            <text:p>10,507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579" table:style-name="ce2">
            <text:p>10,457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528" table:style-name="ce2">
            <text:p>10,452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472" table:style-name="ce2">
            <text:p>10,447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306" table:style-name="ce2">
            <text:p>10,530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37" table:style-name="ce2">
            <text:p>10,503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55" table:style-name="ce2">
            <text:p>10,505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598" table:style-name="ce2">
            <text:p>10,459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886" table:style-name="ce2">
            <text:p>10,488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7999999999999" table:style-name="ce2">
            <text:p>10,50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73100000000001" table:style-name="ce2">
            <text:p>10,473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73800000000001" table:style-name="ce2">
            <text:p>10,473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656" table:style-name="ce2">
            <text:p>10,465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521" table:style-name="ce2">
            <text:p>10,452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1" table:style-name="ce2">
            <text:p>10,49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4.7501" table:style-name="ce2">
            <text:p>24,750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688" table:style-name="ce2">
            <text:p>10,468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23999999999999" table:style-name="ce2">
            <text:p>10,52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54" table:style-name="ce2">
            <text:p>10,495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765700000000001" table:style-name="ce2">
            <text:p>10,765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68" table:style-name="ce2">
            <text:p>10,496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505" table:style-name="ce2">
            <text:p>10,550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8428" table:style-name="ce2">
            <text:p>10,842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5200000000001" table:style-name="ce2">
            <text:p>10,495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.9384399999999999" table:style-name="ce2">
            <text:p>9,9384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366400000000001" table:style-name="ce2">
            <text:p>10,366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370200000000001" table:style-name="ce2">
            <text:p>10,370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1.4002" table:style-name="ce2">
            <text:p>11,400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.4555100000000003" table:style-name="ce2">
            <text:p>9,4555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.0923599999999993" table:style-name="ce2">
            <text:p>9,0923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.6533700000000007" table:style-name="ce2">
            <text:p>9,6533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22" table:style-name="ce2">
            <text:p>10,492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77" table:style-name="ce2">
            <text:p>10,507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626" table:style-name="ce2">
            <text:p>10,562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28700000000001" table:style-name="ce2">
            <text:p>10,528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136" table:style-name="ce2">
            <text:p>10,513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625" table:style-name="ce2">
            <text:p>10,562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6745" table:style-name="ce2">
            <text:p>10,674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1.482199999999999" table:style-name="ce2">
            <text:p>21,482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.7363999999999997" table:style-name="ce2">
            <text:p>9,736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93" table:style-name="ce2">
            <text:p>10,509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617" table:style-name="ce2">
            <text:p>10,561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71" table:style-name="ce2">
            <text:p>10,57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57499999999999" table:style-name="ce2">
            <text:p>10,557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298" table:style-name="ce2">
            <text:p>10,529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15599999999999" table:style-name="ce2">
            <text:p>10,515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488" table:style-name="ce2">
            <text:p>10,548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7300000000001" table:style-name="ce2">
            <text:p>10,507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4954" table:style-name="ce2">
            <text:p>10,495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6500000000001" table:style-name="ce2">
            <text:p>10,506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82800000000001" table:style-name="ce2">
            <text:p>10,582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07300000000001" table:style-name="ce2">
            <text:p>10,507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5535" table:style-name="ce2">
            <text:p>10,553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355599999999999" table:style-name="ce2">
            <text:p>22,355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782" table:style-name="ce2">
            <text:p>10,78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920199999999999" table:style-name="ce2">
            <text:p>10,920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8217" table:style-name="ce2">
            <text:p>10,821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.7607" table:style-name="ce2">
            <text:p>10,760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404" table:style-name="ce2">
            <text:p>23,40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224" table:style-name="ce2">
            <text:p>22,922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76099999999999" table:style-name="ce2">
            <text:p>22,976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40199999999999" table:style-name="ce2">
            <text:p>23,040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78699999999998" table:style-name="ce2">
            <text:p>22,878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15100000000001" table:style-name="ce2">
            <text:p>22,815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514" table:style-name="ce2">
            <text:p>22,951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232" table:style-name="ce2">
            <text:p>22,823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377" table:style-name="ce2">
            <text:p>22,937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63700000000001" table:style-name="ce2">
            <text:p>22,863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7605" table:style-name="ce2">
            <text:p>22,760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7714" table:style-name="ce2">
            <text:p>22,771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3.870199999999997" table:style-name="ce2">
            <text:p>33,870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65400000000001" table:style-name="ce2">
            <text:p>22,865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298" table:style-name="ce2">
            <text:p>22,929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65499999999999" table:style-name="ce2">
            <text:p>22,965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18800000000001" table:style-name="ce2">
            <text:p>22,918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633699999999997" table:style-name="ce2">
            <text:p>34,633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626" table:style-name="ce2">
            <text:p>22,862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67299999999999" table:style-name="ce2">
            <text:p>23,067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429" table:style-name="ce2">
            <text:p>22,842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200099999999999" table:style-name="ce2">
            <text:p>22,200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624099999999999" table:style-name="ce2">
            <text:p>20,624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15699999999999" table:style-name="ce2">
            <text:p>23,015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86199999999999" table:style-name="ce2">
            <text:p>22,886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32699999999998" table:style-name="ce2">
            <text:p>23,032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425" table:style-name="ce2">
            <text:p>23,042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78899999999999" table:style-name="ce2">
            <text:p>22,978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3.392899999999997" table:style-name="ce2">
            <text:p>33,392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32299999999999" table:style-name="ce2">
            <text:p>23,032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95000000000001" table:style-name="ce2">
            <text:p>22,99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00299999999999" table:style-name="ce2">
            <text:p>23,000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642" table:style-name="ce2">
            <text:p>23,064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908799999999999" table:style-name="ce2">
            <text:p>31,908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207699999999999" table:style-name="ce2">
            <text:p>23,207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77900000000002" table:style-name="ce2">
            <text:p>22,977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46400000000001" table:style-name="ce2">
            <text:p>22,946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41899999999999" table:style-name="ce2">
            <text:p>22,841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92499999999998" table:style-name="ce2">
            <text:p>22,892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34900000000001" table:style-name="ce2">
            <text:p>22,834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109200000000001" table:style-name="ce2">
            <text:p>23,109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028300000000002" table:style-name="ce2">
            <text:p>20,028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907900000000001" table:style-name="ce2">
            <text:p>19,907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809100000000001" table:style-name="ce2">
            <text:p>19,809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003799999999998" table:style-name="ce2">
            <text:p>30,003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33199999999999" table:style-name="ce2">
            <text:p>22,933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27200000000001" table:style-name="ce2">
            <text:p>23,027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90999999999998" table:style-name="ce2">
            <text:p>22,89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68499999999999" table:style-name="ce2">
            <text:p>22,968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115200000000002" table:style-name="ce2">
            <text:p>23,115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21399999999998" table:style-name="ce2">
            <text:p>22,921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398" table:style-name="ce2">
            <text:p>23,039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04599999999999" table:style-name="ce2">
            <text:p>22,904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303" table:style-name="ce2">
            <text:p>23,030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72100000000001" table:style-name="ce2">
            <text:p>22,972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88200000000001" table:style-name="ce2">
            <text:p>22,888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51599999999999" table:style-name="ce2">
            <text:p>22,951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023" table:style-name="ce2">
            <text:p>22,902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34299999999999" table:style-name="ce2">
            <text:p>22,834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10399999999999" table:style-name="ce2">
            <text:p>22,910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5.043999999999997" table:style-name="ce2">
            <text:p>35,04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67199999999998" table:style-name="ce2">
            <text:p>22,967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795100000000001" table:style-name="ce2">
            <text:p>22,795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6.0946" table:style-name="ce2">
            <text:p>26,094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96200000000002" table:style-name="ce2">
            <text:p>22,996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546900000000001" table:style-name="ce2">
            <text:p>32,546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124" table:style-name="ce2">
            <text:p>23,012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40500000000002" table:style-name="ce2">
            <text:p>23,040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949" table:style-name="ce2">
            <text:p>22,894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50500000000002" table:style-name="ce2">
            <text:p>22,950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222" table:style-name="ce2">
            <text:p>22,922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14099999999999" table:style-name="ce2">
            <text:p>23,014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116299999999999" table:style-name="ce2">
            <text:p>23,116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716" table:style-name="ce2">
            <text:p>23,071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06199999999998" table:style-name="ce2">
            <text:p>22,906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465" table:style-name="ce2">
            <text:p>22,46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74399999999999" table:style-name="ce2">
            <text:p>22,974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62900000000001" table:style-name="ce2">
            <text:p>22,962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17299999999999" table:style-name="ce2">
            <text:p>22,817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682" table:style-name="ce2">
            <text:p>22,968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277" table:style-name="ce2">
            <text:p>22,827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3.839399999999998" table:style-name="ce2">
            <text:p>33,839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447" table:style-name="ce2">
            <text:p>22,844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146" table:style-name="ce2">
            <text:p>22,914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222" table:style-name="ce2">
            <text:p>22,922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72199999999999" table:style-name="ce2">
            <text:p>22,872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28199999999998" table:style-name="ce2">
            <text:p>23,028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269100000000002" table:style-name="ce2">
            <text:p>23,269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436399999999999" table:style-name="ce2">
            <text:p>23,436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139399999999998" table:style-name="ce2">
            <text:p>23,139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40899999999999" table:style-name="ce2">
            <text:p>22,940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20100000000001" table:style-name="ce2">
            <text:p>22,920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02699999999999" table:style-name="ce2">
            <text:p>22,902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03" table:style-name="ce2">
            <text:p>23,00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122900000000001" table:style-name="ce2">
            <text:p>23,122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71800000000002" table:style-name="ce2">
            <text:p>22,971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.0319" table:style-name="ce2">
            <text:p>23,031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78999999999999" table:style-name="ce2">
            <text:p>22,97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76999999999999" table:style-name="ce2">
            <text:p>22,87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8307" table:style-name="ce2">
            <text:p>22,830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42300000000002" table:style-name="ce2">
            <text:p>34,342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49699999999999" table:style-name="ce2">
            <text:p>34,349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166" table:style-name="ce2">
            <text:p>34,216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25099999999999" table:style-name="ce2">
            <text:p>34,325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6.327500000000001" table:style-name="ce2">
            <text:p>36,327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28800000000001" table:style-name="ce2">
            <text:p>34,328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57100000000001" table:style-name="ce2">
            <text:p>34,257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97699999999999" table:style-name="ce2">
            <text:p>34,297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63500000000002" table:style-name="ce2">
            <text:p>34,363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149099999999997" table:style-name="ce2">
            <text:p>34,149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67000000000003" table:style-name="ce2">
            <text:p>34,26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96599999999999" table:style-name="ce2">
            <text:p>34,396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08100000000003" table:style-name="ce2">
            <text:p>34,308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59800000000001" table:style-name="ce2">
            <text:p>34,459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3.704700000000003" table:style-name="ce2">
            <text:p>43,704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78700000000002" table:style-name="ce2">
            <text:p>34,378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66299999999997" table:style-name="ce2">
            <text:p>34,466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575699999999998" table:style-name="ce2">
            <text:p>34,575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255299999999998" table:style-name="ce2">
            <text:p>44,255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91400000000003" table:style-name="ce2">
            <text:p>34,291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741399999999999" table:style-name="ce2">
            <text:p>34,741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185" table:style-name="ce2">
            <text:p>34,318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3.486899999999999" table:style-name="ce2">
            <text:p>43,486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23099999999997" table:style-name="ce2">
            <text:p>34,323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3.472799999999999" table:style-name="ce2">
            <text:p>33,472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74699999999997" table:style-name="ce2">
            <text:p>34,374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264499999999998" table:style-name="ce2">
            <text:p>44,264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79299999999999" table:style-name="ce2">
            <text:p>34,279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531399999999998" table:style-name="ce2">
            <text:p>34,531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33400000000003" table:style-name="ce2">
            <text:p>34,233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49600000000002" table:style-name="ce2">
            <text:p>34,349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23399999999999" table:style-name="ce2">
            <text:p>34,323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5901" table:style-name="ce2">
            <text:p>31,590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558499999999999" table:style-name="ce2">
            <text:p>31,558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420100000000001" table:style-name="ce2">
            <text:p>31,420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51799999999997" table:style-name="ce2">
            <text:p>34,351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28600000000003" table:style-name="ce2">
            <text:p>34,428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7.081600000000002" table:style-name="ce2">
            <text:p>37,081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89400000000002" table:style-name="ce2">
            <text:p>34,389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039" table:style-name="ce2">
            <text:p>45,403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33300000000003" table:style-name="ce2">
            <text:p>34,433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63200000000001" table:style-name="ce2">
            <text:p>34,463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598" table:style-name="ce2">
            <text:p>34,359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7.4617" table:style-name="ce2">
            <text:p>37,461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80299999999998" table:style-name="ce2">
            <text:p>34,380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88100000000003" table:style-name="ce2">
            <text:p>34,488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65000000000003" table:style-name="ce2">
            <text:p>34,46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3.928699999999999" table:style-name="ce2">
            <text:p>43,928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09600000000003" table:style-name="ce2">
            <text:p>34,309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18" table:style-name="ce2">
            <text:p>34,1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587" table:style-name="ce2">
            <text:p>34,458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192599999999999" table:style-name="ce2">
            <text:p>45,192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34699999999998" table:style-name="ce2">
            <text:p>34,334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55800000000002" table:style-name="ce2">
            <text:p>34,355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69399999999999" table:style-name="ce2">
            <text:p>34,369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6.972900000000003" table:style-name="ce2">
            <text:p>46,972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45800000000003" table:style-name="ce2">
            <text:p>34,245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64600000000002" table:style-name="ce2">
            <text:p>34,264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18899999999998" table:style-name="ce2">
            <text:p>34,218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.3842" table:style-name="ce2">
            <text:p>42,384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913" table:style-name="ce2">
            <text:p>34,291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90199999999999" table:style-name="ce2">
            <text:p>34,290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498" table:style-name="ce2">
            <text:p>34,249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3.642099999999999" table:style-name="ce2">
            <text:p>33,642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99400000000001" table:style-name="ce2">
            <text:p>34,499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08799999999998" table:style-name="ce2">
            <text:p>34,308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14700000000002" table:style-name="ce2">
            <text:p>34,314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570599999999999" table:style-name="ce2">
            <text:p>34,570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48700000000002" table:style-name="ce2">
            <text:p>34,448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171099999999999" table:style-name="ce2">
            <text:p>31,171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015099999999997" table:style-name="ce2">
            <text:p>34,015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249099999999999" table:style-name="ce2">
            <text:p>31,249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.765799999999999" table:style-name="ce2">
            <text:p>42,765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500500000000002" table:style-name="ce2">
            <text:p>34,500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760100000000001" table:style-name="ce2">
            <text:p>34,760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572299999999998" table:style-name="ce2">
            <text:p>34,572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.469099999999997" table:style-name="ce2">
            <text:p>42,469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28400000000003" table:style-name="ce2">
            <text:p>34,428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834" table:style-name="ce2">
            <text:p>34,283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16099999999999" table:style-name="ce2">
            <text:p>34,316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7624" table:style-name="ce2">
            <text:p>44,762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51600000000003" table:style-name="ce2">
            <text:p>34,251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2682" table:style-name="ce2">
            <text:p>31,268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.673300000000001" table:style-name="ce2">
            <text:p>29,673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.3355" table:style-name="ce2">
            <text:p>29,335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621499999999997" table:style-name="ce2">
            <text:p>34,621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60900000000001" table:style-name="ce2">
            <text:p>34,360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70200000000003" table:style-name="ce2">
            <text:p>34,270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941" table:style-name="ce2">
            <text:p>34,294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66" table:style-name="ce2">
            <text:p>45,6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47099999999998" table:style-name="ce2">
            <text:p>34,347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50500000000002" table:style-name="ce2">
            <text:p>34,250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83199999999997" table:style-name="ce2">
            <text:p>34,483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338799999999999" table:style-name="ce2">
            <text:p>44,338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52800000000003" table:style-name="ce2">
            <text:p>34,452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711" table:style-name="ce2">
            <text:p>34,471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76899999999999" table:style-name="ce2">
            <text:p>34,376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078899999999997" table:style-name="ce2">
            <text:p>45,078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336799999999997" table:style-name="ce2">
            <text:p>34,336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2864" table:style-name="ce2">
            <text:p>34,286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90199999999999" table:style-name="ce2">
            <text:p>45,290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6.895600000000002" table:style-name="ce2">
            <text:p>56,895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87500000000003" table:style-name="ce2">
            <text:p>45,387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3.835599999999999" table:style-name="ce2">
            <text:p>43,835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0.860100000000003" table:style-name="ce2">
            <text:p>50,860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166800000000002" table:style-name="ce2">
            <text:p>45,166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0.414900000000003" table:style-name="ce2">
            <text:p>40,414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0.401400000000002" table:style-name="ce2">
            <text:p>40,401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90799999999999" table:style-name="ce2">
            <text:p>45,390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06700000000001" table:style-name="ce2">
            <text:p>45,406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14000000000003" table:style-name="ce2">
            <text:p>45,51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6.218299999999999" table:style-name="ce2">
            <text:p>56,218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431" table:style-name="ce2">
            <text:p>45,343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35400000000001" table:style-name="ce2">
            <text:p>45,435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2.096299999999999" table:style-name="ce2">
            <text:p>52,096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25800000000002" table:style-name="ce2">
            <text:p>45,425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1952" table:style-name="ce2">
            <text:p>45,195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1.814599999999999" table:style-name="ce2">
            <text:p>41,814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4.577199999999998" table:style-name="ce2">
            <text:p>54,577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11200000000001" table:style-name="ce2">
            <text:p>45,411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89299999999997" table:style-name="ce2">
            <text:p>45,289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6.066699999999997" table:style-name="ce2">
            <text:p>56,066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71099999999998" table:style-name="ce2">
            <text:p>45,371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30400000000003" table:style-name="ce2">
            <text:p>45,230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10800000000002" table:style-name="ce2">
            <text:p>45,410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44399999999999" table:style-name="ce2">
            <text:p>45,244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91200000000003" table:style-name="ce2">
            <text:p>45,291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11099999999998" table:style-name="ce2">
            <text:p>45,411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724800000000002" table:style-name="ce2">
            <text:p>45,724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712499999999999" table:style-name="ce2">
            <text:p>45,712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6.024299999999997" table:style-name="ce2">
            <text:p>46,024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8.387700000000002" table:style-name="ce2">
            <text:p>58,387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6.694699999999997" table:style-name="ce2">
            <text:p>46,694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93799999999999" table:style-name="ce2">
            <text:p>45,393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6.225200000000001" table:style-name="ce2">
            <text:p>56,225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42700000000002" table:style-name="ce2">
            <text:p>45,442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10899999999999" table:style-name="ce2">
            <text:p>45,510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45100000000002" table:style-name="ce2">
            <text:p>45,345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34600000000002" table:style-name="ce2">
            <text:p>45,334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66499999999998" table:style-name="ce2">
            <text:p>45,566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55699999999997" table:style-name="ce2">
            <text:p>45,255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13000000000002" table:style-name="ce2">
            <text:p>45,31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77600000000001" table:style-name="ce2">
            <text:p>45,377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10100000000001" table:style-name="ce2">
            <text:p>45,510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8.103900000000003" table:style-name="ce2">
            <text:p>58,103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35599999999999" table:style-name="ce2">
            <text:p>45,335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1922" table:style-name="ce2">
            <text:p>44,192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5.106999999999999" table:style-name="ce2">
            <text:p>55,10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98499999999997" table:style-name="ce2">
            <text:p>45,298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52899999999998" table:style-name="ce2">
            <text:p>45,352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73000000000003" table:style-name="ce2">
            <text:p>45,27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01400000000001" table:style-name="ce2">
            <text:p>45,301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82599999999996" table:style-name="ce2">
            <text:p>45,382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3.806800000000003" table:style-name="ce2">
            <text:p>43,806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5.853000000000002" table:style-name="ce2">
            <text:p>55,85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1.833100000000002" table:style-name="ce2">
            <text:p>41,833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1.02" table:style-name="ce2">
            <text:p>41,0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6.657899999999998" table:style-name="ce2">
            <text:p>56,657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55300000000001" table:style-name="ce2">
            <text:p>45,455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662399999999998" table:style-name="ce2">
            <text:p>45,662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754" table:style-name="ce2">
            <text:p>45,475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99300000000002" table:style-name="ce2">
            <text:p>45,299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0.179099999999998" table:style-name="ce2">
            <text:p>40,179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561300000000003" table:style-name="ce2">
            <text:p>44,561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2.339399999999998" table:style-name="ce2">
            <text:p>52,339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70399999999997" table:style-name="ce2">
            <text:p>45,370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.683" table:style-name="ce2">
            <text:p>42,68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9.577800000000003" table:style-name="ce2">
            <text:p>39,577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51899999999999" table:style-name="ce2">
            <text:p>45,251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29899999999998" table:style-name="ce2">
            <text:p>45,529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31099999999999" table:style-name="ce2">
            <text:p>45,331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6.214199999999998" table:style-name="ce2">
            <text:p>56,214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94400000000003" table:style-name="ce2">
            <text:p>45,294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06499999999998" table:style-name="ce2">
            <text:p>45,206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6.947499999999998" table:style-name="ce2">
            <text:p>56,947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292099999999998" table:style-name="ce2">
            <text:p>45,292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65099999999998" table:style-name="ce2">
            <text:p>45,365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40600000000003" table:style-name="ce2">
            <text:p>45,440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116" table:style-name="ce2">
            <text:p>45,411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91100000000003" table:style-name="ce2">
            <text:p>45,491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79199999999997" table:style-name="ce2">
            <text:p>45,379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5.274700000000003" table:style-name="ce2">
            <text:p>55,274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.253700000000002" table:style-name="ce2">
            <text:p>42,253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333199999999998" table:style-name="ce2">
            <text:p>44,333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1.270499999999998" table:style-name="ce2">
            <text:p>51,270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631799999999998" table:style-name="ce2">
            <text:p>45,631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59900000000003" table:style-name="ce2">
            <text:p>45,359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33999999999997" table:style-name="ce2">
            <text:p>45,43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351799999999997" table:style-name="ce2">
            <text:p>45,351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.437600000000003" table:style-name="ce2">
            <text:p>42,437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641199999999998" table:style-name="ce2">
            <text:p>45,641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8.554600000000001" table:style-name="ce2">
            <text:p>58,554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6096" table:style-name="ce2">
            <text:p>45,609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418799999999997" table:style-name="ce2">
            <text:p>45,418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7.8504" table:style-name="ce2">
            <text:p>57,850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61100000000003" table:style-name="ce2">
            <text:p>45,561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668199999999999" table:style-name="ce2">
            <text:p>45,668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5.426000000000002" table:style-name="ce2">
            <text:p>55,42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40500000000002" table:style-name="ce2">
            <text:p>45,540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5.549399999999999" table:style-name="ce2">
            <text:p>45,549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number-rows-repeated="1046575" table:style-name="ro1">
          <table:table-cell table:number-columns-repeated="16384"/>
        </table:table-row>
      </table:table>
      <table:table table:name="Macierz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czas:<text:s/></text:p>
          </table:table-cell>
          <table:table-cell office:value-type="string" table:style-name="ce1">
            <text:p><text:s/>ro:<text:s/></text:p>
          </table:table-cell>
          <table:table-cell office:value-type="string" table:style-name="ce1">
            <text:p><text:s/>Punkty:</text:p>
          </table:table-cell>
          <table:table-cell table:number-columns-repeated="16381" table:style-name="ce1"/>
        </table:table-row>
        <table:table-row table:style-name="ro1">
          <table:table-cell office:value-type="float" office:value="3.8065000000000002E-2" table:style-name="ce2">
            <text:p>0,03806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0" table:style-name="ce1"/>
          <table:table-cell table:style-name="ce1">
            <draw:frame draw:z-index="1" draw:id="id1" draw:style-name="a1" draw:name="Wykres 1" svg:x="0.41667in" svg:y="0.1875in" svg:width="6.22917in" svg:height="3.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3.6604999999999999E-2" table:style-name="ce2">
            <text:p>0,03660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3.7665999999999998E-2" table:style-name="ce2">
            <text:p>0,03766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6.7888000000000004E-2" table:style-name="ce2">
            <text:p>0,06788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3.7165999999999998E-2" table:style-name="ce2">
            <text:p>0,03716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3.5602000000000002E-2" table:style-name="ce2">
            <text:p>0,03560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3.7211000000000001E-2" table:style-name="ce2">
            <text:p>0,03721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3.6653999999999999E-2" table:style-name="ce2">
            <text:p>0,03665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4">
            <text:p>Średnia z czas:<text:s/></text:p>
          </table:table-cell>
          <table:table-cell office:value-type="string" table:style-name="ce4">
            <text:p>Etykiety kolumn</text:p>
          </table:table-cell>
          <table:table-cell table:number-columns-repeated="16375" table:style-name="ce1"/>
        </table:table-row>
        <table:table-row table:style-name="ro1">
          <table:table-cell office:value-type="float" office:value="3.6797999999999997E-2" table:style-name="ce2">
            <text:p>0,03679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string" table:style-name="ce4">
            <text:p>Etykiety wierszy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uma końcowa</text:p>
          </table:table-cell>
          <table:table-cell table:number-columns-repeated="16371"/>
        </table:table-row>
        <table:table-row table:style-name="ro1">
          <table:table-cell office:value-type="float" office:value="3.7400999999999997E-2" table:style-name="ce2">
            <text:p>0,03740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10" table:style-name="ce5">
            <text:p>10</text:p>
          </table:table-cell>
          <table:table-cell office:value-type="float" office:value="3.8179449999999997E-2" table:style-name="ce2">
            <text:p>0,03817945</text:p>
          </table:table-cell>
          <table:table-cell office:value-type="float" office:value="3.8443219999999993E-2" table:style-name="ce2">
            <text:p>0,03844322</text:p>
          </table:table-cell>
          <table:table-cell office:value-type="float" office:value="3.864581000000001E-2" table:style-name="ce2">
            <text:p>0,03864581</text:p>
          </table:table-cell>
          <table:table-cell office:value-type="float" office:value="4.9428929999999989E-2" table:style-name="ce2">
            <text:p>0,04942893</text:p>
          </table:table-cell>
          <table:table-cell office:value-type="float" office:value="4.1174352499999969E-2" table:style-name="ce2">
            <text:p>0,041174353</text:p>
          </table:table-cell>
          <table:table-cell table:number-columns-repeated="16371"/>
        </table:table-row>
        <table:table-row table:style-name="ro1">
          <table:table-cell office:value-type="float" office:value="3.6659999999999998E-2" table:style-name="ce2">
            <text:p>0,0366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30" table:style-name="ce5">
            <text:p>30</text:p>
          </table:table-cell>
          <table:table-cell office:value-type="float" office:value="1.0351495799999999" table:style-name="ce2">
            <text:p>1,03514958</text:p>
          </table:table-cell>
          <table:table-cell office:value-type="float" office:value="0.69384096000000017" table:style-name="ce2">
            <text:p>0,69384096</text:p>
          </table:table-cell>
          <table:table-cell office:value-type="float" office:value="0.54635586000000003" table:style-name="ce2">
            <text:p>0,54635586</text:p>
          </table:table-cell>
          <table:table-cell office:value-type="float" office:value="0.56901426999999971" table:style-name="ce2">
            <text:p>0,56901427</text:p>
          </table:table-cell>
          <table:table-cell office:value-type="float" office:value="0.7110901675000002" table:style-name="ce2">
            <text:p>0,711090168</text:p>
          </table:table-cell>
          <table:table-cell table:number-columns-repeated="16371"/>
        </table:table-row>
        <table:table-row table:style-name="ro1">
          <table:table-cell office:value-type="float" office:value="3.7196E-2" table:style-name="ce2">
            <text:p>0,03719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50" table:style-name="ce5">
            <text:p>50</text:p>
          </table:table-cell>
          <table:table-cell office:value-type="float" office:value="2.659203199999999" table:style-name="ce2">
            <text:p>2,6592032</text:p>
          </table:table-cell>
          <table:table-cell office:value-type="float" office:value="2.7616161999999997" table:style-name="ce2">
            <text:p>2,7616162</text:p>
          </table:table-cell>
          <table:table-cell office:value-type="float" office:value="2.6517473999999992" table:style-name="ce2">
            <text:p>2,6517474</text:p>
          </table:table-cell>
          <table:table-cell office:value-type="float" office:value="2.6399076000000004" table:style-name="ce2">
            <text:p>2,6399076</text:p>
          </table:table-cell>
          <table:table-cell office:value-type="float" office:value="2.6781185999999995" table:style-name="ce2">
            <text:p>2,6781186</text:p>
          </table:table-cell>
          <table:table-cell table:number-columns-repeated="16371"/>
        </table:table-row>
        <table:table-row table:style-name="ro1">
          <table:table-cell office:value-type="float" office:value="3.7038000000000001E-2" table:style-name="ce2">
            <text:p>0,03703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70" table:style-name="ce5">
            <text:p>70</text:p>
          </table:table-cell>
          <table:table-cell office:value-type="float" office:value="7.3131156000000024" table:style-name="ce2">
            <text:p>7,3131156</text:p>
          </table:table-cell>
          <table:table-cell office:value-type="float" office:value="7.261195299999998" table:style-name="ce2">
            <text:p>7,2611953</text:p>
          </table:table-cell>
          <table:table-cell office:value-type="float" office:value="7.3286299000000019" table:style-name="ce2">
            <text:p>7,3286299</text:p>
          </table:table-cell>
          <table:table-cell office:value-type="float" office:value="7.4387670999999997" table:style-name="ce2">
            <text:p>7,4387671</text:p>
          </table:table-cell>
          <table:table-cell office:value-type="float" office:value="7.3354269750000007" table:style-name="ce2">
            <text:p>7,335426975</text:p>
          </table:table-cell>
          <table:table-cell table:number-columns-repeated="16371"/>
        </table:table-row>
        <table:table-row table:style-name="ro1">
          <table:table-cell office:value-type="float" office:value="3.6808E-2" table:style-name="ce2">
            <text:p>0,03680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100" table:style-name="ce5">
            <text:p>100</text:p>
          </table:table-cell>
          <table:table-cell office:value-type="float" office:value="21.179673999999995" table:style-name="ce2">
            <text:p>21,179674</text:p>
          </table:table-cell>
          <table:table-cell office:value-type="float" office:value="21.486110000000004" table:style-name="ce2">
            <text:p>21,48611</text:p>
          </table:table-cell>
          <table:table-cell office:value-type="float" office:value="21.099569000000006" table:style-name="ce2">
            <text:p>21,099569</text:p>
          </table:table-cell>
          <table:table-cell office:value-type="float" office:value="21.512331999999994" table:style-name="ce2">
            <text:p>21,512332</text:p>
          </table:table-cell>
          <table:table-cell office:value-type="float" office:value="21.319421250000001" table:style-name="ce2">
            <text:p>21,31942125</text:p>
          </table:table-cell>
          <table:table-cell table:number-columns-repeated="16371"/>
        </table:table-row>
        <table:table-row table:style-name="ro1">
          <table:table-cell office:value-type="float" office:value="3.6615000000000002E-2" table:style-name="ce2">
            <text:p>0,03661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string" table:style-name="ce5">
            <text:p>Suma końcowa</text:p>
          </table:table-cell>
          <table:table-cell office:value-type="float" office:value="6.4450643659999995" table:style-name="ce2">
            <text:p>6,445064366</text:p>
          </table:table-cell>
          <table:table-cell office:value-type="float" office:value="6.448241136" table:style-name="ce2">
            <text:p>6,448241136</text:p>
          </table:table-cell>
          <table:table-cell office:value-type="float" office:value="6.3329895939999998" table:style-name="ce2">
            <text:p>6,332989594</text:p>
          </table:table-cell>
          <table:table-cell office:value-type="float" office:value="6.4418899800000027" table:style-name="ce2">
            <text:p>6,44188998</text:p>
          </table:table-cell>
          <table:table-cell office:value-type="float" office:value="6.4170462690000001" table:style-name="ce2">
            <text:p>6,417046269</text:p>
          </table:table-cell>
          <table:table-cell table:number-columns-repeated="16371"/>
        </table:table-row>
        <table:table-row table:style-name="ro1">
          <table:table-cell office:value-type="float" office:value="3.6880999999999997E-2" table:style-name="ce2">
            <text:p>0,03688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790999999999997E-2" table:style-name="ce2">
            <text:p>0,03679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490000000000002E-2" table:style-name="ce2">
            <text:p>0,0364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78999999999998E-2" table:style-name="ce2">
            <text:p>0,03817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82000000000001E-2" table:style-name="ce2">
            <text:p>0,03818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1E-2" table:style-name="ce2">
            <text:p>0,0377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25000000000002E-2" table:style-name="ce2">
            <text:p>0,03772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12999999999997E-2" table:style-name="ce2">
            <text:p>0,03821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371000000000001E-2" table:style-name="ce2">
            <text:p>0,03737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98999999999999E-2" table:style-name="ce2">
            <text:p>0,03849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46E-2" table:style-name="ce2">
            <text:p>0,03744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37999999999998E-2" table:style-name="ce2">
            <text:p>0,03813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37999999999997E-2" table:style-name="ce2">
            <text:p>0,03833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32999999999999E-2" table:style-name="ce2">
            <text:p>0,03783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91000000000001E-2" table:style-name="ce2">
            <text:p>0,03789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35999999999998E-2" table:style-name="ce2">
            <text:p>0,0384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51000000000001E-2" table:style-name="ce2">
            <text:p>0,03805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14E-2" table:style-name="ce2">
            <text:p>0,03851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13000000000003E-2" table:style-name="ce2">
            <text:p>0,03841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41999999999999E-2" table:style-name="ce2">
            <text:p>0,03754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31E-2" table:style-name="ce2">
            <text:p>0,03843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26000000000001E-2" table:style-name="ce2">
            <text:p>0,03742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68E-2" table:style-name="ce2">
            <text:p>0,03766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04000000000002E-2" table:style-name="ce2">
            <text:p>0,03820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10000000000002E-2" table:style-name="ce2">
            <text:p>0,0375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50000000000002E-2" table:style-name="ce2">
            <text:p>0,0383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99999999999998E-2" table:style-name="ce2">
            <text:p>0,038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303999999999997E-2" table:style-name="ce2">
            <text:p>0,03730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75000000000003E-2" table:style-name="ce2">
            <text:p>0,03777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48000000000003E-2" table:style-name="ce2">
            <text:p>0,03794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31999999999999E-2" table:style-name="ce2">
            <text:p>0,03763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10999999999997E-2" table:style-name="ce2">
            <text:p>0,03851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132E-2" table:style-name="ce2">
            <text:p>0,03913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4E-2" table:style-name="ce2">
            <text:p>0,0381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18999999999999E-2" table:style-name="ce2">
            <text:p>0,03881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67999999999999E-2" table:style-name="ce2">
            <text:p>0,03786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34999999999999E-2" table:style-name="ce2">
            <text:p>0,03753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78999999999999E-2" table:style-name="ce2">
            <text:p>0,03847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042E-2" table:style-name="ce2">
            <text:p>0,03904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977000000000003E-2" table:style-name="ce2">
            <text:p>0,03697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25000000000002E-2" table:style-name="ce2">
            <text:p>0,03822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72000000000003E-2" table:style-name="ce2">
            <text:p>0,03787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25000000000002E-2" table:style-name="ce2">
            <text:p>0,03772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69999999999997E-2" table:style-name="ce2">
            <text:p>0,0384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34000000000002E-2" table:style-name="ce2">
            <text:p>0,03743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79E-2" table:style-name="ce2">
            <text:p>0,03777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36E-2" table:style-name="ce2">
            <text:p>0,03803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75000000000001E-2" table:style-name="ce2">
            <text:p>0,03817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06000000000001E-2" table:style-name="ce2">
            <text:p>0,03810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11999999999998E-2" table:style-name="ce2">
            <text:p>0,03781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92E-2" table:style-name="ce2">
            <text:p>0,03829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87000000000003E-2" table:style-name="ce2">
            <text:p>0,03808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98E-2" table:style-name="ce2">
            <text:p>0,03809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21000000000002E-2" table:style-name="ce2">
            <text:p>0,03812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45000000000002E-2" table:style-name="ce2">
            <text:p>0,03874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55999999999997E-2" table:style-name="ce2">
            <text:p>0,03795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07000000000001E-2" table:style-name="ce2">
            <text:p>0,03880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29E-2" table:style-name="ce2">
            <text:p>0,03872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88999999999998E-2" table:style-name="ce2">
            <text:p>0,03808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08999999999999E-2" table:style-name="ce2">
            <text:p>0,03770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78999999999999E-2" table:style-name="ce2">
            <text:p>0,03797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81999999999997E-2" table:style-name="ce2">
            <text:p>0,03828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15000000000003E-2" table:style-name="ce2">
            <text:p>0,03811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03000000000002E-2" table:style-name="ce2">
            <text:p>0,03800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66000000000001E-2" table:style-name="ce2">
            <text:p>0,03726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74E-2" table:style-name="ce2">
            <text:p>0,03817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97999999999999E-2" table:style-name="ce2">
            <text:p>0,03709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67000000000003E-2" table:style-name="ce2">
            <text:p>0,03876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24000000000002E-2" table:style-name="ce2">
            <text:p>0,038024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55000000000003E-2" table:style-name="ce2">
            <text:p>0,038455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30999999999997E-2" table:style-name="ce2">
            <text:p>0,03783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48000000000003E-2" table:style-name="ce2">
            <text:p>0,03844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49000000000001E-2" table:style-name="ce2">
            <text:p>0,03834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10000000000002E-2" table:style-name="ce2">
            <text:p>0,03751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602999999999998E-2" table:style-name="ce2">
            <text:p>0,03860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628000000000003E-2" table:style-name="ce2">
            <text:p>0,03862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89999999999999E-2" table:style-name="ce2">
            <text:p>0,0385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19999999999997E-2" table:style-name="ce2">
            <text:p>0,0382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8E-2" table:style-name="ce2">
            <text:p>0,03848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01999999999999E-2" table:style-name="ce2">
            <text:p>0,03770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76999999999999E-2" table:style-name="ce2">
            <text:p>0,038277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38999999999997E-2" table:style-name="ce2">
            <text:p>0,038539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96000000000003E-2" table:style-name="ce2">
            <text:p>0,037796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63E-2" table:style-name="ce2">
            <text:p>0,038063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11999999999997E-2" table:style-name="ce2">
            <text:p>0,037512</text:p>
          </table:table-cell>
          <table:table-cell office:value-type="float" office:value="0.25" table:style-name="ce2">
            <text:p>0,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79999999999999E-2" table:style-name="ce2">
            <text:p>0,0374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58000000000002E-2" table:style-name="ce2">
            <text:p>0,03805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23E-2" table:style-name="ce2">
            <text:p>0,03822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47E-2" table:style-name="ce2">
            <text:p>0,03814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01000000000002E-2" table:style-name="ce2">
            <text:p>0,03760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82999999999998E-2" table:style-name="ce2">
            <text:p>0,03828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95000000000003E-2" table:style-name="ce2">
            <text:p>0,03879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12000000000003E-2" table:style-name="ce2">
            <text:p>0,03821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726999999999998E-2" table:style-name="ce2">
            <text:p>0,03972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510999999999998E-2" table:style-name="ce2">
            <text:p>0,03951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64999999999997E-2" table:style-name="ce2">
            <text:p>0,03886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176000000000002E-2" table:style-name="ce2">
            <text:p>0,03917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38999999999997E-2" table:style-name="ce2">
            <text:p>0,03853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84000000000001E-2" table:style-name="ce2">
            <text:p>0,03788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57999999999999E-2" table:style-name="ce2">
            <text:p>0,03795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80999999999997E-2" table:style-name="ce2">
            <text:p>0,03858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46999999999997E-2" table:style-name="ce2">
            <text:p>0,03754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21999999999999E-2" table:style-name="ce2">
            <text:p>0,03772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59999999999997E-2" table:style-name="ce2">
            <text:p>0,0385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21000000000001E-2" table:style-name="ce2">
            <text:p>0,03832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669000000000002E-2" table:style-name="ce2">
            <text:p>0,03866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254999999999998E-2" table:style-name="ce2">
            <text:p>0,03925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43999999999999E-2" table:style-name="ce2">
            <text:p>0,03844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52999999999997E-2" table:style-name="ce2">
            <text:p>0,03805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55999999999997E-2" table:style-name="ce2">
            <text:p>0,03795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75E-2" table:style-name="ce2">
            <text:p>0,03767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.018E-2" table:style-name="ce2">
            <text:p>0,0401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91999999999997E-2" table:style-name="ce2">
            <text:p>0,03819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18000000000002E-2" table:style-name="ce2">
            <text:p>0,03771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74E-2" table:style-name="ce2">
            <text:p>0,03817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88000000000002E-2" table:style-name="ce2">
            <text:p>0,03778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998999999999999E-2" table:style-name="ce2">
            <text:p>0,03899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033999999999999E-2" table:style-name="ce2">
            <text:p>0,03903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25000000000002E-2" table:style-name="ce2">
            <text:p>0,03822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58E-2" table:style-name="ce2">
            <text:p>0,03775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628000000000003E-2" table:style-name="ce2">
            <text:p>0,03862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490999999999998E-2" table:style-name="ce2">
            <text:p>0,03949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03000000000003E-2" table:style-name="ce2">
            <text:p>0,03850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23000000000002E-2" table:style-name="ce2">
            <text:p>0,03782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52000000000003E-2" table:style-name="ce2">
            <text:p>0,03855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35999999999999E-2" table:style-name="ce2">
            <text:p>0,03773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55000000000001E-2" table:style-name="ce2">
            <text:p>0,03815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83E-2" table:style-name="ce2">
            <text:p>0,03838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48E-2" table:style-name="ce2">
            <text:p>0,03784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81999999999999E-2" table:style-name="ce2">
            <text:p>0,03788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96E-2" table:style-name="ce2">
            <text:p>0,03839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15999999999997E-2" table:style-name="ce2">
            <text:p>0,03761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02000000000001E-2" table:style-name="ce2">
            <text:p>0,03750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98E-2" table:style-name="ce2">
            <text:p>0,03809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10999999999998E-2" table:style-name="ce2">
            <text:p>0,03881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8908000000000002E-2" table:style-name="ce2">
            <text:p>0,05890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28000000000002E-2" table:style-name="ce2">
            <text:p>0,03812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81000000000002E-2" table:style-name="ce2">
            <text:p>0,03778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77999999999997E-2" table:style-name="ce2">
            <text:p>0,03747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05000000000003E-2" table:style-name="ce2">
            <text:p>0,03870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34000000000001E-2" table:style-name="ce2">
            <text:p>0,03763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31999999999998E-2" table:style-name="ce2">
            <text:p>0,03783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15999999999997E-2" table:style-name="ce2">
            <text:p>0,03761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48999999999999E-2" table:style-name="ce2">
            <text:p>0,03754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85000000000002E-2" table:style-name="ce2">
            <text:p>0,03838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20000000000003E-2" table:style-name="ce2">
            <text:p>0,0384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41000000000003E-2" table:style-name="ce2">
            <text:p>0,03794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03000000000003E-2" table:style-name="ce2">
            <text:p>0,03780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38999999999999E-2" table:style-name="ce2">
            <text:p>0,038839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03E-2" table:style-name="ce2">
            <text:p>0,03770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73000000000001E-2" table:style-name="ce2">
            <text:p>0,03777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67999999999999E-2" table:style-name="ce2">
            <text:p>0,03786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51999999999998E-2" table:style-name="ce2">
            <text:p>0,03885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385000000000002E-2" table:style-name="ce2">
            <text:p>0,03738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76999999999999E-2" table:style-name="ce2">
            <text:p>0,03757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573999999999998E-2" table:style-name="ce2">
            <text:p>0,03957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18E-2" table:style-name="ce2">
            <text:p>0,03791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79999999999997E-2" table:style-name="ce2">
            <text:p>0,0378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931E-2" table:style-name="ce2">
            <text:p>0,03893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48000000000001E-2" table:style-name="ce2">
            <text:p>0,03814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184999999999998E-2" table:style-name="ce2">
            <text:p>0,03918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12999999999997E-2" table:style-name="ce2">
            <text:p>0,03821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10999999999997E-2" table:style-name="ce2">
            <text:p>0,03851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20000000000002E-2" table:style-name="ce2">
            <text:p>0,0374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81E-2" table:style-name="ce2">
            <text:p>0,03818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381999999999999E-2" table:style-name="ce2">
            <text:p>0,03738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41999999999999E-2" table:style-name="ce2">
            <text:p>0,03874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11999999999998E-2" table:style-name="ce2">
            <text:p>0,03781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00999999999997E-2" table:style-name="ce2">
            <text:p>0,03790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37999999999998E-2" table:style-name="ce2">
            <text:p>0,037638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62999999999999E-2" table:style-name="ce2">
            <text:p>0,03876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12E-2" table:style-name="ce2">
            <text:p>0,03811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54000000000002E-2" table:style-name="ce2">
            <text:p>0,03795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72E-2" table:style-name="ce2">
            <text:p>0,03777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16999999999997E-2" table:style-name="ce2">
            <text:p>0,03881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87000000000002E-2" table:style-name="ce2">
            <text:p>0,038787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41999999999998E-2" table:style-name="ce2">
            <text:p>0,03824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09999999999997E-2" table:style-name="ce2">
            <text:p>0,03831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95000000000003E-2" table:style-name="ce2">
            <text:p>0,03829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25000000000003E-2" table:style-name="ce2">
            <text:p>0,03802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76E-2" table:style-name="ce2">
            <text:p>0,038376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29999999999997E-2" table:style-name="ce2">
            <text:p>0,03763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14999999999999E-2" table:style-name="ce2">
            <text:p>0,03821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092000000000002E-2" table:style-name="ce2">
            <text:p>0,039092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85E-2" table:style-name="ce2">
            <text:p>0,037585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54000000000003E-2" table:style-name="ce2">
            <text:p>0,03775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88000000000002E-2" table:style-name="ce2">
            <text:p>0,03728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70999999999999E-2" table:style-name="ce2">
            <text:p>0,03827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78000000000001E-2" table:style-name="ce2">
            <text:p>0,03857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62000000000001E-2" table:style-name="ce2">
            <text:p>0,03816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89000000000001E-2" table:style-name="ce2">
            <text:p>0,03818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62999999999998E-2" table:style-name="ce2">
            <text:p>0,03826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644999999999999E-2" table:style-name="ce2">
            <text:p>0,03864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.5753000000000001E-2" table:style-name="ce2">
            <text:p>0,07575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30000000000001E-2" table:style-name="ce2">
            <text:p>0,0380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35000000000001E-2" table:style-name="ce2">
            <text:p>0,03783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85999999999999E-2" table:style-name="ce2">
            <text:p>0,03848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87000000000002E-2" table:style-name="ce2">
            <text:p>0,03758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372000000000002E-2" table:style-name="ce2">
            <text:p>0,03737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48999999999997E-2" table:style-name="ce2">
            <text:p>0,03724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92999999999997E-2" table:style-name="ce2">
            <text:p>0,03769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06999999999999E-2" table:style-name="ce2">
            <text:p>0,03800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43999999999999E-2" table:style-name="ce2">
            <text:p>0,03794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65999999999998E-2" table:style-name="ce2">
            <text:p>0,03766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69999999999999E-2" table:style-name="ce2">
            <text:p>0,0375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602999999999998E-2" table:style-name="ce2">
            <text:p>0,03860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31999999999999E-2" table:style-name="ce2">
            <text:p>0,03813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79000000000001E-2" table:style-name="ce2">
            <text:p>0,03707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37000000000003E-2" table:style-name="ce2">
            <text:p>0,03883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21999999999999E-2" table:style-name="ce2">
            <text:p>0,03822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47000000000003E-2" table:style-name="ce2">
            <text:p>0,03824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74000000000003E-2" table:style-name="ce2">
            <text:p>0,03877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39000000000003E-2" table:style-name="ce2">
            <text:p>0,03803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13999999999998E-2" table:style-name="ce2">
            <text:p>0,03701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62999999999998E-2" table:style-name="ce2">
            <text:p>0,03726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205999999999998E-2" table:style-name="ce2">
            <text:p>0,03920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8633999999999999E-2" table:style-name="ce2">
            <text:p>0,05863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75E-2" table:style-name="ce2">
            <text:p>0,0387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40999999999998E-2" table:style-name="ce2">
            <text:p>0,03754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23999999999997E-2" table:style-name="ce2">
            <text:p>0,03882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20999999999998E-2" table:style-name="ce2">
            <text:p>0,03822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22000000000003E-2" table:style-name="ce2">
            <text:p>0,03762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066000000000002E-2" table:style-name="ce2">
            <text:p>0,03706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141E-2" table:style-name="ce2">
            <text:p>0,03714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37999999999997E-2" table:style-name="ce2">
            <text:p>0,03783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71000000000003E-2" table:style-name="ce2">
            <text:p>0,03767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78000000000001E-2" table:style-name="ce2">
            <text:p>0,03807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106E-2" table:style-name="ce2">
            <text:p>0,03710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71999999999997E-2" table:style-name="ce2">
            <text:p>0,03767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60000000000003E-2" table:style-name="ce2">
            <text:p>0,0375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65000000000002E-2" table:style-name="ce2">
            <text:p>0,03806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40999999999997E-2" table:style-name="ce2">
            <text:p>0,03824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63999999999997E-2" table:style-name="ce2">
            <text:p>0,03746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85000000000001E-2" table:style-name="ce2">
            <text:p>0,03808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51E-2" table:style-name="ce2">
            <text:p>0,03775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15000000000003E-2" table:style-name="ce2">
            <text:p>0,03761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41999999999999E-2" table:style-name="ce2">
            <text:p>0,03804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53000000000002E-2" table:style-name="ce2">
            <text:p>0,03775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88000000000002E-2" table:style-name="ce2">
            <text:p>0,03778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88E-2" table:style-name="ce2">
            <text:p>0,03748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98999999999998E-2" table:style-name="ce2">
            <text:p>0,03749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06999999999999E-2" table:style-name="ce2">
            <text:p>0,03800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82E-2" table:style-name="ce2">
            <text:p>0,03768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01999999999998E-2" table:style-name="ce2">
            <text:p>0,03740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56999999999997E-2" table:style-name="ce2">
            <text:p>0,03745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08999999999999E-2" table:style-name="ce2">
            <text:p>0,03840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16999999999998E-2" table:style-name="ce2">
            <text:p>0,03811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91999999999999E-2" table:style-name="ce2">
            <text:p>0,03729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38000000000003E-2" table:style-name="ce2">
            <text:p>0,03853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6970999999999997E-2" table:style-name="ce2">
            <text:p>0,03697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86000000000001E-2" table:style-name="ce2">
            <text:p>0,03828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95000000000001E-2" table:style-name="ce2">
            <text:p>0,03799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154000000000001E-2" table:style-name="ce2">
            <text:p>0,03915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89000000000001E-2" table:style-name="ce2">
            <text:p>0,03748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81000000000003E-2" table:style-name="ce2">
            <text:p>0,03828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78000000000001E-2" table:style-name="ce2">
            <text:p>0,03807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64000000000001E-2" table:style-name="ce2">
            <text:p>0,03806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42999999999998E-2" table:style-name="ce2">
            <text:p>0,03794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18999999999998E-2" table:style-name="ce2">
            <text:p>0,03851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33000000000001E-2" table:style-name="ce2">
            <text:p>0,03793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17999999999999E-2" table:style-name="ce2">
            <text:p>0,03811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70000000000003E-2" table:style-name="ce2">
            <text:p>0,0381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12000000000002E-2" table:style-name="ce2">
            <text:p>0,03841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39000000000002E-2" table:style-name="ce2">
            <text:p>0,03773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71999999999999E-2" table:style-name="ce2">
            <text:p>0,03797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60000000000002E-2" table:style-name="ce2">
            <text:p>0,03776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201999999999999E-2" table:style-name="ce2">
            <text:p>0,03720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91000000000002E-2" table:style-name="ce2">
            <text:p>0,037691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37000000000001E-2" table:style-name="ce2">
            <text:p>0,03803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48000000000003E-2" table:style-name="ce2">
            <text:p>0,03794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03000000000002E-2" table:style-name="ce2">
            <text:p>0,03800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56999999999998E-2" table:style-name="ce2">
            <text:p>0,03795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53999999999998E-2" table:style-name="ce2">
            <text:p>0,03805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52999999999997E-2" table:style-name="ce2">
            <text:p>0,03805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74E-2" table:style-name="ce2">
            <text:p>0,038174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75E-2" table:style-name="ce2">
            <text:p>0,038875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48E-2" table:style-name="ce2">
            <text:p>0,03834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48E-2" table:style-name="ce2">
            <text:p>0,037848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08999999999999E-2" table:style-name="ce2">
            <text:p>0,038409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57E-2" table:style-name="ce2">
            <text:p>0,03755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52000000000002E-2" table:style-name="ce2">
            <text:p>0,03755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.0169999999999999E-2" table:style-name="ce2">
            <text:p>0,0501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186999999999998E-2" table:style-name="ce2">
            <text:p>0,037187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32999999999998E-2" table:style-name="ce2">
            <text:p>0,038533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21999999999997E-2" table:style-name="ce2">
            <text:p>0,037922</text:p>
          </table:table-cell>
          <table:table-cell office:value-type="float" office:value="0.75" table:style-name="ce2">
            <text:p>0,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16E-2" table:style-name="ce2">
            <text:p>0,03821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691999999999998E-2" table:style-name="ce2">
            <text:p>0,03969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47000000000001E-2" table:style-name="ce2">
            <text:p>0,03744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72999999999999E-2" table:style-name="ce2">
            <text:p>0,03747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99999999999999E-2" table:style-name="ce2">
            <text:p>0,037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37E-2" table:style-name="ce2">
            <text:p>0,03773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79E-2" table:style-name="ce2">
            <text:p>0,03777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32E-2" table:style-name="ce2">
            <text:p>0,03793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56000000000003E-2" table:style-name="ce2">
            <text:p>0,03745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17000000000003E-2" table:style-name="ce2">
            <text:p>0,03781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30000000000001E-2" table:style-name="ce2">
            <text:p>0,0380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79000000000003E-2" table:style-name="ce2">
            <text:p>0,03787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13000000000001E-2" table:style-name="ce2">
            <text:p>0,03761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10999999999999E-2" table:style-name="ce2">
            <text:p>0,03811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80999999999998E-2" table:style-name="ce2">
            <text:p>0,03788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40999999999998E-2" table:style-name="ce2">
            <text:p>0,03754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75E-2" table:style-name="ce2">
            <text:p>0,03767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11000000000001E-2" table:style-name="ce2">
            <text:p>0,03771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19999999999999E-2" table:style-name="ce2">
            <text:p>0,0385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28000000000002E-2" table:style-name="ce2">
            <text:p>0,03762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17000000000003E-2" table:style-name="ce2">
            <text:p>0,03851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84E-2" table:style-name="ce2">
            <text:p>0,03858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96999999999999E-2" table:style-name="ce2">
            <text:p>0,03859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46999999999998E-2" table:style-name="ce2">
            <text:p>0,03854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52999999999998E-2" table:style-name="ce2">
            <text:p>0,03785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35000000000002E-2" table:style-name="ce2">
            <text:p>0,03763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90999999999999E-2" table:style-name="ce2">
            <text:p>0,03759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39999999999997E-2" table:style-name="ce2">
            <text:p>0,0380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16999999999997E-2" table:style-name="ce2">
            <text:p>0,03831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76000000000003E-2" table:style-name="ce2">
            <text:p>0,03797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39000000000001E-2" table:style-name="ce2">
            <text:p>0,03793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21E-2" table:style-name="ce2">
            <text:p>0,03782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09999999999999E-2" table:style-name="ce2">
            <text:p>0,0379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44E-2" table:style-name="ce2">
            <text:p>0,03824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18000000000002E-2" table:style-name="ce2">
            <text:p>0,03771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24999999999998E-2" table:style-name="ce2">
            <text:p>0,03782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25999999999999E-2" table:style-name="ce2">
            <text:p>0,03782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14999999999999E-2" table:style-name="ce2">
            <text:p>0,03821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92000000000001E-2" table:style-name="ce2">
            <text:p>0,03809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83000000000002E-2" table:style-name="ce2">
            <text:p>0,03748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85000000000003E-2" table:style-name="ce2">
            <text:p>0,03768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151999999999999E-2" table:style-name="ce2">
            <text:p>0,03915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93000000000001E-2" table:style-name="ce2">
            <text:p>0,03759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69E-2" table:style-name="ce2">
            <text:p>0,03836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01000000000003E-2" table:style-name="ce2">
            <text:p>0,03810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72E-2" table:style-name="ce2">
            <text:p>0,03777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86000000000001E-2" table:style-name="ce2">
            <text:p>0,03828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260127" table:style-name="ce2">
            <text:p>0,26012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27840900000000002" table:style-name="ce2">
            <text:p>0,27840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26222600000000001" table:style-name="ce2">
            <text:p>0,26222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49252200000000002" table:style-name="ce2">
            <text:p>0,49252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05E-2" table:style-name="ce2">
            <text:p>0,03810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34E-2" table:style-name="ce2">
            <text:p>0,03833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73000000000002E-2" table:style-name="ce2">
            <text:p>0,03757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43E-2" table:style-name="ce2">
            <text:p>0,03754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63999999999998E-2" table:style-name="ce2">
            <text:p>0,03846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942999999999998E-2" table:style-name="ce2">
            <text:p>0,03894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15000000000003E-2" table:style-name="ce2">
            <text:p>0,03811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34999999999999E-2" table:style-name="ce2">
            <text:p>0,03753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74000000000002E-2" table:style-name="ce2">
            <text:p>0,03827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03000000000003E-2" table:style-name="ce2">
            <text:p>0,03780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51000000000001E-2" table:style-name="ce2">
            <text:p>0,03805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70999999999997E-2" table:style-name="ce2">
            <text:p>0,03747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36000000000003E-2" table:style-name="ce2">
            <text:p>0,03813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639E-2" table:style-name="ce2">
            <text:p>0,03863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16000000000001E-2" table:style-name="ce2">
            <text:p>0,03801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97000000000001E-2" table:style-name="ce2">
            <text:p>0,03769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594000000000003E-2" table:style-name="ce2">
            <text:p>0,03859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81999999999999E-2" table:style-name="ce2">
            <text:p>0,03838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64000000000003E-2" table:style-name="ce2">
            <text:p>0,037664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24999999999999E-2" table:style-name="ce2">
            <text:p>0,03762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60000000000002E-2" table:style-name="ce2">
            <text:p>0,0382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07E-2" table:style-name="ce2">
            <text:p>0,03780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387999999999999E-2" table:style-name="ce2">
            <text:p>0,03838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93E-2" table:style-name="ce2">
            <text:p>0,03779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68999999999998E-2" table:style-name="ce2">
            <text:p>0,03756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37999999999997E-2" table:style-name="ce2">
            <text:p>0,03783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65999999999998E-2" table:style-name="ce2">
            <text:p>0,03766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49000000000002E-2" table:style-name="ce2">
            <text:p>0,03764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939000000000001E-2" table:style-name="ce2">
            <text:p>0,03893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151999999999999E-2" table:style-name="ce2">
            <text:p>0,03915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26000000000001E-2" table:style-name="ce2">
            <text:p>0,03742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88000000000003E-2" table:style-name="ce2">
            <text:p>0,03828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421999999999997E-2" table:style-name="ce2">
            <text:p>0,037422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861E-2" table:style-name="ce2">
            <text:p>0,03886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21E-2" table:style-name="ce2">
            <text:p>0,037821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094999999999997E-2" table:style-name="ce2">
            <text:p>0,03809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76999999999999E-2" table:style-name="ce2">
            <text:p>0,03757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45999999999999E-2" table:style-name="ce2">
            <text:p>0,03764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619E-2" table:style-name="ce2">
            <text:p>0,03761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865999999999997E-2" table:style-name="ce2">
            <text:p>0,037866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34999999999998E-2" table:style-name="ce2">
            <text:p>0,038235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506999999999999E-2" table:style-name="ce2">
            <text:p>0,03750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9017999999999997E-2" table:style-name="ce2">
            <text:p>0,03901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68000000000003E-2" table:style-name="ce2">
            <text:p>0,038268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459E-2" table:style-name="ce2">
            <text:p>0,038459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253000000000002E-2" table:style-name="ce2">
            <text:p>0,03825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936999999999999E-2" table:style-name="ce2">
            <text:p>0,03793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7767000000000002E-2" table:style-name="ce2">
            <text:p>0,037767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.8192999999999998E-2" table:style-name="ce2">
            <text:p>0,038193</text:p>
          </table:table-cell>
          <table:table-cell office:value-type="string" table:style-name="ce2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.0514600000000001" table:style-name="ce2">
            <text:p>1,0514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79799999999999" table:style-name="ce2">
            <text:p>1,0279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779" table:style-name="ce2">
            <text:p>1,0577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443" table:style-name="ce2">
            <text:p>1,0344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49" table:style-name="ce2">
            <text:p>1,0314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77" table:style-name="ce2">
            <text:p>1,0307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84" table:style-name="ce2">
            <text:p>1,0328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932" table:style-name="ce2">
            <text:p>1,0593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54" table:style-name="ce2">
            <text:p>1,0305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026" table:style-name="ce2">
            <text:p>1,0502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49" table:style-name="ce2">
            <text:p>1,0314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6700000000001" table:style-name="ce2">
            <text:p>1,0316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72" table:style-name="ce2">
            <text:p>1,0317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1899999999999" table:style-name="ce2">
            <text:p>1,0321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792" table:style-name="ce2">
            <text:p>1,0479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1400000000001" table:style-name="ce2">
            <text:p>1,0321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905" table:style-name="ce2">
            <text:p>1,0490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774499999999999" table:style-name="ce2">
            <text:p>0,99774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945" table:style-name="ce2">
            <text:p>1,0294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42800000000001" table:style-name="ce2">
            <text:p>1,0242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4099999999999" table:style-name="ce2">
            <text:p>1,0314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1300000000001" table:style-name="ce2">
            <text:p>1,0311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5000000000001" table:style-name="ce2">
            <text:p>1,031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078" table:style-name="ce2">
            <text:p>1,0507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0699999999999" table:style-name="ce2">
            <text:p>1,0310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82100000000001" table:style-name="ce2">
            <text:p>1,0482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6500000000001" table:style-name="ce2">
            <text:p>1,0306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7229500000000002" table:style-name="ce2">
            <text:p>0,97229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969" table:style-name="ce2">
            <text:p>1,0296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42100000000001" table:style-name="ce2">
            <text:p>1,0242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731" table:style-name="ce2">
            <text:p>1,0473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2800000000001" table:style-name="ce2">
            <text:p>1,0302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69999999999999" table:style-name="ce2">
            <text:p>1,04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1300000000001" table:style-name="ce2">
            <text:p>1,0311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0400000000001" table:style-name="ce2">
            <text:p>1,0320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7" table:style-name="ce2">
            <text:p>1,032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41800000000001" table:style-name="ce2">
            <text:p>1,0141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33399999999999" table:style-name="ce2">
            <text:p>1,0333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4700000000001" table:style-name="ce2">
            <text:p>1,0314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79799999999999" table:style-name="ce2">
            <text:p>1,0479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7176799999999997" table:style-name="ce2">
            <text:p>0,97176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57" table:style-name="ce2">
            <text:p>1,0305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0499999999999" table:style-name="ce2">
            <text:p>1,0300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73" table:style-name="ce2">
            <text:p>1,0317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501" table:style-name="ce2">
            <text:p>1,0450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4800000000001" table:style-name="ce2">
            <text:p>1,0324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54699999999999" table:style-name="ce2">
            <text:p>1,0454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5099999999999" table:style-name="ce2">
            <text:p>1,0315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4599999999999" table:style-name="ce2">
            <text:p>1,0304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66999999999999" table:style-name="ce2">
            <text:p>1,026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172300000000001" table:style-name="ce2">
            <text:p>1,0172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1899999999999" table:style-name="ce2">
            <text:p>1,0321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919" table:style-name="ce2">
            <text:p>1,0291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6294" table:style-name="ce2">
            <text:p>1,0629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8700000000001" table:style-name="ce2">
            <text:p>1,0318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65" table:style-name="ce2">
            <text:p>1,056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91399999999999" table:style-name="ce2">
            <text:p>1,0291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999" table:style-name="ce2">
            <text:p>1,0299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817" table:style-name="ce2">
            <text:p>1,0281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9700000000001" table:style-name="ce2">
            <text:p>1,0319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08500000000001" table:style-name="ce2">
            <text:p>1,0508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33399999999999" table:style-name="ce2">
            <text:p>1,0333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741" table:style-name="ce2">
            <text:p>1,0574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4800000000001" table:style-name="ce2">
            <text:p>1,0324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329" table:style-name="ce2">
            <text:p>1,0332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07" table:style-name="ce2">
            <text:p>1,0320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369" table:style-name="ce2">
            <text:p>1,0336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614300000000001" table:style-name="ce2">
            <text:p>1,0614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6900000000001" table:style-name="ce2">
            <text:p>1,0326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894" table:style-name="ce2">
            <text:p>1,0489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6200000000001" table:style-name="ce2">
            <text:p>1,0326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8000000000001" table:style-name="ce2">
            <text:p>1,031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5500000000001" table:style-name="ce2">
            <text:p>1,03255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42100000000001" table:style-name="ce2">
            <text:p>1,0342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03" table:style-name="ce2">
            <text:p>1,0320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92300000000001" table:style-name="ce2">
            <text:p>1,0292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631600000000001" table:style-name="ce2">
            <text:p>1,0631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28" table:style-name="ce2">
            <text:p>1,0312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87800000000001" table:style-name="ce2">
            <text:p>1,0587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843" table:style-name="ce2">
            <text:p>1,0284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94" table:style-name="ce2">
            <text:p>1,0309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5300000000001" table:style-name="ce2">
            <text:p>1,0315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4" table:style-name="ce2">
            <text:p>1,03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833" table:style-name="ce2">
            <text:p>1,0483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09299999999999" table:style-name="ce2">
            <text:p>1,0309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48299999999999" table:style-name="ce2">
            <text:p>1,0548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07" table:style-name="ce2">
            <text:p>1,03207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4099999999999" table:style-name="ce2">
            <text:p>1,0314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32" table:style-name="ce2">
            <text:p>1,0313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03" table:style-name="ce2">
            <text:p>1,0320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79" table:style-name="ce2">
            <text:p>1,03179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3" table:style-name="ce2">
            <text:p>1,0323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278" table:style-name="ce2">
            <text:p>1,05278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776" table:style-name="ce2">
            <text:p>1,02776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97399999999999" table:style-name="ce2">
            <text:p>1,05974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32" table:style-name="ce2">
            <text:p>1,0313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4099999999999" table:style-name="ce2">
            <text:p>1,0314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19100000000001" table:style-name="ce2">
            <text:p>1,0319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41" table:style-name="ce2">
            <text:p>1,03241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6802" table:style-name="ce2">
            <text:p>1,06802</text:p>
          </table:table-cell>
          <table:table-cell office:value-type="float" office:value="0.25" table:style-name="ce2">
            <text:p>0,2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399" table:style-name="ce2">
            <text:p>1,0339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62800000000001" table:style-name="ce2">
            <text:p>1,0362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501" table:style-name="ce2">
            <text:p>1,0350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92699999999999" table:style-name="ce2">
            <text:p>1,0392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52600000000001" table:style-name="ce2">
            <text:p>1,0552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61800000000001" table:style-name="ce2">
            <text:p>1,0361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44500000000001" table:style-name="ce2">
            <text:p>1,0344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59100000000001" table:style-name="ce2">
            <text:p>1,0359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43500000000001" table:style-name="ce2">
            <text:p>1,0343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77399999999999" table:style-name="ce2">
            <text:p>1,0577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4500000000001" table:style-name="ce2">
            <text:p>1,0324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37400000000001" table:style-name="ce2">
            <text:p>1,0337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29200000000001" table:style-name="ce2">
            <text:p>1,0329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51300000000001" table:style-name="ce2">
            <text:p>1,0351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529500000000001" table:style-name="ce2">
            <text:p>1,0529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9778999999999995" table:style-name="ce2">
            <text:p>0,9977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261400000000001" table:style-name="ce2">
            <text:p>1,0261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426" table:style-name="ce2">
            <text:p>1,0342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0448" table:style-name="ce2">
            <text:p>1,0044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473699999999999" table:style-name="ce2">
            <text:p>1,0473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03329" table:style-name="ce2">
            <text:p>1,0332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.5037699999999998" table:style-name="ce2">
            <text:p>3,5037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97014800000000001" table:style-name="ce2">
            <text:p>0,97014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50200000000005" table:style-name="ce2">
            <text:p>0,55850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87600000000004" table:style-name="ce2">
            <text:p>0,55687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47899999999995" table:style-name="ce2">
            <text:p>0,55747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90899999999999" table:style-name="ce2">
            <text:p>0,55790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52800000000002" table:style-name="ce2">
            <text:p>0,55852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571599999999999" table:style-name="ce2">
            <text:p>0,55571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57100000000004" table:style-name="ce2">
            <text:p>0,55757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9029" table:style-name="ce2">
            <text:p>0,55902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954000000000004" table:style-name="ce2">
            <text:p>0,5595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934499999999998" table:style-name="ce2">
            <text:p>0,55934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63499999999999" table:style-name="ce2">
            <text:p>0,55763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27199999999999" table:style-name="ce2">
            <text:p>0,55627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536399999999999" table:style-name="ce2">
            <text:p>0,57536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13699999999999" table:style-name="ce2">
            <text:p>0,55813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69800000000003" table:style-name="ce2">
            <text:p>0,55669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966899999999999" table:style-name="ce2">
            <text:p>0,57966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45599999999995" table:style-name="ce2">
            <text:p>0,55845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79599999999996" table:style-name="ce2">
            <text:p>0,55679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6344499999999997" table:style-name="ce2">
            <text:p>0,56344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97799999999997" table:style-name="ce2">
            <text:p>0,55697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00000000000005" table:style-name="ce2">
            <text:p>0,55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980500000000001" table:style-name="ce2">
            <text:p>0,57980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11699999999997" table:style-name="ce2">
            <text:p>0,55811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43399999999998" table:style-name="ce2">
            <text:p>0,55643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6562999999999997" table:style-name="ce2">
            <text:p>0,5656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35999999999997" table:style-name="ce2">
            <text:p>0,5573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17899999999998" table:style-name="ce2">
            <text:p>0,55717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20400000000003" table:style-name="ce2">
            <text:p>0,55820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59899999999996" table:style-name="ce2">
            <text:p>0,55759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74800000000002" table:style-name="ce2">
            <text:p>0,55774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93199999999998" table:style-name="ce2">
            <text:p>0,55793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568899999999999" table:style-name="ce2">
            <text:p>0,55568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589" table:style-name="ce2">
            <text:p>0,55658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60500000000002" table:style-name="ce2">
            <text:p>0,55660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67599999999995" table:style-name="ce2">
            <text:p>0,55667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84400000000001" table:style-name="ce2">
            <text:p>0,55784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64000000000003" table:style-name="ce2">
            <text:p>0,5586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44300000000002" table:style-name="ce2">
            <text:p>0,55744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48500000000001" table:style-name="ce2">
            <text:p>0,55748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06100000000003" table:style-name="ce2">
            <text:p>0,55706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9199" table:style-name="ce2">
            <text:p>0,55919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98000000000003" table:style-name="ce2">
            <text:p>0,5569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05400000000005" table:style-name="ce2">
            <text:p>0,55805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45100000000003" table:style-name="ce2">
            <text:p>0,55745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29099999999998" table:style-name="ce2">
            <text:p>0,55729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10499999999996" table:style-name="ce2">
            <text:p>0,55710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186000000000003" table:style-name="ce2">
            <text:p>0,5718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26200000000004" table:style-name="ce2">
            <text:p>0,55726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03999999999998" table:style-name="ce2">
            <text:p>0,5580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66293500000000005" table:style-name="ce2">
            <text:p>0,66293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41499999999999" table:style-name="ce2">
            <text:p>0,55641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44800000000005" table:style-name="ce2">
            <text:p>0,55744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8165500000000003" table:style-name="ce2">
            <text:p>0,58165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43699999999996" table:style-name="ce2">
            <text:p>0,55643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11900000000003" table:style-name="ce2">
            <text:p>0,55611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147499999999996" table:style-name="ce2">
            <text:p>0,57147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77399999999999" table:style-name="ce2">
            <text:p>0,55677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45900000000004" table:style-name="ce2">
            <text:p>0,55845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768600000000003" table:style-name="ce2">
            <text:p>0,57768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471599999999999" table:style-name="ce2">
            <text:p>0,55471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83700000000003" table:style-name="ce2">
            <text:p>0,55683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6984000000000001" table:style-name="ce2">
            <text:p>0,5698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81999999999998" table:style-name="ce2">
            <text:p>0,5578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29799999999996" table:style-name="ce2">
            <text:p>0,558298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89999999999995" table:style-name="ce2">
            <text:p>0,5579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81499999999995" table:style-name="ce2">
            <text:p>0,556815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55699999999997" table:style-name="ce2">
            <text:p>0,55755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56099999999997" table:style-name="ce2">
            <text:p>0,55656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584" table:style-name="ce2">
            <text:p>0,55584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20000000000003" table:style-name="ce2">
            <text:p>0,5562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592600000000003" table:style-name="ce2">
            <text:p>0,55592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86000000000002" table:style-name="ce2">
            <text:p>0,5568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82100000000001" table:style-name="ce2">
            <text:p>0,557821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75699999999995" table:style-name="ce2">
            <text:p>0,55675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697" table:style-name="ce2">
            <text:p>0,557697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76000000000003" table:style-name="ce2">
            <text:p>0,55676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38299999999996" table:style-name="ce2">
            <text:p>0,556383</text:p>
          </table:table-cell>
          <table:table-cell office:value-type="float" office:value="0.5" table:style-name="ce2">
            <text:p>0,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0899999999999" table:style-name="ce2">
            <text:p>0,52360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48399999999998" table:style-name="ce2">
            <text:p>0,55648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6100300000000003" table:style-name="ce2">
            <text:p>0,56100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97000000000005" table:style-name="ce2">
            <text:p>0,5239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93199999999995" table:style-name="ce2">
            <text:p>0,52393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40100000000004" table:style-name="ce2">
            <text:p>0,55740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37999999999999" table:style-name="ce2">
            <text:p>0,5563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9400000000003" table:style-name="ce2">
            <text:p>0,52339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69900000000005" table:style-name="ce2">
            <text:p>0,55669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6955599999999995" table:style-name="ce2">
            <text:p>0,56955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76500000000004" table:style-name="ce2">
            <text:p>0,52476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408199999999995" table:style-name="ce2">
            <text:p>0,54408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12300000000001" table:style-name="ce2">
            <text:p>0,52412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54499999999996" table:style-name="ce2">
            <text:p>0,55654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65200000000004" table:style-name="ce2">
            <text:p>0,55665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714099999999999" table:style-name="ce2">
            <text:p>0,54714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9392" table:style-name="ce2">
            <text:p>0,55939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54099999999995" table:style-name="ce2">
            <text:p>0,55654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56100000000006" table:style-name="ce2">
            <text:p>0,52456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650699999999997" table:style-name="ce2">
            <text:p>0,55650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31700000000003" table:style-name="ce2">
            <text:p>0,52431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524200000000001" table:style-name="ce2">
            <text:p>0,55524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63041899999999995" table:style-name="ce2">
            <text:p>0,63041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6543200000000005" table:style-name="ce2">
            <text:p>0,56543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559" table:style-name="ce2">
            <text:p>0,52655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27400000000002" table:style-name="ce2">
            <text:p>0,52627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63062200000000002" table:style-name="ce2">
            <text:p>0,63062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62299999999995" table:style-name="ce2">
            <text:p>0,52662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2200000000003" table:style-name="ce2">
            <text:p>0,52362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93503" table:style-name="ce2">
            <text:p>0,59350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52800000000002" table:style-name="ce2">
            <text:p>0,55752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763899999999999" table:style-name="ce2">
            <text:p>0,54763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381900000000004" table:style-name="ce2">
            <text:p>0,53381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62144900000000003" table:style-name="ce2">
            <text:p>0,62144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79799999999999" table:style-name="ce2">
            <text:p>0,52679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73300000000001" table:style-name="ce2">
            <text:p>0,52773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75300000000003" table:style-name="ce2">
            <text:p>0,52675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93700000000002" table:style-name="ce2">
            <text:p>0,55793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97499999999997" table:style-name="ce2">
            <text:p>0,52797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91200000000005" table:style-name="ce2">
            <text:p>0,53591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22100000000005" table:style-name="ce2">
            <text:p>0,52422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30600000000005" table:style-name="ce2">
            <text:p>0,52830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76100000000003" table:style-name="ce2">
            <text:p>0,52576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56199999999998" table:style-name="ce2">
            <text:p>0,52756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43499999999998" table:style-name="ce2">
            <text:p>0,52443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690899999999998" table:style-name="ce2">
            <text:p>0,54690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644499999999999" table:style-name="ce2">
            <text:p>0,57644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767100000000002" table:style-name="ce2">
            <text:p>0,54767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40500000000001" table:style-name="ce2">
            <text:p>0,52740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756099999999997" table:style-name="ce2">
            <text:p>0,55756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94099999999999" table:style-name="ce2">
            <text:p>0,52594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83500000000005" table:style-name="ce2">
            <text:p>0,52683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38600000000002" table:style-name="ce2">
            <text:p>0,52738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7389599999999996" table:style-name="ce2">
            <text:p>0,57389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24700000000002" table:style-name="ce2">
            <text:p>0,52524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90400000000004" table:style-name="ce2">
            <text:p>0,52690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50300000000006" table:style-name="ce2">
            <text:p>0,52750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258" table:style-name="ce2">
            <text:p>0,52625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34700000000001" table:style-name="ce2">
            <text:p>0,52434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42599999999995" table:style-name="ce2">
            <text:p>0,52642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396" table:style-name="ce2">
            <text:p>0,5439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24499999999996" table:style-name="ce2">
            <text:p>0,52724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07300000000001" table:style-name="ce2">
            <text:p>0,52707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220999999999998" table:style-name="ce2">
            <text:p>0,5522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80899999999997" table:style-name="ce2">
            <text:p>0,52680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15800000000001" table:style-name="ce2">
            <text:p>0,52515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49999999999997" table:style-name="ce2">
            <text:p>0,5255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8157" table:style-name="ce2">
            <text:p>0,53815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2000000000001" table:style-name="ce2">
            <text:p>0,5233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15100000000003" table:style-name="ce2">
            <text:p>0,52315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29000000000003" table:style-name="ce2">
            <text:p>0,5242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94099999999999" table:style-name="ce2">
            <text:p>0,52594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26700000000004" table:style-name="ce2">
            <text:p>0,52526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64900000000003" table:style-name="ce2">
            <text:p>0,52464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10999999999997" table:style-name="ce2">
            <text:p>0,5321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3700000000004" table:style-name="ce2">
            <text:p>0,52343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05100000000004" table:style-name="ce2">
            <text:p>0,52305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15299999999998" table:style-name="ce2">
            <text:p>0,52315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37599999999995" table:style-name="ce2">
            <text:p>0,52537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57699999999996" table:style-name="ce2">
            <text:p>0,52857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25699999999997" table:style-name="ce2">
            <text:p>0,52325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.4231199999999999" table:style-name="ce2">
            <text:p>1,4231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92300000000003" table:style-name="ce2">
            <text:p>0,52592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50900000000001" table:style-name="ce2">
            <text:p>0,53250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559" table:style-name="ce2">
            <text:p>0,524559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5799999999998" table:style-name="ce2">
            <text:p>0,52345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39100000000005" table:style-name="ce2">
            <text:p>0,52539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393" table:style-name="ce2">
            <text:p>0,52539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5299999999995" table:style-name="ce2">
            <text:p>0,52345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4100000000005" table:style-name="ce2">
            <text:p>0,52344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854100000000004" table:style-name="ce2">
            <text:p>0,52854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273000000000003" table:style-name="ce2">
            <text:p>0,5227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79399999999998" table:style-name="ce2">
            <text:p>0,52579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5699999999996" table:style-name="ce2">
            <text:p>0,523357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97799999999994" table:style-name="ce2">
            <text:p>0,524978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9100000000004" table:style-name="ce2">
            <text:p>0,523491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37299999999998" table:style-name="ce2">
            <text:p>0,525373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112199999999998" table:style-name="ce2">
            <text:p>0,531122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03599999999995" table:style-name="ce2">
            <text:p>0,523036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231399999999994" table:style-name="ce2">
            <text:p>0,522314</text:p>
          </table:table-cell>
          <table:table-cell office:value-type="float" office:value="0.75" table:style-name="ce2">
            <text:p>0,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1700000000001" table:style-name="ce2">
            <text:p>0,52351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39599999999997" table:style-name="ce2">
            <text:p>0,52439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0600000000005" table:style-name="ce2">
            <text:p>0,52330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12199999999998" table:style-name="ce2">
            <text:p>0,52312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34400000000003" table:style-name="ce2">
            <text:p>0,52434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234000000000004" table:style-name="ce2">
            <text:p>0,5323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28600000000003" table:style-name="ce2">
            <text:p>0,52328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344099999999995" table:style-name="ce2">
            <text:p>0,54344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90400000000004" table:style-name="ce2">
            <text:p>0,52390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70700000000003" table:style-name="ce2">
            <text:p>0,52470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41599999999999" table:style-name="ce2">
            <text:p>0,52441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9199999999996" table:style-name="ce2">
            <text:p>0,52349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5200000000004" table:style-name="ce2">
            <text:p>0,52335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8700000000001" table:style-name="ce2">
            <text:p>0,52368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28399999999997" table:style-name="ce2">
            <text:p>0,52328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59599999999995" table:style-name="ce2">
            <text:p>0,52459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7200000000003" table:style-name="ce2">
            <text:p>0,52367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0300000000004" table:style-name="ce2">
            <text:p>0,52360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7699999999996" table:style-name="ce2">
            <text:p>0,52357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5099999999998" table:style-name="ce2">
            <text:p>0,52365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650699999999997" table:style-name="ce2">
            <text:p>0,54650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06600000000003" table:style-name="ce2">
            <text:p>0,52406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6729" table:style-name="ce2">
            <text:p>0,52672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83400000000002" table:style-name="ce2">
            <text:p>0,52383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71599999999996" table:style-name="ce2">
            <text:p>0,52471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90099999999995" table:style-name="ce2">
            <text:p>0,52490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3000000000005" table:style-name="ce2">
            <text:p>0,5235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092" table:style-name="ce2">
            <text:p>0,52409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288699999999999" table:style-name="ce2">
            <text:p>0,52288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79399999999998" table:style-name="ce2">
            <text:p>0,52379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8899999999997" table:style-name="ce2">
            <text:p>0,52358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6700000000003" table:style-name="ce2">
            <text:p>0,52336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0600000000003" table:style-name="ce2">
            <text:p>0,52350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88500000000005" table:style-name="ce2">
            <text:p>0,52388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10900000000005" table:style-name="ce2">
            <text:p>0,52310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867900000000002" table:style-name="ce2">
            <text:p>0,53867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87099999999998" table:style-name="ce2">
            <text:p>0,52387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776800000000002" table:style-name="ce2">
            <text:p>0,53776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13299999999996" table:style-name="ce2">
            <text:p>0,52413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84600000000003" table:style-name="ce2">
            <text:p>0,52384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15299999999998" table:style-name="ce2">
            <text:p>0,52415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4999999999995" table:style-name="ce2">
            <text:p>0,5236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9200000000005" table:style-name="ce2">
            <text:p>0,52369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80800000000005" table:style-name="ce2">
            <text:p>0,52380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286299999999997" table:style-name="ce2">
            <text:p>0,52286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70099999999997" table:style-name="ce2">
            <text:p>0,52370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5899999999999" table:style-name="ce2">
            <text:p>0,52365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2899" table:style-name="ce2">
            <text:p>0,52289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78199999999997" table:style-name="ce2">
            <text:p>0,52378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397" table:style-name="ce2">
            <text:p>0,52439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815100000000005" table:style-name="ce2">
            <text:p>0,53815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3300000000003" table:style-name="ce2">
            <text:p>0,52353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8856" table:style-name="ce2">
            <text:p>0,53885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3200000000001" table:style-name="ce2">
            <text:p>0,52343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14300000000002" table:style-name="ce2">
            <text:p>0,52314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7699999999998" table:style-name="ce2">
            <text:p>0,52337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07899999999996" table:style-name="ce2">
            <text:p>0,52307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76" table:style-name="ce2">
            <text:p>0,5237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72399999999997" table:style-name="ce2">
            <text:p>0,52372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71199999999996" table:style-name="ce2">
            <text:p>0,52371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922" table:style-name="ce2">
            <text:p>0,52392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99099999999998" table:style-name="ce2">
            <text:p>0,52399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04300000000004" table:style-name="ce2">
            <text:p>0,52404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873499999999996" table:style-name="ce2">
            <text:p>0,53873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16499999999999" table:style-name="ce2">
            <text:p>0,52416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498299999999999" table:style-name="ce2">
            <text:p>0,53498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11099999999999" table:style-name="ce2">
            <text:p>0,52411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24300000000001" table:style-name="ce2">
            <text:p>0,52424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04099999999998" table:style-name="ce2">
            <text:p>0,52404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4838299999999995" table:style-name="ce2">
            <text:p>0,54838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563099999999996" table:style-name="ce2">
            <text:p>0,52563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62799999999998" table:style-name="ce2">
            <text:p>0,52462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24999999999999" table:style-name="ce2">
            <text:p>0,5242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8300000000003" table:style-name="ce2">
            <text:p>0,52348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02199999999999" table:style-name="ce2">
            <text:p>0,52402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00599999999997" table:style-name="ce2">
            <text:p>0,52400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10500000000004" table:style-name="ce2">
            <text:p>0,52410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33099999999999" table:style-name="ce2">
            <text:p>0,52333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5192" table:style-name="ce2">
            <text:p>0,53519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3700000000003" table:style-name="ce2">
            <text:p>0,52353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096299999999998" table:style-name="ce2">
            <text:p>0,550963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20199999999994" table:style-name="ce2">
            <text:p>0,52320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97099999999997" table:style-name="ce2">
            <text:p>0,52497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49699999999999" table:style-name="ce2">
            <text:p>0,52349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3061800000000003" table:style-name="ce2">
            <text:p>0,53061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9335" table:style-name="ce2">
            <text:p>0,52933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318900000000004" table:style-name="ce2">
            <text:p>0,55318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5860500000000002" table:style-name="ce2">
            <text:p>0,55860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716099999999999" table:style-name="ce2">
            <text:p>0,52716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19400000000005" table:style-name="ce2">
            <text:p>0,523194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24999999999999" table:style-name="ce2">
            <text:p>0,5232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50799999999997" table:style-name="ce2">
            <text:p>0,524508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91100000000002" table:style-name="ce2">
            <text:p>0,523911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83500000000005" table:style-name="ce2">
            <text:p>0,523835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53899999999998" table:style-name="ce2">
            <text:p>0,52453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316" table:style-name="ce2">
            <text:p>0,524316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62200000000003" table:style-name="ce2">
            <text:p>0,523622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447900000000003" table:style-name="ce2">
            <text:p>0,524479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.7619699999999998" table:style-name="ce2">
            <text:p>4,7619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52358700000000002" table:style-name="ce2">
            <text:p>0,523587</text:p>
          </table:table-cell>
          <table:table-cell office:value-type="string" table:style-name="ce2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.5904400000000001" table:style-name="ce2">
            <text:p>2,5904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1042" table:style-name="ce2">
            <text:p>2,6104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331" table:style-name="ce2">
            <text:p>2,6033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456" table:style-name="ce2">
            <text:p>2,5945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78599999999998" table:style-name="ce2">
            <text:p>2,5978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07200000000001" table:style-name="ce2">
            <text:p>2,5907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518" table:style-name="ce2">
            <text:p>2,5751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68900000000001" table:style-name="ce2">
            <text:p>2,5768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18099999999999" table:style-name="ce2">
            <text:p>2,5818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789" table:style-name="ce2">
            <text:p>2,5778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43499999999999" table:style-name="ce2">
            <text:p>2,5743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62399999999999" table:style-name="ce2">
            <text:p>2,5762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44500000000001" table:style-name="ce2">
            <text:p>2,5744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69799999999998" table:style-name="ce2">
            <text:p>2,5769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27000000000002" table:style-name="ce2">
            <text:p>2,572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42499999999999" table:style-name="ce2">
            <text:p>2,5842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67200000000001" table:style-name="ce2">
            <text:p>2,5867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75799999999998" table:style-name="ce2">
            <text:p>2,5975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616" table:style-name="ce2">
            <text:p>2,5861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80200000000002" table:style-name="ce2">
            <text:p>2,5880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83699999999998" table:style-name="ce2">
            <text:p>2,5883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42100000000001" table:style-name="ce2">
            <text:p>2,5842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955" table:style-name="ce2">
            <text:p>2,5895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47899999999999" table:style-name="ce2">
            <text:p>2,5847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812" table:style-name="ce2">
            <text:p>2,5881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989" table:style-name="ce2">
            <text:p>2,5898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355" table:style-name="ce2">
            <text:p>2,5935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16800000000002" table:style-name="ce2">
            <text:p>2,5916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66200000000002" table:style-name="ce2">
            <text:p>2,5966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182" table:style-name="ce2">
            <text:p>2,5818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95299999999999" table:style-name="ce2">
            <text:p>2,5895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11000000000002" table:style-name="ce2">
            <text:p>2,581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54199999999998" table:style-name="ce2">
            <text:p>2,5954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55700000000001" table:style-name="ce2">
            <text:p>2,5855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77300000000001" table:style-name="ce2">
            <text:p>2,5877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81299999999998" table:style-name="ce2">
            <text:p>2,5781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17299999999999" table:style-name="ce2">
            <text:p>2,5817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90000000000002" table:style-name="ce2">
            <text:p>2,57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82400000000001" table:style-name="ce2">
            <text:p>2,5782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73999999999999" table:style-name="ce2">
            <text:p>2,577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70400000000002" table:style-name="ce2">
            <text:p>2,5770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87100000000001" table:style-name="ce2">
            <text:p>2,5787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45499999999999" table:style-name="ce2">
            <text:p>2,5745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345" table:style-name="ce2">
            <text:p>2,5834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56999999999999" table:style-name="ce2">
            <text:p>2,575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94700000000002" table:style-name="ce2">
            <text:p>2,5794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21699999999999" table:style-name="ce2">
            <text:p>2,5921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36300000000001" table:style-name="ce2">
            <text:p>2,5936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263" table:style-name="ce2">
            <text:p>2,6026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16100000000002" table:style-name="ce2">
            <text:p>2,5916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13499999999998" table:style-name="ce2">
            <text:p>2,5913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16100000000002" table:style-name="ce2">
            <text:p>2,5916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22000000000001" table:style-name="ce2">
            <text:p>2,592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16300000000001" table:style-name="ce2">
            <text:p>2,5816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93199999999998" table:style-name="ce2">
            <text:p>2,5893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33400000000002" table:style-name="ce2">
            <text:p>2,5833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.7136800000000001" table:style-name="ce2">
            <text:p>9,7136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30800000000001" table:style-name="ce2">
            <text:p>2,5930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63099999999999" table:style-name="ce2">
            <text:p>2,5963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69399999999998" table:style-name="ce2">
            <text:p>2,6069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73599999999999" table:style-name="ce2">
            <text:p>2,6073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36700000000002" table:style-name="ce2">
            <text:p>2,6036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65199999999999" table:style-name="ce2">
            <text:p>2,5965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31000000000002" table:style-name="ce2">
            <text:p>2,593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29399999999998" table:style-name="ce2">
            <text:p>2,5829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05099999999999" table:style-name="ce2">
            <text:p>2,5805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68399999999998" table:style-name="ce2">
            <text:p>2,5768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64600000000002" table:style-name="ce2">
            <text:p>2,5864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56199999999998" table:style-name="ce2">
            <text:p>2,5756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42499999999999" table:style-name="ce2">
            <text:p>2,5842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72900000000001" table:style-name="ce2">
            <text:p>2,5772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42099999999999" table:style-name="ce2">
            <text:p>2,5742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70900000000001" table:style-name="ce2">
            <text:p>2,5770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388699999999998" table:style-name="ce2">
            <text:p>2,63887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283899999999999" table:style-name="ce2">
            <text:p>2,5283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534" table:style-name="ce2">
            <text:p>2,6053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114600000000001" table:style-name="ce2">
            <text:p>2,61146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3679" table:style-name="ce2">
            <text:p>2,6367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58100000000002" table:style-name="ce2">
            <text:p>2,5958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75199999999998" table:style-name="ce2">
            <text:p>2,5975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019" table:style-name="ce2">
            <text:p>2,6001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311100000000001" table:style-name="ce2">
            <text:p>2,6311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68100000000001" table:style-name="ce2">
            <text:p>2,5968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063" table:style-name="ce2">
            <text:p>2,5906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85200000000002" table:style-name="ce2">
            <text:p>2,5985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961099999999999" table:style-name="ce2">
            <text:p>2,5961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76199999999998" table:style-name="ce2">
            <text:p>2,5876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20099999999999" table:style-name="ce2">
            <text:p>2,6020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38299999999998" table:style-name="ce2">
            <text:p>2,5838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54900000000001" table:style-name="ce2">
            <text:p>2,5854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48499999999999" table:style-name="ce2">
            <text:p>2,58485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11899999999999" table:style-name="ce2">
            <text:p>2,5811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52999999999999" table:style-name="ce2">
            <text:p>2,575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56100000000002" table:style-name="ce2">
            <text:p>2,57561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51900000000001" table:style-name="ce2">
            <text:p>2,57519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77999999999999" table:style-name="ce2">
            <text:p>2,5778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223" table:style-name="ce2">
            <text:p>2,5822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95300000000001" table:style-name="ce2">
            <text:p>2,57953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56199999999998" table:style-name="ce2">
            <text:p>2,57562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8324" table:style-name="ce2">
            <text:p>2,58324</text:p>
          </table:table-cell>
          <table:table-cell office:value-type="float" office:value="0.25" table:style-name="ce2">
            <text:p>0,2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48" table:style-name="ce2">
            <text:p>2,5534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34800000000001" table:style-name="ce2">
            <text:p>2,4234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0700000000002" table:style-name="ce2">
            <text:p>2,5430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3300000000002" table:style-name="ce2">
            <text:p>2,5583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4800000000002" table:style-name="ce2">
            <text:p>2,5554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35" table:style-name="ce2">
            <text:p>2,5413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4400000000002" table:style-name="ce2">
            <text:p>2,5534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06" table:style-name="ce2">
            <text:p>2,5560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19" table:style-name="ce2">
            <text:p>2,5521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05699999999998" table:style-name="ce2">
            <text:p>2,5605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.2599" table:style-name="ce2">
            <text:p>12,259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08000000000002" table:style-name="ce2">
            <text:p>2,530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01600000000002" table:style-name="ce2">
            <text:p>2,5401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28600000000001" table:style-name="ce2">
            <text:p>2,5628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87499999999998" table:style-name="ce2">
            <text:p>2,5387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7599999999999" table:style-name="ce2">
            <text:p>2,5587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26000000000002" table:style-name="ce2">
            <text:p>2,562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16399999999998" table:style-name="ce2">
            <text:p>2,4116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616500000000001" table:style-name="ce2">
            <text:p>2,4616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40200000000002" table:style-name="ce2">
            <text:p>2,5640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09600000000001" table:style-name="ce2">
            <text:p>2,5409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37699999999999" table:style-name="ce2">
            <text:p>2,5637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7200000000002" table:style-name="ce2">
            <text:p>2,5617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64199999999999" table:style-name="ce2">
            <text:p>2,5464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2800000000001" table:style-name="ce2">
            <text:p>2,5562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76553" table:style-name="ce2">
            <text:p>2,7655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42499999999999" table:style-name="ce2">
            <text:p>2,5642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41799999999999" table:style-name="ce2">
            <text:p>2,5641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74700000000001" table:style-name="ce2">
            <text:p>2,5474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58300000000001" table:style-name="ce2">
            <text:p>2,5658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701399999999999" table:style-name="ce2">
            <text:p>2,5701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4800000000001" table:style-name="ce2">
            <text:p>2,5524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88" table:style-name="ce2">
            <text:p>2,5568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60099999999999" table:style-name="ce2">
            <text:p>2,5460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72499999999998" table:style-name="ce2">
            <text:p>2,5572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.4478099999999996" table:style-name="ce2">
            <text:p>4,4478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.2367900000000001" table:style-name="ce2">
            <text:p>7,2367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2499999999998" table:style-name="ce2">
            <text:p>2,5412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01699999999998" table:style-name="ce2">
            <text:p>2,5601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1803" table:style-name="ce2">
            <text:p>2,5180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077099999999999" table:style-name="ce2">
            <text:p>2,5077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52" table:style-name="ce2">
            <text:p>2,415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2599999999999" table:style-name="ce2">
            <text:p>2,5492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6099999999999" table:style-name="ce2">
            <text:p>2,5416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36800000000002" table:style-name="ce2">
            <text:p>2,5636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05300000000002" table:style-name="ce2">
            <text:p>2,5505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34199999999999" table:style-name="ce2">
            <text:p>2,4134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3499999999998" table:style-name="ce2">
            <text:p>2,5553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1600000000001" table:style-name="ce2">
            <text:p>2,54116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17899999999999" table:style-name="ce2">
            <text:p>2,4317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1399999999999" table:style-name="ce2">
            <text:p>2,5581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.4160700000000004" table:style-name="ce2">
            <text:p>6,4160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5000000000002" table:style-name="ce2">
            <text:p>2,544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164800000000001" table:style-name="ce2">
            <text:p>2,5164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8300000000001" table:style-name="ce2">
            <text:p>2,5618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8200000000001" table:style-name="ce2">
            <text:p>2,5448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4900000000001" table:style-name="ce2">
            <text:p>2,5444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4099999999998" table:style-name="ce2">
            <text:p>2,5544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4199999999999" table:style-name="ce2">
            <text:p>2,5424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272" table:style-name="ce2">
            <text:p>2,4227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00399999999999" table:style-name="ce2">
            <text:p>2,5600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997799999999999" table:style-name="ce2">
            <text:p>2,4997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105" table:style-name="ce2">
            <text:p>2,5510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35" table:style-name="ce2">
            <text:p>2,5493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9871" table:style-name="ce2">
            <text:p>2,4987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32399999999998" table:style-name="ce2">
            <text:p>2,4232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7999999999998" table:style-name="ce2">
            <text:p>2,537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08" table:style-name="ce2">
            <text:p>2,5410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17799999999999" table:style-name="ce2">
            <text:p>2,5317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40100000000002" table:style-name="ce2">
            <text:p>2,4140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502899999999999" table:style-name="ce2">
            <text:p>2,4502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55700000000001" table:style-name="ce2">
            <text:p>2,5455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8700000000001" table:style-name="ce2">
            <text:p>2,5438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15099999999999" table:style-name="ce2">
            <text:p>2,5515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618" table:style-name="ce2">
            <text:p>2,4261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59199999999998" table:style-name="ce2">
            <text:p>2,4159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05899999999999" table:style-name="ce2">
            <text:p>2,5605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1699999999999" table:style-name="ce2">
            <text:p>2,5551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16499999999998" table:style-name="ce2">
            <text:p>2,4116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72200000000002" table:style-name="ce2">
            <text:p>2,42722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1499999999999" table:style-name="ce2">
            <text:p>2,5541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5699999999999" table:style-name="ce2">
            <text:p>2,5435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335800000000001" table:style-name="ce2">
            <text:p>2,4335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06700000000002" table:style-name="ce2">
            <text:p>2,55067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05099999999998" table:style-name="ce2">
            <text:p>2,5405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0799999999999" table:style-name="ce2">
            <text:p>2,5580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08" table:style-name="ce2">
            <text:p>2,5410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98800000000001" table:style-name="ce2">
            <text:p>2,5398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5300000000002" table:style-name="ce2">
            <text:p>2,5545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108000000000001" table:style-name="ce2">
            <text:p>2,410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38300000000002" table:style-name="ce2">
            <text:p>2,4238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236499999999999" table:style-name="ce2">
            <text:p>2,5236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35" table:style-name="ce2">
            <text:p>2,5413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270100000000001" table:style-name="ce2">
            <text:p>2,42701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12899999999998" table:style-name="ce2">
            <text:p>2,53129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.7904400000000003" table:style-name="ce2">
            <text:p>5,79044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2300000000001" table:style-name="ce2">
            <text:p>2,5532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0499999999999" table:style-name="ce2">
            <text:p>2,55205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6799999999998" table:style-name="ce2">
            <text:p>2,54268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270299999999999" table:style-name="ce2">
            <text:p>2,52703</text:p>
          </table:table-cell>
          <table:table-cell office:value-type="float" office:value="0.5" table:style-name="ce2">
            <text:p>0,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99500000000002" table:style-name="ce2">
            <text:p>2,5399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36899999999998" table:style-name="ce2">
            <text:p>2,5636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04" table:style-name="ce2">
            <text:p>2,560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8299999999998" table:style-name="ce2">
            <text:p>2,5598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9900000000001" table:style-name="ce2">
            <text:p>2,5429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0299999999999" table:style-name="ce2">
            <text:p>2,5430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44100000000001" table:style-name="ce2">
            <text:p>2,5644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026" table:style-name="ce2">
            <text:p>2,5602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1199999999998" table:style-name="ce2">
            <text:p>2,5611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9199999999998" table:style-name="ce2">
            <text:p>2,5449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4600000000002" table:style-name="ce2">
            <text:p>2,5424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0899999999999" table:style-name="ce2">
            <text:p>2,5590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83199999999999" table:style-name="ce2">
            <text:p>2,5483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75199999999998" table:style-name="ce2">
            <text:p>2,5575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51" table:style-name="ce2">
            <text:p>2,5595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9100000000001" table:style-name="ce2">
            <text:p>2,5619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677" table:style-name="ce2">
            <text:p>2,5467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3600000000002" table:style-name="ce2">
            <text:p>2,5563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9900000000001" table:style-name="ce2">
            <text:p>2,5549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5900000000001" table:style-name="ce2">
            <text:p>2,5545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8108" table:style-name="ce2">
            <text:p>2,4810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054" table:style-name="ce2">
            <text:p>2,5405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6700000000001" table:style-name="ce2">
            <text:p>2,5436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1800000000001" table:style-name="ce2">
            <text:p>2,5541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4800000000002" table:style-name="ce2">
            <text:p>2,5594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1299999999998" table:style-name="ce2">
            <text:p>2,5581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89499999999998" table:style-name="ce2">
            <text:p>2,5389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7399999999998" table:style-name="ce2">
            <text:p>2,5427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392" table:style-name="ce2">
            <text:p>2,5639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.0494800000000009" table:style-name="ce2">
            <text:p>8,0494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88" table:style-name="ce2">
            <text:p>2,548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00799999999999" table:style-name="ce2">
            <text:p>2,5500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3699999999999" table:style-name="ce2">
            <text:p>2,5553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70000000000002" table:style-name="ce2">
            <text:p>2,54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59200000000002" table:style-name="ce2">
            <text:p>2,5459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1400000000002" table:style-name="ce2">
            <text:p>2,5591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42" table:style-name="ce2">
            <text:p>2,5614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6300000000001" table:style-name="ce2">
            <text:p>2,5536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6500000000001" table:style-name="ce2">
            <text:p>2,5426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742000000000002" table:style-name="ce2">
            <text:p>2,474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8900000000001" table:style-name="ce2">
            <text:p>2,5528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1511" table:style-name="ce2">
            <text:p>2,6151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61900000000002" table:style-name="ce2">
            <text:p>2,5461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75899999999998" table:style-name="ce2">
            <text:p>2,5575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986" table:style-name="ce2">
            <text:p>2,5398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96999999999998" table:style-name="ce2">
            <text:p>2,539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6500000000001" table:style-name="ce2">
            <text:p>2,5546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58400000000001" table:style-name="ce2">
            <text:p>2,5458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7800000000001" table:style-name="ce2">
            <text:p>2,55478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0899999999999" table:style-name="ce2">
            <text:p>2,5550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3600000000001" table:style-name="ce2">
            <text:p>2,5413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51199999999998" table:style-name="ce2">
            <text:p>2,5451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59399999999999" table:style-name="ce2">
            <text:p>2,6059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02199999999999" table:style-name="ce2">
            <text:p>2,5502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85699999999998" table:style-name="ce2">
            <text:p>2,5485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76" table:style-name="ce2">
            <text:p>2,5417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1400000000002" table:style-name="ce2">
            <text:p>2,5431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81100000000001" table:style-name="ce2">
            <text:p>2,5381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51899999999998" table:style-name="ce2">
            <text:p>2,5451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3" table:style-name="ce2">
            <text:p>2,554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6400000000001" table:style-name="ce2">
            <text:p>2,54964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84200000000001" table:style-name="ce2">
            <text:p>2,5484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08599999999999" table:style-name="ce2">
            <text:p>2,5608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65900000000001" table:style-name="ce2">
            <text:p>2,5665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0299999999998" table:style-name="ce2">
            <text:p>2,5560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97" table:style-name="ce2">
            <text:p>2,5429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064299999999999" table:style-name="ce2">
            <text:p>2,5064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17" table:style-name="ce2">
            <text:p>2,5421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21700000000001" table:style-name="ce2">
            <text:p>2,5621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1699999999998" table:style-name="ce2">
            <text:p>2,5561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76300000000001" table:style-name="ce2">
            <text:p>2,5576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04900000000001" table:style-name="ce2">
            <text:p>2,5404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938699999999998" table:style-name="ce2">
            <text:p>2,4938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11" table:style-name="ce2">
            <text:p>2,5591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80700000000001" table:style-name="ce2">
            <text:p>2,6080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8292" table:style-name="ce2">
            <text:p>2,4829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9599999999999" table:style-name="ce2">
            <text:p>2,5589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3699999999998" table:style-name="ce2">
            <text:p>2,5443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64099999999999" table:style-name="ce2">
            <text:p>2,5664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0999999999999" table:style-name="ce2">
            <text:p>2,559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4600000000002" table:style-name="ce2">
            <text:p>2,5584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32600000000001" table:style-name="ce2">
            <text:p>2,5632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92299999999999" table:style-name="ce2">
            <text:p>2,5392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9600000000002" table:style-name="ce2">
            <text:p>2,5439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77000000000001" table:style-name="ce2">
            <text:p>2,557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47" table:style-name="ce2">
            <text:p>2,5564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61900000000002" table:style-name="ce2">
            <text:p>2,54619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11200000000001" table:style-name="ce2">
            <text:p>2,5511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9699999999998" table:style-name="ce2">
            <text:p>2,5439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993" table:style-name="ce2">
            <text:p>2,5399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51199999999998" table:style-name="ce2">
            <text:p>2,56512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5599999999999" table:style-name="ce2">
            <text:p>2,55856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13499999999998" table:style-name="ce2">
            <text:p>2,5513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97" table:style-name="ce2">
            <text:p>2,5429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.21225" table:style-name="ce2">
            <text:p>7,2122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61" table:style-name="ce2">
            <text:p>2,55661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1499999999998" table:style-name="ce2">
            <text:p>2,5551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6700000000002" table:style-name="ce2">
            <text:p>2,55467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2499999999999" table:style-name="ce2">
            <text:p>2,54425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2299999999999" table:style-name="ce2">
            <text:p>2,54323</text:p>
          </table:table-cell>
          <table:table-cell office:value-type="float" office:value="0.75" table:style-name="ce2">
            <text:p>0,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9999999999998" table:style-name="ce2">
            <text:p>2,53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94" table:style-name="ce2">
            <text:p>2,5529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41" table:style-name="ce2">
            <text:p>2,5534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70600000000001" table:style-name="ce2">
            <text:p>2,5470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0700000000002" table:style-name="ce2">
            <text:p>2,5350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0600000000001" table:style-name="ce2">
            <text:p>2,5550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4199999999999" table:style-name="ce2">
            <text:p>2,5584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2600000000001" table:style-name="ce2">
            <text:p>2,5552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0699999999999" table:style-name="ce2">
            <text:p>2,5370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2200000000001" table:style-name="ce2">
            <text:p>2,5612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28700000000002" table:style-name="ce2">
            <text:p>2,5628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48199999999999" table:style-name="ce2">
            <text:p>2,5348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46700000000002" table:style-name="ce2">
            <text:p>2,5346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5599999999998" table:style-name="ce2">
            <text:p>2,5555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5900000000001" table:style-name="ce2">
            <text:p>2,5425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18" table:style-name="ce2">
            <text:p>2,5351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1699999999998" table:style-name="ce2">
            <text:p>2,5361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8099999999999" table:style-name="ce2">
            <text:p>2,5418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57" table:style-name="ce2">
            <text:p>2,5585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8300000000001" table:style-name="ce2">
            <text:p>2,5368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1599999999999" table:style-name="ce2">
            <text:p>2,5351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945" table:style-name="ce2">
            <text:p>2,5594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3000000000001" table:style-name="ce2">
            <text:p>2,561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47499999999998" table:style-name="ce2">
            <text:p>2,5347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88900000000002" table:style-name="ce2">
            <text:p>2,6088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25" table:style-name="ce2">
            <text:p>2,542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28" table:style-name="ce2">
            <text:p>2,5372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80600000000002" table:style-name="ce2">
            <text:p>2,5380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179" table:style-name="ce2">
            <text:p>2,5517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6500000000002" table:style-name="ce2">
            <text:p>2,5536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81" table:style-name="ce2">
            <text:p>2,538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2800000000002" table:style-name="ce2">
            <text:p>2,5352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6148" table:style-name="ce2">
            <text:p>2,5614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08500000000001" table:style-name="ce2">
            <text:p>2,5508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52" table:style-name="ce2">
            <text:p>2,5355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3699999999999" table:style-name="ce2">
            <text:p>2,5353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36200000000002" table:style-name="ce2">
            <text:p>2,5436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1800000000002" table:style-name="ce2">
            <text:p>2,5411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5700000000001" table:style-name="ce2">
            <text:p>2,5375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5600000000002" table:style-name="ce2">
            <text:p>2,5445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81400000000001" table:style-name="ce2">
            <text:p>2,5481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1999999999999" table:style-name="ce2">
            <text:p>2,549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5100000000002" table:style-name="ce2">
            <text:p>2,5375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78900000000002" table:style-name="ce2">
            <text:p>2,5478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16000000000001" table:style-name="ce2">
            <text:p>2,551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71799999999998" table:style-name="ce2">
            <text:p>2,5571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0499999999998" table:style-name="ce2">
            <text:p>2,5370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62100000000001" table:style-name="ce2">
            <text:p>2,5562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.1021" table:style-name="ce2">
            <text:p>12,102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057600000000001" table:style-name="ce2">
            <text:p>2,6057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36599999999998" table:style-name="ce2">
            <text:p>2,5336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094" table:style-name="ce2">
            <text:p>2,5409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5699999999999" table:style-name="ce2">
            <text:p>2,5555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4499999999999" table:style-name="ce2">
            <text:p>2,5524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4900000000001" table:style-name="ce2">
            <text:p>2,5364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6200000000001" table:style-name="ce2">
            <text:p>2,5366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9999999999999" table:style-name="ce2">
            <text:p>2,55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01" table:style-name="ce2">
            <text:p>2,5530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9799999999998" table:style-name="ce2">
            <text:p>2,5369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3899999999998" table:style-name="ce2">
            <text:p>2,5533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6134300000000001" table:style-name="ce2">
            <text:p>2,6134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74400000000002" table:style-name="ce2">
            <text:p>2,5574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53999999999999" table:style-name="ce2">
            <text:p>2,545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402" table:style-name="ce2">
            <text:p>2,5540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55" table:style-name="ce2">
            <text:p>2,5495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" table:style-name="ce2">
            <text:p>2,53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48099999999998" table:style-name="ce2">
            <text:p>2,5348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433" table:style-name="ce2">
            <text:p>2,5443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51899999999998" table:style-name="ce2">
            <text:p>2,5451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5600000000001" table:style-name="ce2">
            <text:p>2,5365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8100000000001" table:style-name="ce2">
            <text:p>2,5358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13600000000001" table:style-name="ce2">
            <text:p>2,5413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64199999999999" table:style-name="ce2">
            <text:p>2,5464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5000000000001" table:style-name="ce2">
            <text:p>2,537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044" table:style-name="ce2">
            <text:p>2,5504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9700000000001" table:style-name="ce2">
            <text:p>2,5499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50000000000002" table:style-name="ce2">
            <text:p>2,55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770799999999999" table:style-name="ce2">
            <text:p>2,4770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83500000000001" table:style-name="ce2">
            <text:p>2,5483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0400000000002" table:style-name="ce2">
            <text:p>2,5490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65" table:style-name="ce2">
            <text:p>2,5465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42199999999999" table:style-name="ce2">
            <text:p>2,53422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2699999999999" table:style-name="ce2">
            <text:p>2,5492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2300000000002" table:style-name="ce2">
            <text:p>2,5522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69000000000002" table:style-name="ce2">
            <text:p>2,536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77399999999999" table:style-name="ce2">
            <text:p>2,5377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844" table:style-name="ce2">
            <text:p>2,5584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158" table:style-name="ce2">
            <text:p>2,5515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47838" table:style-name="ce2">
            <text:p>2,4783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56800000000002" table:style-name="ce2">
            <text:p>2,53568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3899999999998" table:style-name="ce2">
            <text:p>2,5493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2399999999998" table:style-name="ce2">
            <text:p>2,55224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437" table:style-name="ce2">
            <text:p>2,5343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496599999999998" table:style-name="ce2">
            <text:p>2,5496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91300000000001" table:style-name="ce2">
            <text:p>2,53913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6699999999999" table:style-name="ce2">
            <text:p>2,55367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349900000000001" table:style-name="ce2">
            <text:p>2,53499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23099999999999" table:style-name="ce2">
            <text:p>2,5523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5533600000000001" table:style-name="ce2">
            <text:p>2,55336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.3593099999999998" table:style-name="ce2">
            <text:p>2,35931</text:p>
          </table:table-cell>
          <table:table-cell office:value-type="string" table:style-name="ce2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.7924800000000003" table:style-name="ce2">
            <text:p>6,7924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26900000000002" table:style-name="ce2">
            <text:p>7,0926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62399999999999" table:style-name="ce2">
            <text:p>7,0962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34100000000002" table:style-name="ce2">
            <text:p>7,1034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44100000000003" table:style-name="ce2">
            <text:p>7,0744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00999999999998" table:style-name="ce2">
            <text:p>7,080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185" table:style-name="ce2">
            <text:p>7,0918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69599999999999" table:style-name="ce2">
            <text:p>7,0669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08200000000003" table:style-name="ce2">
            <text:p>7,0708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28399999999998" table:style-name="ce2">
            <text:p>7,0928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64200000000002" table:style-name="ce2">
            <text:p>7,0964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46499999999999" table:style-name="ce2">
            <text:p>7,0846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10500000000003" table:style-name="ce2">
            <text:p>7,0810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21799999999999" table:style-name="ce2">
            <text:p>7,0921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44900000000004" table:style-name="ce2">
            <text:p>7,0944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90399999999998" table:style-name="ce2">
            <text:p>7,0890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66000000000003" table:style-name="ce2">
            <text:p>7,106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77700000000001" table:style-name="ce2">
            <text:p>7,0777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75600000000003" table:style-name="ce2">
            <text:p>7,1075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92800000000004" table:style-name="ce2">
            <text:p>7,0492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0267" table:style-name="ce2">
            <text:p>6,3026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19399999999996" table:style-name="ce2">
            <text:p>6,9919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930300000000001" table:style-name="ce2">
            <text:p>11,930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58999999999996" table:style-name="ce2">
            <text:p>7,085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971" table:style-name="ce2">
            <text:p>7,0997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21399999999999" table:style-name="ce2">
            <text:p>7,0821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36499999999998" table:style-name="ce2">
            <text:p>7,0736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11399999999998" table:style-name="ce2">
            <text:p>7,0711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94199999999996" table:style-name="ce2">
            <text:p>7,0894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86300000000004" table:style-name="ce2">
            <text:p>7,0786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41399999999999" table:style-name="ce2">
            <text:p>7,0741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37399999999999" table:style-name="ce2">
            <text:p>7,0737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52600000000003" table:style-name="ce2">
            <text:p>7,0652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80100000000004" table:style-name="ce2">
            <text:p>7,0980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254200000000001" table:style-name="ce2">
            <text:p>7,1254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56300000000001" table:style-name="ce2">
            <text:p>7,0856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38300000000003" table:style-name="ce2">
            <text:p>7,0638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08900000000001" table:style-name="ce2">
            <text:p>7,0808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53699999999997" table:style-name="ce2">
            <text:p>7,0653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93599999999996" table:style-name="ce2">
            <text:p>7,0693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17000000000001" table:style-name="ce2">
            <text:p>7,061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56800000000002" table:style-name="ce2">
            <text:p>7,0756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064" table:style-name="ce2">
            <text:p>7,0706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20299999999996" table:style-name="ce2">
            <text:p>7,0820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9.633800000000001" table:style-name="ce2">
            <text:p>19,633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12500000000002" table:style-name="ce2">
            <text:p>7,0612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61099999999997" table:style-name="ce2">
            <text:p>7,0861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67699999999996" table:style-name="ce2">
            <text:p>7,0867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47800000000003" table:style-name="ce2">
            <text:p>7,0847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54699999999997" table:style-name="ce2">
            <text:p>7,0954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26300000000002" table:style-name="ce2">
            <text:p>7,0726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35600000000001" table:style-name="ce2">
            <text:p>7,0935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50900000000001" table:style-name="ce2">
            <text:p>7,0850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68900000000004" table:style-name="ce2">
            <text:p>7,0868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81000000000001" table:style-name="ce2">
            <text:p>7,078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33499999999996" table:style-name="ce2">
            <text:p>7,0733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00200000000002" table:style-name="ce2">
            <text:p>7,0800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66899999999997" table:style-name="ce2">
            <text:p>7,0966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21199999999997" table:style-name="ce2">
            <text:p>7,0821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65899999999997" table:style-name="ce2">
            <text:p>7,1065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34299999999999" table:style-name="ce2">
            <text:p>7,0834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65499999999997" table:style-name="ce2">
            <text:p>7,0965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16299999999999" table:style-name="ce2">
            <text:p>7,0716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92000000000004" table:style-name="ce2">
            <text:p>7,069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99100000000004" table:style-name="ce2">
            <text:p>7,0999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3.337400000000001" table:style-name="ce2">
            <text:p>13,337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96800000000004" table:style-name="ce2">
            <text:p>7,0896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00200000000002" table:style-name="ce2">
            <text:p>7,0800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741" table:style-name="ce2">
            <text:p>7,0974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63199999999997" table:style-name="ce2">
            <text:p>7,0863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57299999999999" table:style-name="ce2">
            <text:p>7,0857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545500000000004" table:style-name="ce2">
            <text:p>7,1545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379099999999998" table:style-name="ce2">
            <text:p>7,1379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16400000000002" table:style-name="ce2">
            <text:p>7,0816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222" table:style-name="ce2">
            <text:p>7,1022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945" table:style-name="ce2">
            <text:p>7,0994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25799999999997" table:style-name="ce2">
            <text:p>7,1025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96800000000002" table:style-name="ce2">
            <text:p>7,0996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87800000000003" table:style-name="ce2">
            <text:p>7,1087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60299999999998" table:style-name="ce2">
            <text:p>7,0960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223" table:style-name="ce2">
            <text:p>7,0822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886" table:style-name="ce2">
            <text:p>7,1088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22699999999998" table:style-name="ce2">
            <text:p>7,0622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64800000000001" table:style-name="ce2">
            <text:p>7,0764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95499999999998" table:style-name="ce2">
            <text:p>7,09955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24099999999996" table:style-name="ce2">
            <text:p>7,0724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20300000000003" table:style-name="ce2">
            <text:p>7,0920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81600000000002" table:style-name="ce2">
            <text:p>7,0881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84600000000004" table:style-name="ce2">
            <text:p>7,0884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84200000000004" table:style-name="ce2">
            <text:p>7,0784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265400000000003" table:style-name="ce2">
            <text:p>7,1265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27199999999997" table:style-name="ce2">
            <text:p>7,06272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97599999999996" table:style-name="ce2">
            <text:p>7,10976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05799999999999" table:style-name="ce2">
            <text:p>7,10058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57400000000002" table:style-name="ce2">
            <text:p>7,0957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67000000000004" table:style-name="ce2">
            <text:p>7,0867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330099999999996" table:style-name="ce2">
            <text:p>7,13301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393300000000002" table:style-name="ce2">
            <text:p>7,13933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1040400000000004" table:style-name="ce2">
            <text:p>7,10404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28899999999999" table:style-name="ce2">
            <text:p>7,08289</text:p>
          </table:table-cell>
          <table:table-cell office:value-type="float" office:value="0.25" table:style-name="ce2">
            <text:p>0,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6500000000002" table:style-name="ce2">
            <text:p>7,0296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75500000000002" table:style-name="ce2">
            <text:p>7,0475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081" table:style-name="ce2">
            <text:p>7,0208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2000000000003" table:style-name="ce2">
            <text:p>7,029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22099999999998" table:style-name="ce2">
            <text:p>7,0022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72199999999998" table:style-name="ce2">
            <text:p>7,0272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6.447700000000001" table:style-name="ce2">
            <text:p>16,447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7799999999996" table:style-name="ce2">
            <text:p>7,0187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04900000000001" table:style-name="ce2">
            <text:p>7,0404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51699999999997" table:style-name="ce2">
            <text:p>7,0451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99700000000003" table:style-name="ce2">
            <text:p>7,0399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9799999999997" table:style-name="ce2">
            <text:p>7,0099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1100000000004" table:style-name="ce2">
            <text:p>7,0191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63899999999999" table:style-name="ce2">
            <text:p>7,0363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00099999999999" table:style-name="ce2">
            <text:p>7,0300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851699999999996" table:style-name="ce2">
            <text:p>6,8851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4099999999996" table:style-name="ce2">
            <text:p>7,0324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65500000000001" table:style-name="ce2">
            <text:p>7,0765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3500000000002" table:style-name="ce2">
            <text:p>7,0113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51000000000003" table:style-name="ce2">
            <text:p>7,015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1399999999999" table:style-name="ce2">
            <text:p>7,0291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86800000000001" table:style-name="ce2">
            <text:p>7,0486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8.3081" table:style-name="ce2">
            <text:p>18,308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346099999999996" table:style-name="ce2">
            <text:p>6,8346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99900000000002" table:style-name="ce2">
            <text:p>7,0499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617599999999999" table:style-name="ce2">
            <text:p>6,9617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7600000000001" table:style-name="ce2">
            <text:p>7,0287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3805" table:style-name="ce2">
            <text:p>6,8380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5900000000001" table:style-name="ce2">
            <text:p>7,0145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07800000000002" table:style-name="ce2">
            <text:p>7,0207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492300000000004" table:style-name="ce2">
            <text:p>6,8492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5530900000000001" table:style-name="ce2">
            <text:p>6,5530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5632299999999999" table:style-name="ce2">
            <text:p>6,5632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4143600000000003" table:style-name="ce2">
            <text:p>6,4143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683100000000001" table:style-name="ce2">
            <text:p>6,3683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2457200000000004" table:style-name="ce2">
            <text:p>6,2457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1888199999999998" table:style-name="ce2">
            <text:p>6,1888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8375" table:style-name="ce2">
            <text:p>6,3837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45146" table:style-name="ce2">
            <text:p>6,4514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110800000000001" table:style-name="ce2">
            <text:p>6,9110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8699999999997" table:style-name="ce2">
            <text:p>7,0188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0599999999997" table:style-name="ce2">
            <text:p>7,0140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54299999999996" table:style-name="ce2">
            <text:p>7,0454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1716" table:style-name="ce2">
            <text:p>6,9171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74" table:style-name="ce2">
            <text:p>7,0287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005899999999997" table:style-name="ce2">
            <text:p>6,8005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875699999999998" table:style-name="ce2">
            <text:p>6,9875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10800000000002" table:style-name="ce2">
            <text:p>7,0310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81200000000002" table:style-name="ce2">
            <text:p>7,0381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58200000000004" table:style-name="ce2">
            <text:p>7,0258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830800000000002" table:style-name="ce2">
            <text:p>6,9830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34899999999998" table:style-name="ce2">
            <text:p>7,0634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24399999999998" table:style-name="ce2">
            <text:p>7,0524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203299999999999" table:style-name="ce2">
            <text:p>6,9203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61200000000004" table:style-name="ce2">
            <text:p>7,0361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52700000000001" table:style-name="ce2">
            <text:p>7,0152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36899999999998" table:style-name="ce2">
            <text:p>7,0436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98300000000003" table:style-name="ce2">
            <text:p>7,0398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51600000000001" table:style-name="ce2">
            <text:p>7,0451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1399999999998" table:style-name="ce2">
            <text:p>7,0181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15600000000003" table:style-name="ce2">
            <text:p>7,0515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910700000000002" table:style-name="ce2">
            <text:p>7,0910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862100000000002" table:style-name="ce2">
            <text:p>6,8862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51000000000003" table:style-name="ce2">
            <text:p>7,015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51799999999998" table:style-name="ce2">
            <text:p>7,0251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15400000000001" table:style-name="ce2">
            <text:p>7,0515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028" table:style-name="ce2">
            <text:p>6,902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6506499999999997" table:style-name="ce2">
            <text:p>6,6506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7437300000000002" table:style-name="ce2">
            <text:p>6,7437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158400000000002" table:style-name="ce2">
            <text:p>6,9158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6244" table:style-name="ce2">
            <text:p>6,9624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2799999999996" table:style-name="ce2">
            <text:p>7,0282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497799999999996" table:style-name="ce2">
            <text:p>6,9497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379499999999998" table:style-name="ce2">
            <text:p>6,9379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098700000000001" table:style-name="ce2">
            <text:p>6,8098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50900000000001" table:style-name="ce2">
            <text:p>7,0450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728800000000003" table:style-name="ce2">
            <text:p>6,8728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42799999999999" table:style-name="ce2">
            <text:p>7,0742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7934599999999996" table:style-name="ce2">
            <text:p>6,7934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12299999999997" table:style-name="ce2">
            <text:p>7,0412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314900000000002" table:style-name="ce2">
            <text:p>6,9314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882599999999998" table:style-name="ce2">
            <text:p>6,8882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43699999999998" table:style-name="ce2">
            <text:p>7,04437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62400000000001" table:style-name="ce2">
            <text:p>7,0862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69199999999996" table:style-name="ce2">
            <text:p>7,0269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6425799999999997" table:style-name="ce2">
            <text:p>6,64258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33999999999996" table:style-name="ce2">
            <text:p>7,023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9.616399999999999" table:style-name="ce2">
            <text:p>19,616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590399999999999" table:style-name="ce2">
            <text:p>6,9590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4300000000002" table:style-name="ce2">
            <text:p>7,02843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7022399999999998" table:style-name="ce2">
            <text:p>6,70224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925" table:style-name="ce2">
            <text:p>6,9992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41499999999997" table:style-name="ce2">
            <text:p>7,02415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72100000000004" table:style-name="ce2">
            <text:p>7,05721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32000000000001" table:style-name="ce2">
            <text:p>7,063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80600000000004" table:style-name="ce2">
            <text:p>7,0480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91900000000003" table:style-name="ce2">
            <text:p>7,04919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4778599999999997" table:style-name="ce2">
            <text:p>6,4778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5462600000000002" table:style-name="ce2">
            <text:p>6,54626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27200000000001" table:style-name="ce2">
            <text:p>7,00272</text:p>
          </table:table-cell>
          <table:table-cell office:value-type="float" office:value="0.5" table:style-name="ce2">
            <text:p>0,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16000000000001" table:style-name="ce2">
            <text:p>7,031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83600000000004" table:style-name="ce2">
            <text:p>7,0583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9.573699999999999" table:style-name="ce2">
            <text:p>19,573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64300000000004" table:style-name="ce2">
            <text:p>7,0264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51899999999996" table:style-name="ce2">
            <text:p>7,0151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68400000000002" table:style-name="ce2">
            <text:p>7,0568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373" table:style-name="ce2">
            <text:p>7,0437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27199999999997" table:style-name="ce2">
            <text:p>7,0627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773" table:style-name="ce2">
            <text:p>7,0277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0700000000001" table:style-name="ce2">
            <text:p>7,0190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096699999999997" table:style-name="ce2">
            <text:p>6,3096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781100000000004" table:style-name="ce2">
            <text:p>6,3781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7148" table:style-name="ce2">
            <text:p>6,3714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0620799999999999" table:style-name="ce2">
            <text:p>6,0620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111" table:style-name="ce2">
            <text:p>7,0311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34499999999996" table:style-name="ce2">
            <text:p>7,0634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77099999999997" table:style-name="ce2">
            <text:p>6,9977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991100000000003" table:style-name="ce2">
            <text:p>6,8991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0899999999999" table:style-name="ce2">
            <text:p>7,0180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57999999999998" table:style-name="ce2">
            <text:p>7,005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8499999999997" table:style-name="ce2">
            <text:p>7,0298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11399999999999" table:style-name="ce2">
            <text:p>7,0211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01099999999996" table:style-name="ce2">
            <text:p>6,9901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26999999999997" table:style-name="ce2">
            <text:p>7,012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04599999999997" table:style-name="ce2">
            <text:p>7,0304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73899999999998" table:style-name="ce2">
            <text:p>7,0173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36699999999998" table:style-name="ce2">
            <text:p>6,9936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41300000000002" table:style-name="ce2">
            <text:p>6,9941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0699999999999" table:style-name="ce2">
            <text:p>7,0290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20099999999999" table:style-name="ce2">
            <text:p>7,0220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857" table:style-name="ce2">
            <text:p>6,9985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021299999999997" table:style-name="ce2">
            <text:p>6,9021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78200000000004" table:style-name="ce2">
            <text:p>7,0178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50900000000003" table:style-name="ce2">
            <text:p>6,9950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69100000000002" table:style-name="ce2">
            <text:p>7,0169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2999999999998" table:style-name="ce2">
            <text:p>7,028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8.886600000000001" table:style-name="ce2">
            <text:p>18,886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3499999999999" table:style-name="ce2">
            <text:p>7,0183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20399999999996" table:style-name="ce2">
            <text:p>7,0220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44900000000001" table:style-name="ce2">
            <text:p>7,0244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10499999999998" table:style-name="ce2">
            <text:p>7,0210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02099999999996" table:style-name="ce2">
            <text:p>7,0202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732" table:style-name="ce2">
            <text:p>7,0073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40400000000003" table:style-name="ce2">
            <text:p>7,0240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76599999999998" table:style-name="ce2">
            <text:p>7,0776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616" table:style-name="ce2">
            <text:p>7,0261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86100000000002" table:style-name="ce2">
            <text:p>6,9986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.708500000000001" table:style-name="ce2">
            <text:p>11,708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897999999999998" table:style-name="ce2">
            <text:p>6,989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7900000000003" table:style-name="ce2">
            <text:p>7,0327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23500000000001" table:style-name="ce2">
            <text:p>6,9923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80600000000004" table:style-name="ce2">
            <text:p>7,0080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02999999999998" table:style-name="ce2">
            <text:p>7,020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69700000000002" table:style-name="ce2">
            <text:p>7,0769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78300000000003" table:style-name="ce2">
            <text:p>7,0478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26699999999997" table:style-name="ce2">
            <text:p>7,0226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453" table:style-name="ce2">
            <text:p>7,0445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358399999999998" table:style-name="ce2">
            <text:p>6,9358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4" table:style-name="ce2">
            <text:p>7,032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98" table:style-name="ce2">
            <text:p>7,0189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328699999999998" table:style-name="ce2">
            <text:p>6,8328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86600000000004" table:style-name="ce2">
            <text:p>7,0686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06800000000003" table:style-name="ce2">
            <text:p>7,0706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10100000000004" table:style-name="ce2">
            <text:p>7,0210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88699999999998" table:style-name="ce2">
            <text:p>7,0588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71700000000004" table:style-name="ce2">
            <text:p>7,04717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75799999999997" table:style-name="ce2">
            <text:p>7,0175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" table:style-name="ce2">
            <text:p>7,0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23799999999999" table:style-name="ce2">
            <text:p>7,0723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39100000000003" table:style-name="ce2">
            <text:p>7,0039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8528" table:style-name="ce2">
            <text:p>7,0852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13000000000001" table:style-name="ce2">
            <text:p>7,061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74799999999997" table:style-name="ce2">
            <text:p>7,0274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4400000000002" table:style-name="ce2">
            <text:p>7,0324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4599999999996" table:style-name="ce2">
            <text:p>7,0194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41599999999997" table:style-name="ce2">
            <text:p>7,0041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8467799999999999" table:style-name="ce2">
            <text:p>6,8467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4080000000000004" table:style-name="ce2">
            <text:p>6,40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6387200000000002" table:style-name="ce2">
            <text:p>6,6387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7128100000000002" table:style-name="ce2">
            <text:p>6,7128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17299999999998" table:style-name="ce2">
            <text:p>7,0217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3.316599999999999" table:style-name="ce2">
            <text:p>13,316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82300000000002" table:style-name="ce2">
            <text:p>7,0082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" table:style-name="ce2">
            <text:p>7,0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32299999999999" table:style-name="ce2">
            <text:p>7,0232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0500000000001" table:style-name="ce2">
            <text:p>7,01405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26900000000003" table:style-name="ce2">
            <text:p>7,00269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2200000000003" table:style-name="ce2">
            <text:p>7,0182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6800000000001" table:style-name="ce2">
            <text:p>7,0196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79199999999997" table:style-name="ce2">
            <text:p>6,99792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885999999999999" table:style-name="ce2">
            <text:p>6,9886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7100000000001" table:style-name="ce2">
            <text:p>7,0097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62800000000001" table:style-name="ce2">
            <text:p>7,01628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61000000000002" table:style-name="ce2">
            <text:p>6,996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33099999999999" table:style-name="ce2">
            <text:p>7,00331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55400000000001" table:style-name="ce2">
            <text:p>6,99554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62999999999997" table:style-name="ce2">
            <text:p>6,996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22999999999998" table:style-name="ce2">
            <text:p>7,012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87299999999999" table:style-name="ce2">
            <text:p>7,0087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53300000000001" table:style-name="ce2">
            <text:p>7,07533</text:p>
          </table:table-cell>
          <table:table-cell office:value-type="float" office:value="0.75" table:style-name="ce2">
            <text:p>0,7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7899999999997" table:style-name="ce2">
            <text:p>7,0097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71700000000001" table:style-name="ce2">
            <text:p>7,0171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5999999999996" table:style-name="ce2">
            <text:p>7,019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8.670300000000001" table:style-name="ce2">
            <text:p>18,670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2199999999996" table:style-name="ce2">
            <text:p>7,0292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71200000000002" table:style-name="ce2">
            <text:p>7,0171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66199999999998" table:style-name="ce2">
            <text:p>7,0066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8500000000001" table:style-name="ce2">
            <text:p>7,0098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5499999999997" table:style-name="ce2">
            <text:p>7,0115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3799999999999" table:style-name="ce2">
            <text:p>7,0323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54800000000002" table:style-name="ce2">
            <text:p>7,0154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50000000000001" table:style-name="ce2">
            <text:p>7,03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07500000000001" table:style-name="ce2">
            <text:p>7,0407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76899999999996" table:style-name="ce2">
            <text:p>7,0376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422099999999999" table:style-name="ce2">
            <text:p>7,0422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4000000000001" table:style-name="ce2">
            <text:p>7,019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7500000000003" table:style-name="ce2">
            <text:p>7,0147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9499999999997" table:style-name="ce2">
            <text:p>7,0119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00800000000003" table:style-name="ce2">
            <text:p>7,0500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67200000000003" table:style-name="ce2">
            <text:p>7,0167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79799999999999" table:style-name="ce2">
            <text:p>7,0079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68200000000001" table:style-name="ce2">
            <text:p>7,0168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7.180199999999999" table:style-name="ce2">
            <text:p>17,180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30799999999996" table:style-name="ce2">
            <text:p>7,0530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70799999999998" table:style-name="ce2">
            <text:p>7,0270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13999999999999" table:style-name="ce2">
            <text:p>7,021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38699999999996" table:style-name="ce2">
            <text:p>7,0238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33299999999998" table:style-name="ce2">
            <text:p>7,0133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32700000000001" table:style-name="ce2">
            <text:p>7,0232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31500000000003" table:style-name="ce2">
            <text:p>7,0631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79400000000003" table:style-name="ce2">
            <text:p>7,0179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4200000000004" table:style-name="ce2">
            <text:p>7,0094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5200000000001" table:style-name="ce2">
            <text:p>7,0145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46500000000001" table:style-name="ce2">
            <text:p>7,0346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149" table:style-name="ce2">
            <text:p>7,0614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02199999999997" table:style-name="ce2">
            <text:p>7,0002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4299999999999" table:style-name="ce2">
            <text:p>7,0144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49599999999999" table:style-name="ce2">
            <text:p>7,0749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68499999999996" table:style-name="ce2">
            <text:p>7,0268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1499999999997" table:style-name="ce2">
            <text:p>7,0321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52899999999996" table:style-name="ce2">
            <text:p>7,0052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80199999999999" table:style-name="ce2">
            <text:p>7,0180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09900000000003" table:style-name="ce2">
            <text:p>7,0609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27999999999999" table:style-name="ce2">
            <text:p>7,032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12100000000002" table:style-name="ce2">
            <text:p>7,0512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124" table:style-name="ce2">
            <text:p>7,0512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47200000000003" table:style-name="ce2">
            <text:p>7,0247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76399999999997" table:style-name="ce2">
            <text:p>7,0376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39000000000003" table:style-name="ce2">
            <text:p>7,023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64600000000002" table:style-name="ce2">
            <text:p>7,0264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34499999999998" table:style-name="ce2">
            <text:p>7,0534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023" table:style-name="ce2">
            <text:p>7,0102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2600000000003" table:style-name="ce2">
            <text:p>7,0092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5425" table:style-name="ce2">
            <text:p>6,9542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05700000000002" table:style-name="ce2">
            <text:p>7,0205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25" table:style-name="ce2">
            <text:p>7,022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78700000000001" table:style-name="ce2">
            <text:p>7,0278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1400000000003" table:style-name="ce2">
            <text:p>7,0141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79700000000003" table:style-name="ce2">
            <text:p>7,0079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509899999999996" table:style-name="ce2">
            <text:p>7,0509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90900000000003" table:style-name="ce2">
            <text:p>7,0190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14300000000003" table:style-name="ce2">
            <text:p>6,9914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16099999999999" table:style-name="ce2">
            <text:p>7,0216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73" table:style-name="ce2">
            <text:p>7,0117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35300000000003" table:style-name="ce2">
            <text:p>7,0135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05" table:style-name="ce2">
            <text:p>7,0110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29699999999999" table:style-name="ce2">
            <text:p>7,0229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66400000000002" table:style-name="ce2">
            <text:p>6,9966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781499999999999" table:style-name="ce2">
            <text:p>7,0781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7.880700000000001" table:style-name="ce2">
            <text:p>17,880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98100000000001" table:style-name="ce2">
            <text:p>7,0398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563" table:style-name="ce2">
            <text:p>7,00563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95099999999997" table:style-name="ce2">
            <text:p>7,0095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52099999999997" table:style-name="ce2">
            <text:p>7,0152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51599999999997" table:style-name="ce2">
            <text:p>7,0651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678400000000003" table:style-name="ce2">
            <text:p>7,0678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3672700000000004" table:style-name="ce2">
            <text:p>6,3672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6458199999999996" table:style-name="ce2">
            <text:p>6,6458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63999999999998" table:style-name="ce2">
            <text:p>7,026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01699999999996" table:style-name="ce2">
            <text:p>7,0101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4200000000002" table:style-name="ce2">
            <text:p>7,0114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19199999999999" table:style-name="ce2">
            <text:p>7,0119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091" table:style-name="ce2">
            <text:p>7,0109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17400000000001" table:style-name="ce2">
            <text:p>7,0317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98499999999997" table:style-name="ce2">
            <text:p>7,0298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36799999999999" table:style-name="ce2">
            <text:p>7,0136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22800000000003" table:style-name="ce2">
            <text:p>7,0222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09799999999996" table:style-name="ce2">
            <text:p>7,03098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6.864599999999999" table:style-name="ce2">
            <text:p>16,864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7199999999999" table:style-name="ce2">
            <text:p>7,0287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082199999999997" table:style-name="ce2">
            <text:p>7,00822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7499999999996" table:style-name="ce2">
            <text:p>7,02875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31599999999996" table:style-name="ce2">
            <text:p>7,0331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02099999999996" table:style-name="ce2">
            <text:p>7,02021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35399999999997" table:style-name="ce2">
            <text:p>7,02354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979" table:style-name="ce2">
            <text:p>6,9997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284899999999997" table:style-name="ce2">
            <text:p>7,02849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381600000000004" table:style-name="ce2">
            <text:p>7,0381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.9976599999999998" table:style-name="ce2">
            <text:p>6,99766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.0149699999999999" table:style-name="ce2">
            <text:p>7,01497</text:p>
          </table:table-cell>
          <table:table-cell office:value-type="string" table:style-name="ce2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0.438400000000001" table:style-name="ce2">
            <text:p>20,438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0700000000002" table:style-name="ce2">
            <text:p>20,430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31" table:style-name="ce2">
            <text:p>20,433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2500000000001" table:style-name="ce2">
            <text:p>20,452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4399999999999" table:style-name="ce2">
            <text:p>20,474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9399999999999" table:style-name="ce2">
            <text:p>20,439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099999999999" table:style-name="ce2">
            <text:p>20,418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4499999999998" table:style-name="ce2">
            <text:p>20,424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5699999999999" table:style-name="ce2">
            <text:p>20,425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1100000000001" table:style-name="ce2">
            <text:p>20,481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2164" table:style-name="ce2">
            <text:p>22,216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0699999999999" table:style-name="ce2">
            <text:p>20,410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62" table:style-name="ce2">
            <text:p>20,416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0822" table:style-name="ce2">
            <text:p>30,082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4.5061" table:style-name="ce2">
            <text:p>24,506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2600000000002" table:style-name="ce2">
            <text:p>20,392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0999999999999" table:style-name="ce2">
            <text:p>20,37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1099999999999" table:style-name="ce2">
            <text:p>20,421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3499999999999" table:style-name="ce2">
            <text:p>20,413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5300000000001" table:style-name="ce2">
            <text:p>20,455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3.163499999999999" table:style-name="ce2">
            <text:p>33,163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6199999999998" table:style-name="ce2">
            <text:p>20,406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9699999999999" table:style-name="ce2">
            <text:p>20,399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2199999999999" table:style-name="ce2">
            <text:p>20,412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2300000000001" table:style-name="ce2">
            <text:p>20,452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1799999999998" table:style-name="ce2">
            <text:p>20,381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69700000000002" table:style-name="ce2">
            <text:p>20,369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41" table:style-name="ce2">
            <text:p>20,454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0700000000002" table:style-name="ce2">
            <text:p>20,430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5899999999999" table:style-name="ce2">
            <text:p>20,405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37" table:style-name="ce2">
            <text:p>20,443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0799999999998" table:style-name="ce2">
            <text:p>20,410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8400000000001" table:style-name="ce2">
            <text:p>20,458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723600000000001" table:style-name="ce2">
            <text:p>18,723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013300000000001" table:style-name="ce2">
            <text:p>18,013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.1966" table:style-name="ce2">
            <text:p>29,196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3199999999999" table:style-name="ce2">
            <text:p>20,383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299999999999" table:style-name="ce2">
            <text:p>20,418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05" table:style-name="ce2">
            <text:p>20,370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7899999999998" table:style-name="ce2">
            <text:p>20,387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53" table:style-name="ce2">
            <text:p>20,405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9799999999999" table:style-name="ce2">
            <text:p>20,379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8299999999999" table:style-name="ce2">
            <text:p>20,378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.188300000000002" table:style-name="ce2">
            <text:p>29,188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1400000000001" table:style-name="ce2">
            <text:p>20,391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0500000000001" table:style-name="ce2">
            <text:p>20,420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3399999999998" table:style-name="ce2">
            <text:p>20,453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0600000000001" table:style-name="ce2">
            <text:p>20,380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0499999999999" table:style-name="ce2">
            <text:p>20,410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62" table:style-name="ce2">
            <text:p>20,396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2044" table:style-name="ce2">
            <text:p>32,204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2500000000001" table:style-name="ce2">
            <text:p>20,412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7400000000002" table:style-name="ce2">
            <text:p>20,377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0600000000001" table:style-name="ce2">
            <text:p>20,380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12" table:style-name="ce2">
            <text:p>20,451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7499999999999" table:style-name="ce2">
            <text:p>20,387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3799999999999" table:style-name="ce2">
            <text:p>20,393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75" table:style-name="ce2">
            <text:p>20,417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5399999999999" table:style-name="ce2">
            <text:p>20,395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7799999999999" table:style-name="ce2">
            <text:p>20,387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6600000000001" table:style-name="ce2">
            <text:p>20,476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09" table:style-name="ce2">
            <text:p>20,420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299999999999" table:style-name="ce2">
            <text:p>20,418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6500000000001" table:style-name="ce2">
            <text:p>20,426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21" table:style-name="ce2">
            <text:p>20,422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287600000000001" table:style-name="ce2">
            <text:p>30,287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37500000000001" table:style-name="ce2">
            <text:p>20,537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320799999999998" table:style-name="ce2">
            <text:p>19,320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801200000000001" table:style-name="ce2">
            <text:p>18,801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795000000000002" table:style-name="ce2">
            <text:p>18,79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086500000000001" table:style-name="ce2">
            <text:p>19,086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7.8551" table:style-name="ce2">
            <text:p>17,855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341699999999999" table:style-name="ce2">
            <text:p>18,341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8.5306" table:style-name="ce2">
            <text:p>28,5306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4700000000001" table:style-name="ce2">
            <text:p>20,444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59" table:style-name="ce2">
            <text:p>20,435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09" table:style-name="ce2">
            <text:p>20,490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99" table:style-name="ce2">
            <text:p>20,429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6799999999999" table:style-name="ce2">
            <text:p>20,416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2500000000002" table:style-name="ce2">
            <text:p>20,482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1699999999999" table:style-name="ce2">
            <text:p>20,431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960699999999999" table:style-name="ce2">
            <text:p>19,960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2500000000001" table:style-name="ce2">
            <text:p>20,412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0399999999998" table:style-name="ce2">
            <text:p>20,4504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61" table:style-name="ce2">
            <text:p>20,4361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9" table:style-name="ce2">
            <text:p>20,43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9699999999999" table:style-name="ce2">
            <text:p>20,419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6499999999999" table:style-name="ce2">
            <text:p>20,5065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403199999999998" table:style-name="ce2">
            <text:p>32,403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4199999999999" table:style-name="ce2">
            <text:p>20,424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4699999999999" table:style-name="ce2">
            <text:p>20,454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18" table:style-name="ce2">
            <text:p>20,481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7899999999999" table:style-name="ce2">
            <text:p>20,437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83" table:style-name="ce2">
            <text:p>20,428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900000000001" table:style-name="ce2">
            <text:p>20,4189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0200000000001" table:style-name="ce2">
            <text:p>20,420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1.1008" table:style-name="ce2">
            <text:p>21,1008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872699999999998" table:style-name="ce2">
            <text:p>20,8727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1.202999999999999" table:style-name="ce2">
            <text:p>21,203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1.446200000000001" table:style-name="ce2">
            <text:p>21,4462</text:p>
          </table:table-cell>
          <table:table-cell office:value-type="float" office:value="0.25" table:style-name="ce2">
            <text:p>0,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969000000000001" table:style-name="ce2">
            <text:p>20,96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7900000000001" table:style-name="ce2">
            <text:p>20,407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4939" table:style-name="ce2">
            <text:p>30,493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9099999999999" table:style-name="ce2">
            <text:p>20,409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52" table:style-name="ce2">
            <text:p>20,445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299999999999" table:style-name="ce2">
            <text:p>20,418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1800000000001" table:style-name="ce2">
            <text:p>20,491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278700000000001" table:style-name="ce2">
            <text:p>31,278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6999999999998" table:style-name="ce2">
            <text:p>20,39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600000000001" table:style-name="ce2">
            <text:p>20,418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56" table:style-name="ce2">
            <text:p>20,405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11" table:style-name="ce2">
            <text:p>20,401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0799999999999" table:style-name="ce2">
            <text:p>20,390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9599999999999" table:style-name="ce2">
            <text:p>20,439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31" table:style-name="ce2">
            <text:p>20,393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9300000000002" table:style-name="ce2">
            <text:p>20,409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81" table:style-name="ce2">
            <text:p>20,448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7199999999998" table:style-name="ce2">
            <text:p>20,467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3600000000001" table:style-name="ce2">
            <text:p>20,383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53" table:style-name="ce2">
            <text:p>20,425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2699999999999" table:style-name="ce2">
            <text:p>20,402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1.363" table:style-name="ce2">
            <text:p>21,36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03" table:style-name="ce2">
            <text:p>19,0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2607" table:style-name="ce2">
            <text:p>31,260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52" table:style-name="ce2">
            <text:p>20,425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6600000000001" table:style-name="ce2">
            <text:p>20,476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75" table:style-name="ce2">
            <text:p>20,437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7400000000001" table:style-name="ce2">
            <text:p>20,487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7499999999999" table:style-name="ce2">
            <text:p>20,477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6699999999999" table:style-name="ce2">
            <text:p>20,486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8899999999999" table:style-name="ce2">
            <text:p>20,478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34" table:style-name="ce2">
            <text:p>20,463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27" table:style-name="ce2">
            <text:p>20,452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31" table:style-name="ce2">
            <text:p>20,433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9200000000001" table:style-name="ce2">
            <text:p>20,379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25" table:style-name="ce2">
            <text:p>20,402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657599999999999" table:style-name="ce2">
            <text:p>20,657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8300000000001" table:style-name="ce2">
            <text:p>20,408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600000000001" table:style-name="ce2">
            <text:p>20,418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064499999999999" table:style-name="ce2">
            <text:p>31,064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7699999999998" table:style-name="ce2">
            <text:p>20,407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684000000000001" table:style-name="ce2">
            <text:p>18,68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567799999999998" table:style-name="ce2">
            <text:p>18,567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158799999999999" table:style-name="ce2">
            <text:p>18,158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5914" table:style-name="ce2">
            <text:p>18,591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86" table:style-name="ce2">
            <text:p>20,408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3299999999998" table:style-name="ce2">
            <text:p>20,383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71" table:style-name="ce2">
            <text:p>20,407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46" table:style-name="ce2">
            <text:p>20,434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35399999999999" table:style-name="ce2">
            <text:p>20,535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515000000000001" table:style-name="ce2">
            <text:p>31,51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7099999999999" table:style-name="ce2">
            <text:p>20,427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4700000000001" table:style-name="ce2">
            <text:p>20,444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3600000000001" table:style-name="ce2">
            <text:p>20,473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5200000000001" table:style-name="ce2">
            <text:p>20,455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745100000000001" table:style-name="ce2">
            <text:p>32,745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1200000000002" table:style-name="ce2">
            <text:p>20,371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6699999999999" table:style-name="ce2">
            <text:p>20,416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8200000000001" table:style-name="ce2">
            <text:p>20,408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2600000000001" table:style-name="ce2">
            <text:p>20,412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4400000000001" table:style-name="ce2">
            <text:p>20,374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0400000000001" table:style-name="ce2">
            <text:p>20,490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800000000001" table:style-name="ce2">
            <text:p>20,418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4499999999999" table:style-name="ce2">
            <text:p>20,474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4199999999999" table:style-name="ce2">
            <text:p>20,404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7100000000001" table:style-name="ce2">
            <text:p>20,457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3700000000002" table:style-name="ce2">
            <text:p>20,433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7700000000002" table:style-name="ce2">
            <text:p>20,427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2699999999999" table:style-name="ce2">
            <text:p>20,422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6299999999998" table:style-name="ce2">
            <text:p>20,476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6599999999999" table:style-name="ce2">
            <text:p>20,436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06" table:style-name="ce2">
            <text:p>31,0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62" table:style-name="ce2">
            <text:p>20,416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5999999999998" table:style-name="ce2">
            <text:p>20,42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20.468699999999998" table:style-name="ce2">
            <text:p>20,468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7.7651" table:style-name="ce2">
            <text:p>27,765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9099999999999" table:style-name="ce2">
            <text:p>20,409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5499999999998" table:style-name="ce2">
            <text:p>20,395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1299999999999" table:style-name="ce2">
            <text:p>20,4213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4400000000001" table:style-name="ce2">
            <text:p>20,414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5700000000001" table:style-name="ce2">
            <text:p>20,435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7700000000002" table:style-name="ce2">
            <text:p>20,427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735" table:style-name="ce2">
            <text:p>20,373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0399999999998" table:style-name="ce2">
            <text:p>20,450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9099999999999" table:style-name="ce2">
            <text:p>20,409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8600000000001" table:style-name="ce2">
            <text:p>20,4386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.404" table:style-name="ce2">
            <text:p>29,40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28500000000001" table:style-name="ce2">
            <text:p>20,528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0999999999999" table:style-name="ce2">
            <text:p>20,46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21" table:style-name="ce2">
            <text:p>20,4421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3699999999999" table:style-name="ce2">
            <text:p>20,463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005400000000002" table:style-name="ce2">
            <text:p>32,005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6199999999999" table:style-name="ce2">
            <text:p>20,4362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7899999999999" table:style-name="ce2">
            <text:p>20,4579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9400000000002" table:style-name="ce2">
            <text:p>20,4094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7000000000002" table:style-name="ce2">
            <text:p>20,417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.018000000000001" table:style-name="ce2">
            <text:p>29,018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65500000000001" table:style-name="ce2">
            <text:p>20,365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8500000000001" table:style-name="ce2">
            <text:p>20,4585</text:p>
          </table:table-cell>
          <table:table-cell office:value-type="float" office:value="0.5" table:style-name="ce2">
            <text:p>0,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8399999999999" table:style-name="ce2">
            <text:p>20,398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4099999999999" table:style-name="ce2">
            <text:p>20,424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445300000000003" table:style-name="ce2">
            <text:p>34,445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5400000000001" table:style-name="ce2">
            <text:p>20,385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7399999999998" table:style-name="ce2">
            <text:p>20,447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83" table:style-name="ce2">
            <text:p>20,448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.2044" table:style-name="ce2">
            <text:p>29,204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2199999999999" table:style-name="ce2">
            <text:p>20,392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1199999999999" table:style-name="ce2">
            <text:p>20,421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6699999999999" table:style-name="ce2">
            <text:p>20,416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2179" table:style-name="ce2">
            <text:p>32,217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9899999999999" table:style-name="ce2">
            <text:p>20,399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8500000000002" table:style-name="ce2">
            <text:p>20,418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2700000000001" table:style-name="ce2">
            <text:p>20,412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828900000000001" table:style-name="ce2">
            <text:p>19,828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3100000000001" table:style-name="ce2">
            <text:p>20,443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15699999999999" table:style-name="ce2">
            <text:p>20,515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20199999999999" table:style-name="ce2">
            <text:p>20,520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97" table:style-name="ce2">
            <text:p>20,469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9500000000002" table:style-name="ce2">
            <text:p>20,479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9900000000001" table:style-name="ce2">
            <text:p>20,459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2299999999999" table:style-name="ce2">
            <text:p>20,462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2200000000001" table:style-name="ce2">
            <text:p>20,472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0900000000001" table:style-name="ce2">
            <text:p>20,430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7599999999999" table:style-name="ce2">
            <text:p>20,457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407" table:style-name="ce2">
            <text:p>19,40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5800000000001" table:style-name="ce2">
            <text:p>20,485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4299999999999" table:style-name="ce2">
            <text:p>20,474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0700000000002" table:style-name="ce2">
            <text:p>20,430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3999999999998" table:style-name="ce2">
            <text:p>20,39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21" table:style-name="ce2">
            <text:p>20,442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502000000000002" table:style-name="ce2">
            <text:p>32,50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2900000000001" table:style-name="ce2">
            <text:p>20,462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388100000000001" table:style-name="ce2">
            <text:p>19,388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4253" table:style-name="ce2">
            <text:p>19,425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8.0166" table:style-name="ce2">
            <text:p>28,016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5699999999999" table:style-name="ce2">
            <text:p>20,445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0699999999998" table:style-name="ce2">
            <text:p>20,500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9900000000002" table:style-name="ce2">
            <text:p>20,439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8600000000001" table:style-name="ce2">
            <text:p>20,508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7800000000001" table:style-name="ce2">
            <text:p>20,447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83" table:style-name="ce2">
            <text:p>20,448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1700000000001" table:style-name="ce2">
            <text:p>20,441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747599999999998" table:style-name="ce2">
            <text:p>30,747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44" table:style-name="ce2">
            <text:p>20,454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36" table:style-name="ce2">
            <text:p>20,463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78" table:style-name="ce2">
            <text:p>20,467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59" table:style-name="ce2">
            <text:p>20,505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64" table:style-name="ce2">
            <text:p>20,396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82" table:style-name="ce2">
            <text:p>20,468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5899999999999" table:style-name="ce2">
            <text:p>20,425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75" table:style-name="ce2">
            <text:p>20,417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4600000000001" table:style-name="ce2">
            <text:p>20,3946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97" table:style-name="ce2">
            <text:p>20,449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10100000000001" table:style-name="ce2">
            <text:p>20,510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21" table:style-name="ce2">
            <text:p>20,422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83" table:style-name="ce2">
            <text:p>20,428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14" table:style-name="ce2">
            <text:p>20,411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9899999999998" table:style-name="ce2">
            <text:p>20,419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210100000000001" table:style-name="ce2">
            <text:p>19,210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9099999999999" table:style-name="ce2">
            <text:p>20,409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2800000000001" table:style-name="ce2">
            <text:p>20,412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2499999999999" table:style-name="ce2">
            <text:p>20,422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3199999999998" table:style-name="ce2">
            <text:p>20,403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0100000000001" table:style-name="ce2">
            <text:p>20,460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5199999999998" table:style-name="ce2">
            <text:p>20,435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8500000000001" table:style-name="ce2">
            <text:p>20,438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0400000000001" table:style-name="ce2">
            <text:p>20,470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.709" table:style-name="ce2">
            <text:p>31,70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437200000000001" table:style-name="ce2">
            <text:p>18,437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0274" table:style-name="ce2">
            <text:p>19,027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013200000000001" table:style-name="ce2">
            <text:p>20,013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777799999999999" table:style-name="ce2">
            <text:p>18,777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2000000000001" table:style-name="ce2">
            <text:p>20,49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10200000000001" table:style-name="ce2">
            <text:p>20,510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3699999999999" table:style-name="ce2">
            <text:p>20,463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20399999999999" table:style-name="ce2">
            <text:p>20,520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0300000000001" table:style-name="ce2">
            <text:p>20,4903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1800000000002" table:style-name="ce2">
            <text:p>20,471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2799999999999" table:style-name="ce2">
            <text:p>20,492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11" table:style-name="ce2">
            <text:p>20,451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77" table:style-name="ce2">
            <text:p>20,437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715499999999999" table:style-name="ce2">
            <text:p>18,715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600100000000001" table:style-name="ce2">
            <text:p>18,600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001799999999999" table:style-name="ce2">
            <text:p>18,001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6.3292" table:style-name="ce2">
            <text:p>26,3292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7100000000001" table:style-name="ce2">
            <text:p>20,4571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85" table:style-name="ce2">
            <text:p>20,428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9500000000001" table:style-name="ce2">
            <text:p>20,429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8799999999999" table:style-name="ce2">
            <text:p>20,428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7" table:style-name="ce2">
            <text:p>20,40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4400000000001" table:style-name="ce2">
            <text:p>20,464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7999999999998" table:style-name="ce2">
            <text:p>20,45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2399999999998" table:style-name="ce2">
            <text:p>20,482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4500000000001" table:style-name="ce2">
            <text:p>20,484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5799999999999" table:style-name="ce2">
            <text:p>20,4058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47" table:style-name="ce2">
            <text:p>20,4847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0899999999999" table:style-name="ce2">
            <text:p>20,4409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94" table:style-name="ce2">
            <text:p>20,4694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55" table:style-name="ce2">
            <text:p>20,4955</text:p>
          </table:table-cell>
          <table:table-cell office:value-type="float" office:value="0.75" table:style-name="ce2">
            <text:p>0,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1799999999999" table:style-name="ce2">
            <text:p>20,431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2099999999998" table:style-name="ce2">
            <text:p>20,432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98" table:style-name="ce2">
            <text:p>20,449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1.220700000000001" table:style-name="ce2">
            <text:p>21,220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519600000000001" table:style-name="ce2">
            <text:p>19,519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1899999999999" table:style-name="ce2">
            <text:p>20,431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264700000000001" table:style-name="ce2">
            <text:p>18,264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8719" table:style-name="ce2">
            <text:p>18,871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498699999999999" table:style-name="ce2">
            <text:p>30,498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74" table:style-name="ce2">
            <text:p>20,457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42100000000001" table:style-name="ce2">
            <text:p>20,542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6400000000001" table:style-name="ce2">
            <text:p>20,496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7899999999999" table:style-name="ce2">
            <text:p>20,457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533" table:style-name="ce2">
            <text:p>20,553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0699999999999" table:style-name="ce2">
            <text:p>20,480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46" table:style-name="ce2">
            <text:p>20,484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82" table:style-name="ce2">
            <text:p>20,468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1204" table:style-name="ce2">
            <text:p>19,120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715599999999998" table:style-name="ce2">
            <text:p>18,715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18599999999999" table:style-name="ce2">
            <text:p>20,518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9800000000002" table:style-name="ce2">
            <text:p>20,439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0899999999999" table:style-name="ce2">
            <text:p>20,440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7099999999998" table:style-name="ce2">
            <text:p>20,397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1500000000001" table:style-name="ce2">
            <text:p>20,441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8599999999999" table:style-name="ce2">
            <text:p>20,428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1999999999999" table:style-name="ce2">
            <text:p>20,43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6400000000002" table:style-name="ce2">
            <text:p>20,476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6399999999999" table:style-name="ce2">
            <text:p>20,436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9846" table:style-name="ce2">
            <text:p>30,984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50799999999999" table:style-name="ce2">
            <text:p>20,550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2.961600000000001" table:style-name="ce2">
            <text:p>22,961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2999999999999" table:style-name="ce2">
            <text:p>20,47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7059" table:style-name="ce2">
            <text:p>20,705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34" table:style-name="ce2">
            <text:p>20,483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4899999999999" table:style-name="ce2">
            <text:p>20,414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1899999999999" table:style-name="ce2">
            <text:p>20,431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7899999999999" table:style-name="ce2">
            <text:p>20,507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44" table:style-name="ce2">
            <text:p>20,454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557899999999997" table:style-name="ce2">
            <text:p>32,557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5800000000001" table:style-name="ce2">
            <text:p>20,415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5600000000001" table:style-name="ce2">
            <text:p>20,505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4.905099999999997" table:style-name="ce2">
            <text:p>44,905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2200000000001" table:style-name="ce2">
            <text:p>20,452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63" table:style-name="ce2">
            <text:p>20,466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8399999999999" table:style-name="ce2">
            <text:p>20,448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29400000000001" table:style-name="ce2">
            <text:p>20,429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2300000000001" table:style-name="ce2">
            <text:p>20,382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9499999999998" table:style-name="ce2">
            <text:p>20,459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9200000000001" table:style-name="ce2">
            <text:p>20,469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97" table:style-name="ce2">
            <text:p>20,449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74900000000002" table:style-name="ce2">
            <text:p>20,474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.3795" table:style-name="ce2">
            <text:p>32,379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8300000000002" table:style-name="ce2">
            <text:p>20,438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9600000000001" table:style-name="ce2">
            <text:p>20,499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2943" table:style-name="ce2">
            <text:p>19,294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872" table:style-name="ce2">
            <text:p>20,387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614599999999999" table:style-name="ce2">
            <text:p>20,614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555499999999999" table:style-name="ce2">
            <text:p>18,555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80499999999999" table:style-name="ce2">
            <text:p>20,480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14399999999998" table:style-name="ce2">
            <text:p>20,514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" table:style-name="ce2">
            <text:p>20,4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494499999999999" table:style-name="ce2">
            <text:p>30,494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3800000000002" table:style-name="ce2">
            <text:p>20,433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712499999999999" table:style-name="ce2">
            <text:p>18,712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4466" table:style-name="ce2">
            <text:p>18,446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4200000000002" table:style-name="ce2">
            <text:p>20,464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48199999999999" table:style-name="ce2">
            <text:p>20,348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9.1798" table:style-name="ce2">
            <text:p>19,179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8.4511" table:style-name="ce2">
            <text:p>28,451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98" table:style-name="ce2">
            <text:p>20,449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528" table:style-name="ce2">
            <text:p>20,452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76" table:style-name="ce2">
            <text:p>20,437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91" table:style-name="ce2">
            <text:p>20,419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14" table:style-name="ce2">
            <text:p>20,411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0199999999999" table:style-name="ce2">
            <text:p>20,430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13900000000002" table:style-name="ce2">
            <text:p>20,413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5999999999999" table:style-name="ce2">
            <text:p>20,40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8999999999999" table:style-name="ce2">
            <text:p>20,40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.931199999999997" table:style-name="ce2">
            <text:p>34,931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2500000000001" table:style-name="ce2">
            <text:p>20,432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42799999999998" table:style-name="ce2">
            <text:p>20,442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0399999999999" table:style-name="ce2">
            <text:p>20,500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91" table:style-name="ce2">
            <text:p>20,439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8537" table:style-name="ce2">
            <text:p>18,8537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8.203800000000001" table:style-name="ce2">
            <text:p>18,203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4799999999999" table:style-name="ce2">
            <text:p>20,4348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19200000000001" table:style-name="ce2">
            <text:p>20,519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9399999999999" table:style-name="ce2">
            <text:p>20,509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412199999999999" table:style-name="ce2">
            <text:p>30,412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160599999999999" table:style-name="ce2">
            <text:p>20,1606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.686399999999999" table:style-name="ce2">
            <text:p>30,686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77200000000001" table:style-name="ce2">
            <text:p>20,577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90200000000002" table:style-name="ce2">
            <text:p>20,490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61099999999998" table:style-name="ce2">
            <text:p>20,461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392900000000001" table:style-name="ce2">
            <text:p>20,3929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38099999999999" table:style-name="ce2">
            <text:p>20,4381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093" table:style-name="ce2">
            <text:p>20,5093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5124" table:style-name="ce2">
            <text:p>20,5124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404499999999999" table:style-name="ce2">
            <text:p>20,4045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0.613199999999999" table:style-name="ce2">
            <text:p>20,6132</text:p>
          </table:table-cell>
          <table:table-cell office:value-type="string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number-rows-repeated="1046575" table:style-name="ro1">
          <table:table-cell table:number-columns-repeated="16384"/>
        </table:table-row>
      </table:table>
      <table:table table:name="Arkusz6" table:style-name="ta1">
        <table:table-column table:style-name="co4" table:number-columns-repeated="16384" table:default-cell-style-name="ce1"/>
        <table:table-row table:style-name="ro1">
          <table:table-cell office:value-type="string" table:number-columns-spanned="2" table:number-rows-spanned="2" table:style-name="ce8">
            <text:p>Lista</text:p>
          </table:table-cell>
          <table:covered-table-cell/>
          <table:table-cell office:value-type="string" table:number-columns-spanned="4" table:number-rows-spanned="1" table:style-name="ce15">
            <text:p>Gęstość</text:p>
          </table:table-cell>
          <table:covered-table-cell table:number-columns-repeated="3"/>
          <table:table-cell office:value-type="string" table:number-columns-spanned="2" table:number-rows-spanned="2" table:style-name="ce18">
            <text:p>Macierz</text:p>
          </table:table-cell>
          <table:covered-table-cell/>
          <table:table-cell office:value-type="string" table:number-columns-spanned="4" table:number-rows-spanned="1" table:style-name="ce16">
            <text:p>Gęstość</text:p>
          </table:table-cell>
          <table:covered-table-cell table:number-columns-repeated="3"/>
          <table:table-cell table:number-columns-repeated="16372"/>
        </table:table-row>
        <table:table-row table:style-name="ro1">
          <table:covered-table-cell/>
          <table:covered-table-cell/>
          <table:table-cell office:value-type="float" office:value="0.25" table:style-name="ce6">
            <text:p>0,25</text:p>
          </table:table-cell>
          <table:table-cell office:value-type="float" office:value="0.5" table:style-name="ce6">
            <text:p>0,5</text:p>
          </table:table-cell>
          <table:table-cell office:value-type="float" office:value="0.75" table:style-name="ce6">
            <text:p>0,75</text:p>
          </table:table-cell>
          <table:table-cell office:value-type="string" table:style-name="ce6">
            <text:p>1</text:p>
          </table:table-cell>
          <table:covered-table-cell/>
          <table:covered-table-cell/>
          <table:table-cell office:value-type="float" office:value="0.25" table:style-name="ce11">
            <text:p>0,25</text:p>
          </table:table-cell>
          <table:table-cell office:value-type="float" office:value="0.5" table:style-name="ce11">
            <text:p>0,5</text:p>
          </table:table-cell>
          <table:table-cell office:value-type="float" office:value="0.75" table:style-name="ce11">
            <text:p>0,75</text:p>
          </table:table-cell>
          <table:table-cell office:value-type="string" table:style-name="ce11">
            <text:p>1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5" table:style-name="ce13">
            <text:p>Ilość elementów</text:p>
          </table:table-cell>
          <table:table-cell office:value-type="float" office:value="10" table:style-name="ce6">
            <text:p>10</text:p>
          </table:table-cell>
          <table:table-cell office:value-type="float" office:value="2.2282799999999998E-2" table:style-name="ce7">
            <text:p>0,0222828</text:p>
          </table:table-cell>
          <table:table-cell office:value-type="float" office:value="3.7099420000000015E-2" table:style-name="ce7">
            <text:p>0,03709942</text:p>
          </table:table-cell>
          <table:table-cell office:value-type="float" office:value="5.046494E-2" table:style-name="ce7">
            <text:p>0,05046494</text:p>
          </table:table-cell>
          <table:table-cell office:value-type="float" office:value="0.11927797000000004" table:style-name="ce7">
            <text:p>0,11927797</text:p>
          </table:table-cell>
          <table:table-cell office:value-type="string" table:number-columns-spanned="1" table:number-rows-spanned="5" table:style-name="ce17">
            <text:p>Ilość elementów</text:p>
          </table:table-cell>
          <table:table-cell office:value-type="float" office:value="10" table:style-name="ce11">
            <text:p>10</text:p>
          </table:table-cell>
          <table:table-cell office:value-type="float" office:value="3.8179449999999997E-2" table:style-name="ce12">
            <text:p>0,03817945</text:p>
          </table:table-cell>
          <table:table-cell office:value-type="float" office:value="3.8443219999999993E-2" table:style-name="ce12">
            <text:p>0,03844322</text:p>
          </table:table-cell>
          <table:table-cell office:value-type="float" office:value="3.864581000000001E-2" table:style-name="ce12">
            <text:p>0,03864581</text:p>
          </table:table-cell>
          <table:table-cell office:value-type="float" office:value="4.9428929999999989E-2" table:style-name="ce12">
            <text:p>0,0494289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30" table:style-name="ce6">
            <text:p>30</text:p>
          </table:table-cell>
          <table:table-cell office:value-type="float" office:value="0.51238929000000022" table:style-name="ce7">
            <text:p>0,51238929</text:p>
          </table:table-cell>
          <table:table-cell office:value-type="float" office:value="0.67374362000000021" table:style-name="ce7">
            <text:p>0,67374362</text:p>
          </table:table-cell>
          <table:table-cell office:value-type="float" office:value="0.88299285999999966" table:style-name="ce7">
            <text:p>0,88299286</text:p>
          </table:table-cell>
          <table:table-cell office:value-type="float" office:value="1.0775331600000002" table:style-name="ce7">
            <text:p>1,07753316</text:p>
          </table:table-cell>
          <table:covered-table-cell/>
          <table:table-cell office:value-type="float" office:value="30" table:style-name="ce11">
            <text:p>30</text:p>
          </table:table-cell>
          <table:table-cell office:value-type="float" office:value="1.0351495799999999" table:style-name="ce12">
            <text:p>1,03514958</text:p>
          </table:table-cell>
          <table:table-cell office:value-type="float" office:value="0.69384096000000017" table:style-name="ce12">
            <text:p>0,69384096</text:p>
          </table:table-cell>
          <table:table-cell office:value-type="float" office:value="0.54635586000000003" table:style-name="ce12">
            <text:p>0,54635586</text:p>
          </table:table-cell>
          <table:table-cell office:value-type="float" office:value="0.56901426999999971" table:style-name="ce12">
            <text:p>0,5690142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50" table:style-name="ce6">
            <text:p>50</text:p>
          </table:table-cell>
          <table:table-cell office:value-type="float" office:value="1.3394053000000006" table:style-name="ce7">
            <text:p>1,3394053</text:p>
          </table:table-cell>
          <table:table-cell office:value-type="float" office:value="2.6139505000000001" table:style-name="ce7">
            <text:p>2,6139505</text:p>
          </table:table-cell>
          <table:table-cell office:value-type="float" office:value="4.1073374000000005" table:style-name="ce7">
            <text:p>4,1073374</text:p>
          </table:table-cell>
          <table:table-cell office:value-type="float" office:value="5.2175900999999998" table:style-name="ce7">
            <text:p>5,2175901</text:p>
          </table:table-cell>
          <table:covered-table-cell/>
          <table:table-cell office:value-type="float" office:value="50" table:style-name="ce11">
            <text:p>50</text:p>
          </table:table-cell>
          <table:table-cell office:value-type="float" office:value="2.659203199999999" table:style-name="ce12">
            <text:p>2,6592032</text:p>
          </table:table-cell>
          <table:table-cell office:value-type="float" office:value="2.7616161999999997" table:style-name="ce12">
            <text:p>2,7616162</text:p>
          </table:table-cell>
          <table:table-cell office:value-type="float" office:value="2.6517473999999992" table:style-name="ce12">
            <text:p>2,6517474</text:p>
          </table:table-cell>
          <table:table-cell office:value-type="float" office:value="2.6399076000000004" table:style-name="ce12">
            <text:p>2,6399076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70" table:style-name="ce6">
            <text:p>70</text:p>
          </table:table-cell>
          <table:table-cell office:value-type="float" office:value="3.8175445000000012" table:style-name="ce7">
            <text:p>3,8175445</text:p>
          </table:table-cell>
          <table:table-cell office:value-type="float" office:value="7.2959254999999992" table:style-name="ce7">
            <text:p>7,2959255</text:p>
          </table:table-cell>
          <table:table-cell office:value-type="float" office:value="13.214188000000004" table:style-name="ce7">
            <text:p>13,214188</text:p>
          </table:table-cell>
          <table:table-cell office:value-type="float" office:value="15.796215000000002" table:style-name="ce7">
            <text:p>15,796215</text:p>
          </table:table-cell>
          <table:covered-table-cell/>
          <table:table-cell office:value-type="float" office:value="70" table:style-name="ce11">
            <text:p>70</text:p>
          </table:table-cell>
          <table:table-cell office:value-type="float" office:value="7.3131156000000024" table:style-name="ce12">
            <text:p>7,3131156</text:p>
          </table:table-cell>
          <table:table-cell office:value-type="float" office:value="7.261195299999998" table:style-name="ce12">
            <text:p>7,2611953</text:p>
          </table:table-cell>
          <table:table-cell office:value-type="float" office:value="7.3286299000000019" table:style-name="ce12">
            <text:p>7,3286299</text:p>
          </table:table-cell>
          <table:table-cell office:value-type="float" office:value="7.4387670999999997" table:style-name="ce12">
            <text:p>7,4387671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00" table:style-name="ce6">
            <text:p>100</text:p>
          </table:table-cell>
          <table:table-cell office:value-type="float" office:value="11.158765699999998" table:style-name="ce7">
            <text:p>11,1587657</text:p>
          </table:table-cell>
          <table:table-cell office:value-type="float" office:value="23.683584" table:style-name="ce7">
            <text:p>23,683584</text:p>
          </table:table-cell>
          <table:table-cell office:value-type="float" office:value="35.643180999999998" table:style-name="ce7">
            <text:p>35,643181</text:p>
          </table:table-cell>
          <table:table-cell office:value-type="float" office:value="46.97658400000001" table:style-name="ce7">
            <text:p>46,976584</text:p>
          </table:table-cell>
          <table:covered-table-cell/>
          <table:table-cell office:value-type="float" office:value="100" table:style-name="ce11">
            <text:p>100</text:p>
          </table:table-cell>
          <table:table-cell office:value-type="float" office:value="21.179673999999995" table:style-name="ce12">
            <text:p>21,179674</text:p>
          </table:table-cell>
          <table:table-cell office:value-type="float" office:value="21.486110000000004" table:style-name="ce12">
            <text:p>21,48611</text:p>
          </table:table-cell>
          <table:table-cell office:value-type="float" office:value="21.099569000000006" table:style-name="ce12">
            <text:p>21,099569</text:p>
          </table:table-cell>
          <table:table-cell office:value-type="float" office:value="21.512331999999994" table:style-name="ce12">
            <text:p>21,512332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2" draw:style-name="a2" draw:name="Wykres 1" svg:x="0.375in" svg:y="0.135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3" draw:style-name="a3" draw:name="Wykres 2" svg:x="0.07292in" svg:y="0.1354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4" draw:style-name="a4" draw:name="Wykres 3" svg:x="0.47917in" svg:y="0.12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4" draw:id="id5" draw:style-name="a5" draw:name="Wykres 4" svg:x="0.36458in" svg:y="0.0625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Lista.A1:Lista.C2001" table:name="List__2" table:display-filter-buttons="true" table:on-update-keep-size="false" table:on-update-keep-styles="true" table:refresh-delay="false">
          <table:database-source-sql table:database-name="Provider=Microsoft.Mashup.OleDb.1;Data Source=$Workbook$;Location=List (2);Extended Properties=&quot;&quot;" table:sql-statement="SELECT * FROM [List (2)]"/>
        </table:database-range>
        <table:database-range table:target-range-address="Macierz.A1:Macierz.C2001" table:name="Arrey" table:display-filter-buttons="true" table:on-update-keep-size="false" table:on-update-keep-styles="true" table:refresh-delay="false">
          <table:database-source-sql table:database-name="Provider=Microsoft.Mashup.OleDb.1;Data Source=$Workbook$;Location=Arrey;Extended Properties=&quot;&quot;" table:sql-statement="SELECT * FROM [Arrey]"/>
        </table:database-range>
      </table:database-ranges>
      <table:data-pilot-tables>
        <table:data-pilot-table table:name="Tabela przestawna2" table:target-range-address="Lista.G9:Lista.L16" table:show-filter-button="false" table:buttons="Lista.G10 Lista.H9">
          <table:source-cell-range table:cell-range-address="Lista.A1:Lista.C2001"/>
          <table:data-pilot-field table:source-field-name=" ro: 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 Punkty: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zas: 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1" table:target-range-address="Macierz.H9:Macierz.M16" table:show-filter-button="false" table:buttons="Macierz.H10 Macierz.I9">
          <table:source-cell-range table:cell-range-address="Macierz.A1:Macierz.C2001"/>
          <table:data-pilot-field table:source-field-name=" ro: 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 Punkty: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zas: 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4">
      <number:number number:decimal-places="10" number:min-integer-digits="1"/>
    </number:number-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bliczeni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Bartosz</meta:initial-creator>
    <dc:creator>Bartosz</dc:creator>
    <meta:creation-date>2020-04-29T15:12:52Z</meta:creation-date>
    <dc:date>2020-04-29T18:09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7.75pt" svg:width="496.5pt" chart:style-name="Crt0">
        <chart:title chart:style-name="CT00">
          <text:p text:style-name="a0" text:class-names="" text:cond-style-name="">Lista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lość elementów</text:p>
            </chart:title>
            <chart:categories table:cell-range-address="Lista.$G$11:.$G$15"/>
          </chart:axis>
          <chart:axis chart:dimension="y" chart:name="primary-y" chart:style-name="Axs1">
            <chart:title chart:style-name="AT01">
              <text:p text:style-name="a2" text:class-names="" text:cond-style-name="">Czas [ms]</text:p>
            </chart:title>
            <chart:grid chart:class="major" chart:style-name="GMa1"/>
          </chart:axis>
          <chart:series chart:label-cell-address="Lista.$H$10" chart:values-cell-range-address="Lista.$H$11:.$H$15" chart:class="chart:line" chart:attached-axis="primary-y" chart:style-name="G0S0">
            <chart:data-point chart:repeated="5"/>
          </chart:series>
          <chart:series chart:label-cell-address="Lista.$I$10" chart:values-cell-range-address="Lista.$I$11:.$I$15" chart:class="chart:line" chart:attached-axis="primary-y" chart:style-name="G0S1">
            <chart:data-point chart:repeated="5"/>
          </chart:series>
          <chart:series chart:label-cell-address="Lista.$J$10" chart:values-cell-range-address="Lista.$J$11:.$J$15" chart:class="chart:line" chart:attached-axis="primary-y" chart:style-name="G0S2">
            <chart:data-point chart:repeated="5"/>
          </chart:series>
          <chart:series chart:label-cell-address="Lista.$K$10" chart:values-cell-range-address="Lista.$K$11:.$K$15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9.0pt" svg:width="448.5pt" chart:style-name="Crt0">
        <chart:title chart:style-name="CT00">
          <text:p text:style-name="a0" text:class-names="" text:cond-style-name="">Macierz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lość elementów</text:p>
            </chart:title>
            <chart:categories table:cell-range-address="Macierz.$H$11:.$H$15"/>
          </chart:axis>
          <chart:axis chart:dimension="y" chart:name="primary-y" chart:style-name="Axs1">
            <chart:title chart:style-name="AT01">
              <text:p text:style-name="a2" text:class-names="" text:cond-style-name="">Czas [ms]</text:p>
            </chart:title>
            <chart:grid chart:class="major" chart:style-name="GMa1"/>
          </chart:axis>
          <chart:series chart:label-cell-address="Macierz.$I$10" chart:values-cell-range-address="Macierz.$I$11:.$I$15" chart:class="chart:line" chart:attached-axis="primary-y" chart:style-name="G0S0">
            <chart:data-point chart:repeated="5"/>
          </chart:series>
          <chart:series chart:label-cell-address="Macierz.$J$10" chart:values-cell-range-address="Macierz.$J$11:.$J$15" chart:class="chart:line" chart:attached-axis="primary-y" chart:style-name="G0S1">
            <chart:data-point chart:repeated="5"/>
          </chart:series>
          <chart:series chart:label-cell-address="Macierz.$K$10" chart:values-cell-range-address="Macierz.$K$11:.$K$15" chart:class="chart:line" chart:attached-axis="primary-y" chart:style-name="G0S2">
            <chart:data-point chart:repeated="5"/>
          </chart:series>
          <chart:series chart:label-cell-address="Macierz.$L$10" chart:values-cell-range-address="Macierz.$L$11:.$L$15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25%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svg:x="141.7044881889764pt" svg:y="189.7949606299213pt" chart:style-name="AT00">
              <text:p text:style-name="a1" text:class-names="" text:cond-style-name="">ilość elementów</text:p>
            </chart:title>
            <chart:categories table:cell-range-address="Arkusz6.$H$3:.$H$7"/>
          </chart:axis>
          <chart:axis chart:dimension="y" chart:name="primary-y" chart:style-name="Axs1">
            <chart:title chart:style-name="AT01">
              <text:p text:style-name="a2" text:class-names="" text:cond-style-name="">Czas [ms]</text:p>
            </chart:title>
            <chart:grid chart:class="major" chart:style-name="GMa1"/>
          </chart:axis>
          <chart:series chart:values-cell-range-address="Arkusz6.$I$3:.$I$7" chart:class="chart:line" chart:attached-axis="primary-y" chart:style-name="G0S0">
            <chart:data-point chart:repeated="5"/>
          </chart:series>
          <chart:series chart:values-cell-range-address="Arkusz6.$C$3:.$C$7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50%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lość elementów</text:p>
            </chart:title>
            <chart:categories table:cell-range-address="Arkusz6.$H$3:.$H$7"/>
          </chart:axis>
          <chart:axis chart:dimension="y" chart:name="primary-y" chart:style-name="Axs1">
            <chart:title chart:style-name="AT01">
              <text:p text:style-name="a2" text:class-names="" text:cond-style-name="">Czas [ms]</text:p>
            </chart:title>
            <chart:grid chart:class="major" chart:style-name="GMa1"/>
          </chart:axis>
          <chart:series chart:values-cell-range-address="Arkusz6.$J$3:.$J$7" chart:class="chart:line" chart:attached-axis="primary-y" chart:style-name="G0S0">
            <chart:data-point chart:repeated="5"/>
          </chart:series>
          <chart:series chart:values-cell-range-address="Arkusz6.$D$3:.$D$7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75%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lość elementów</text:p>
            </chart:title>
            <chart:categories table:cell-range-address="Arkusz6.$B$3:.$B$7"/>
          </chart:axis>
          <chart:axis chart:dimension="y" chart:name="primary-y" chart:style-name="Axs1">
            <chart:title chart:style-name="AT01">
              <text:p text:style-name="a2" text:class-names="" text:cond-style-name="">Czas [ms]</text:p>
            </chart:title>
            <chart:grid chart:class="major" chart:style-name="GMa1"/>
          </chart:axis>
          <chart:series chart:values-cell-range-address="Arkusz6.$K$3:.$K$7" chart:class="chart:line" chart:attached-axis="primary-y" chart:style-name="G0S0">
            <chart:data-point chart:repeated="5"/>
          </chart:series>
          <chart:series chart:values-cell-range-address="Arkusz6.$E$3:.$E$7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100%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lość elementów</text:p>
            </chart:title>
            <chart:categories table:cell-range-address="Arkusz6.$B$3:.$B$7"/>
          </chart:axis>
          <chart:axis chart:dimension="y" chart:name="primary-y" chart:style-name="Axs1">
            <chart:title chart:style-name="AT01">
              <text:p text:style-name="a2" text:class-names="" text:cond-style-name="">Czas [ms]</text:p>
            </chart:title>
            <chart:grid chart:class="major" chart:style-name="GMa1"/>
          </chart:axis>
          <chart:series chart:values-cell-range-address="Arkusz6.$L$3:.$L$7" chart:class="chart:line" chart:attached-axis="primary-y" chart:style-name="G0S0">
            <chart:data-point chart:repeated="5"/>
          </chart:series>
          <chart:series chart:values-cell-range-address="Arkusz6.$F$3:.$F$7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